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5.88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4.173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2.6374in"/>
    </style:style>
    <style:style style:name="co14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cyp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t_num</text:p>
          </table:table-cell>
          <table:table-cell table:style-name="ce1" office:value-type="string" calcext:value-type="string">
            <text:p>unit_num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heated_area</text:p>
          </table:table-cell>
          <table:table-cell table:style-name="ce1" office:value-type="string" calcext:value-type="string">
            <text:p>deed_date</text:p>
          </table:table-cell>
          <table:table-cell table:style-name="ce3" office:value-type="string" calcext:value-type="string">
            <text:p>pkg_sale_price</text:p>
          </table:table-cell>
          <table:table-cell table:style-name="ce3" office:value-type="string" calcext:value-type="string">
            <text:p>price_sft</text:p>
          </table:table-cell>
          <table:table-cell table:style-name="ce3" office:value-type="string" calcext:value-type="string">
            <text:p>assessed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st_name</text:p>
          </table:table-cell>
          <table:table-cell table:style-name="ce5" office:value-type="string" calcext:value-type="string">
            <text:p>deed_url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table:formula="of:=[.F2]/[.D2]" office:value-type="float" office:value="254.464285714286" calcext:value-type="float">
            <text:p>254</text:p>
          </table:table-cell>
          <table:table-cell office:value-type="float" office:value="1053962" calcext:value-type="float">
            <text:p>1053962</text:p>
          </table:table-cell>
          <table:table-cell office:value-type="float" office:value="404205" calcext:value-type="float">
            <text:p>4042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4205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float" office:value="513000" calcext:value-type="float">
            <text:p>513000</text:p>
          </table:table-cell>
          <table:table-cell table:formula="of:=[.F3]/[.D3]" office:value-type="float" office:value="284.053156146179" calcext:value-type="float">
            <text:p>284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1" calcext:value-type="float">
            <text:p>4033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1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float" office:value="720000" calcext:value-type="float">
            <text:p>720000</text:p>
          </table:table-cell>
          <table:table-cell table:formula="of:=[.F4]/[.D4]" office:value-type="float" office:value="410.490307867731" calcext:value-type="float">
            <text:p>41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96" calcext:value-type="float">
            <text:p>4032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6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float" office:value="1283000" calcext:value-type="float">
            <text:p>1283000</text:p>
          </table:table-cell>
          <table:table-cell table:formula="of:=[.F5]/[.D5]" office:value-type="float" office:value="567.950420540062" calcext:value-type="float">
            <text:p>56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72" calcext:value-type="float">
            <text:p>4032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2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float" office:value="1305000" calcext:value-type="float">
            <text:p>1305000</text:p>
          </table:table-cell>
          <table:table-cell table:formula="of:=[.F6]/[.D6]" office:value-type="float" office:value="577.689243027888" calcext:value-type="float">
            <text:p>57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84" calcext:value-type="float">
            <text:p>4032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4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float" office:value="449000" calcext:value-type="float">
            <text:p>449000</text:p>
          </table:table-cell>
          <table:table-cell table:formula="of:=[.F7]/[.D7]" office:value-type="float" office:value="362.096774193548" calcext:value-type="float">
            <text:p>362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56" calcext:value-type="float">
            <text:p>4033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6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float" office:value="585000" calcext:value-type="float">
            <text:p>585000</text:p>
          </table:table-cell>
          <table:table-cell table:formula="of:=[.F8]/[.D8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95" calcext:value-type="float">
            <text:p>4036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5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float" office:value="711000" calcext:value-type="float">
            <text:p>711000</text:p>
          </table:table-cell>
          <table:table-cell table:formula="of:=[.F9]/[.D9]" office:value-type="float" office:value="405.359179019384" calcext:value-type="float">
            <text:p>405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93" calcext:value-type="float">
            <text:p>4036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3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float" office:value="518000" calcext:value-type="float">
            <text:p>518000</text:p>
          </table:table-cell>
          <table:table-cell table:formula="of:=[.F10]/[.D10]" office:value-type="float" office:value="246.784182944259" calcext:value-type="float">
            <text:p>24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3" calcext:value-type="float">
            <text:p>4032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3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float" office:value="486000" calcext:value-type="float">
            <text:p>486000</text:p>
          </table:table-cell>
          <table:table-cell table:formula="of:=[.F11]/[.D11]" office:value-type="float" office:value="344.436569808646" calcext:value-type="float">
            <text:p>344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6" calcext:value-type="float">
            <text:p>4033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6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float" office:value="581000" calcext:value-type="float">
            <text:p>581000</text:p>
          </table:table-cell>
          <table:table-cell table:formula="of:=[.F12]/[.D12]" office:value-type="float" office:value="451.086956521739" calcext:value-type="float">
            <text:p>45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62" calcext:value-type="float">
            <text:p>4033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2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float" office:value="459000" calcext:value-type="float">
            <text:p>459000</text:p>
          </table:table-cell>
          <table:table-cell table:formula="of:=[.F13]/[.D13]" office:value-type="float" office:value="380.912863070539" calcext:value-type="float">
            <text:p>381</text:p>
          </table:table-cell>
          <table:table-cell office:value-type="float" office:value="492816" calcext:value-type="float">
            <text:p>492816</text:p>
          </table:table-cell>
          <table:table-cell office:value-type="float" office:value="461513" calcext:value-type="float">
            <text:p>4615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3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float" office:value="666000" calcext:value-type="float">
            <text:p>666000</text:p>
          </table:table-cell>
          <table:table-cell table:formula="of:=[.F14]/[.D14]" office:value-type="float" office:value="379.703534777651" calcext:value-type="float">
            <text:p>38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30" calcext:value-type="float">
            <text:p>4037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30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float" office:value="708000" calcext:value-type="float">
            <text:p>708000</text:p>
          </table:table-cell>
          <table:table-cell table:formula="of:=[.F15]/[.D15]" office:value-type="float" office:value="466.403162055336" calcext:value-type="float">
            <text:p>466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4" calcext:value-type="float">
            <text:p>4033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4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float" office:value="625500" calcext:value-type="float">
            <text:p>625500</text:p>
          </table:table-cell>
          <table:table-cell table:formula="of:=[.F16]/[.D16]" office:value-type="float" office:value="356.613454960091" calcext:value-type="float">
            <text:p>35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5" calcext:value-type="float">
            <text:p>4032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5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float" office:value="450000" calcext:value-type="float">
            <text:p>450000</text:p>
          </table:table-cell>
          <table:table-cell table:formula="of:=[.F17]/[.D17]" office:value-type="float" office:value="362.903225806452" calcext:value-type="float">
            <text:p>36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82" calcext:value-type="float">
            <text:p>4033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2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float" office:value="369000" calcext:value-type="float">
            <text:p>369000</text:p>
          </table:table-cell>
          <table:table-cell table:formula="of:=[.F18]/[.D18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87" calcext:value-type="float">
            <text:p>4032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7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float" office:value="855000" calcext:value-type="float">
            <text:p>855000</text:p>
          </table:table-cell>
          <table:table-cell table:formula="of:=[.F19]/[.D19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5" calcext:value-type="float">
            <text:p>403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5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float" office:value="585000" calcext:value-type="float">
            <text:p>585000</text:p>
          </table:table-cell>
          <table:table-cell table:formula="of:=[.F20]/[.D20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0" calcext:value-type="float">
            <text:p>4037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0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float" office:value="698000" calcext:value-type="float">
            <text:p>698000</text:p>
          </table:table-cell>
          <table:table-cell table:formula="of:=[.F21]/[.D21]" office:value-type="float" office:value="386.489479512735" calcext:value-type="float">
            <text:p>386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65" calcext:value-type="float">
            <text:p>4033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5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float" office:value="441000" calcext:value-type="float">
            <text:p>441000</text:p>
          </table:table-cell>
          <table:table-cell table:formula="of:=[.F22]/[.D22]" office:value-type="float" office:value="342.391304347826" calcext:value-type="float">
            <text:p>342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401" calcext:value-type="float">
            <text:p>4034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1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float" office:value="459000" calcext:value-type="float">
            <text:p>459000</text:p>
          </table:table-cell>
          <table:table-cell table:formula="of:=[.F23]/[.D23]" office:value-type="float" office:value="356.643356643357" calcext:value-type="float">
            <text:p>35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18" calcext:value-type="float">
            <text:p>4615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8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float" office:value="365000" calcext:value-type="float">
            <text:p>365000</text:p>
          </table:table-cell>
          <table:table-cell table:formula="of:=[.F24]/[.D24]" office:value-type="float" office:value="342.401500938086" calcext:value-type="float">
            <text:p>342</text:p>
          </table:table-cell>
          <table:table-cell office:value-type="float" office:value="376195" calcext:value-type="float">
            <text:p>376195</text:p>
          </table:table-cell>
          <table:table-cell office:value-type="float" office:value="403690" calcext:value-type="float">
            <text:p>4036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0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float" office:value="473000" calcext:value-type="float">
            <text:p>473000</text:p>
          </table:table-cell>
          <table:table-cell table:formula="of:=[.F25]/[.D25]" office:value-type="float" office:value="335.223245924876" calcext:value-type="float">
            <text:p>33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402" calcext:value-type="float">
            <text:p>4034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2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float" office:value="495000" calcext:value-type="float">
            <text:p>495000</text:p>
          </table:table-cell>
          <table:table-cell table:formula="of:=[.F26]/[.D26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55" calcext:value-type="float">
            <text:p>4615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5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float" office:value="720000" calcext:value-type="float">
            <text:p>720000</text:p>
          </table:table-cell>
          <table:table-cell table:formula="of:=[.F27]/[.D27]" office:value-type="float" office:value="398.671096345515" calcext:value-type="float">
            <text:p>399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404" calcext:value-type="float">
            <text:p>4034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4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float" office:value="567000" calcext:value-type="float">
            <text:p>567000</text:p>
          </table:table-cell>
          <table:table-cell table:formula="of:=[.F28]/[.D28]" office:value-type="float" office:value="471.321695760599" calcext:value-type="float">
            <text:p>4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8" calcext:value-type="float">
            <text:p>4796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8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829000" calcext:value-type="float">
            <text:p>829000</text:p>
          </table:table-cell>
          <table:table-cell table:formula="of:=[.F29]/[.D29]" office:value-type="float" office:value="394.949976179133" calcext:value-type="float">
            <text:p>39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5" calcext:value-type="float">
            <text:p>4036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5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572000" calcext:value-type="float">
            <text:p>572000</text:p>
          </table:table-cell>
          <table:table-cell table:formula="of:=[.F30]/[.D30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9" calcext:value-type="float">
            <text:p>4037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9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float" office:value="572000" calcext:value-type="float">
            <text:p>572000</text:p>
          </table:table-cell>
          <table:table-cell table:formula="of:=[.F31]/[.D31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4" calcext:value-type="float">
            <text:p>4032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4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float" office:value="369000" calcext:value-type="float">
            <text:p>369000</text:p>
          </table:table-cell>
          <table:table-cell table:formula="of:=[.F32]/[.D32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29" calcext:value-type="float">
            <text:p>4037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9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float" office:value="520000" calcext:value-type="float">
            <text:p>520000</text:p>
          </table:table-cell>
          <table:table-cell table:formula="of:=[.F33]/[.D33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17" calcext:value-type="float">
            <text:p>4615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7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float" office:value="617000" calcext:value-type="float">
            <text:p>617000</text:p>
          </table:table-cell>
          <table:table-cell table:formula="of:=[.F34]/[.D34]" office:value-type="float" office:value="341.638981173865" calcext:value-type="float">
            <text:p>34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float" office:value="360000" calcext:value-type="float">
            <text:p>360000</text:p>
          </table:table-cell>
          <table:table-cell table:formula="of:=[.F35]/[.D35]" office:value-type="float" office:value="337.711069418387" calcext:value-type="float">
            <text:p>338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98" calcext:value-type="float">
            <text:p>4032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float" office:value="378000" calcext:value-type="float">
            <text:p>378000</text:p>
          </table:table-cell>
          <table:table-cell table:formula="of:=[.F36]/[.D36]" office:value-type="float" office:value="350.974930362117" calcext:value-type="float">
            <text:p>351</text:p>
          </table:table-cell>
          <table:table-cell office:value-type="float" office:value="371781" calcext:value-type="float">
            <text:p>371781</text:p>
          </table:table-cell>
          <table:table-cell office:value-type="float" office:value="403276" calcext:value-type="float">
            <text:p>4032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float" office:value="459000" calcext:value-type="float">
            <text:p>459000</text:p>
          </table:table-cell>
          <table:table-cell table:formula="of:=[.F37]/[.D37]" office:value-type="float" office:value="381.546134663342" calcext:value-type="float">
            <text:p>382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float" office:value="789000" calcext:value-type="float">
            <text:p>789000</text:p>
          </table:table-cell>
          <table:table-cell table:formula="of:=[.F38]/[.D38]" office:value-type="float" office:value="449.828962371722" calcext:value-type="float">
            <text:p>45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9" calcext:value-type="float">
            <text:p>4036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float" office:value="855000" calcext:value-type="float">
            <text:p>855000</text:p>
          </table:table-cell>
          <table:table-cell table:formula="of:=[.F39]/[.D39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11" calcext:value-type="float">
            <text:p>4033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float" office:value="675000" calcext:value-type="float">
            <text:p>675000</text:p>
          </table:table-cell>
          <table:table-cell table:formula="of:=[.F40]/[.D40]" office:value-type="float" office:value="321.581705574083" calcext:value-type="float">
            <text:p>322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726" calcext:value-type="float">
            <text:p>4037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float" office:value="562000" calcext:value-type="float">
            <text:p>562000</text:p>
          </table:table-cell>
          <table:table-cell table:formula="of:=[.F41]/[.D41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36" calcext:value-type="float">
            <text:p>4615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506000" calcext:value-type="float">
            <text:p>506000</text:p>
          </table:table-cell>
          <table:table-cell table:formula="of:=[.F42]/[.D42]" office:value-type="float" office:value="299.054373522459" calcext:value-type="float">
            <text:p>299</text:p>
          </table:table-cell>
          <table:table-cell office:value-type="float" office:value="512818" calcext:value-type="float">
            <text:p>512818</text:p>
          </table:table-cell>
          <table:table-cell office:value-type="float" office:value="461530" calcext:value-type="float">
            <text:p>4615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float" office:value="572000" calcext:value-type="float">
            <text:p>572000</text:p>
          </table:table-cell>
          <table:table-cell table:formula="of:=[.F43]/[.D43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3" calcext:value-type="float">
            <text:p>4032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float" office:value="581000" calcext:value-type="float">
            <text:p>581000</text:p>
          </table:table-cell>
          <table:table-cell table:formula="of:=[.F44]/[.D44]" office:value-type="float" office:value="400.689655172414" calcext:value-type="float">
            <text:p>401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7" calcext:value-type="float">
            <text:p>4037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float" office:value="657000" calcext:value-type="float">
            <text:p>657000</text:p>
          </table:table-cell>
          <table:table-cell table:formula="of:=[.F45]/[.D45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35" calcext:value-type="float">
            <text:p>4796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float" office:value="1080000" calcext:value-type="float">
            <text:p>1080000</text:p>
          </table:table-cell>
          <table:table-cell table:formula="of:=[.F46]/[.D46]" office:value-type="float" office:value="478.08764940239" calcext:value-type="float">
            <text:p>478</text:p>
          </table:table-cell>
          <table:table-cell office:value-type="float" office:value="780438" calcext:value-type="float">
            <text:p>780438</text:p>
          </table:table-cell>
          <table:table-cell office:value-type="float" office:value="403262" calcext:value-type="float">
            <text:p>4032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float" office:value="369000" calcext:value-type="float">
            <text:p>369000</text:p>
          </table:table-cell>
          <table:table-cell table:formula="of:=[.F47]/[.D47]" office:value-type="float" office:value="346.153846153846" calcext:value-type="float">
            <text:p>346</text:p>
          </table:table-cell>
          <table:table-cell office:value-type="float" office:value="359225" calcext:value-type="float">
            <text:p>359225</text:p>
          </table:table-cell>
          <table:table-cell office:value-type="float" office:value="403275" calcext:value-type="float">
            <text:p>4032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table:formula="of:=[.F48]/[.D48]" office:value-type="float" office:value="417.400135409614" calcext:value-type="float">
            <text:p>417</text:p>
          </table:table-cell>
          <table:table-cell office:value-type="float" office:value="895395" calcext:value-type="float">
            <text:p>895395</text:p>
          </table:table-cell>
          <table:table-cell office:value-type="float" office:value="403316" calcext:value-type="float">
            <text:p>4033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float" office:value="612000" calcext:value-type="float">
            <text:p>612000</text:p>
          </table:table-cell>
          <table:table-cell table:formula="of:=[.F49]/[.D49]" office:value-type="float" office:value="322.955145118734" calcext:value-type="float">
            <text:p>32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0" calcext:value-type="float">
            <text:p>4615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table:formula="of:=[.F50]/[.D50]" office:value-type="float" office:value="420.42042042042" calcext:value-type="float">
            <text:p>420</text:p>
          </table:table-cell>
          <table:table-cell office:value-type="float" office:value="920377" calcext:value-type="float">
            <text:p>920377</text:p>
          </table:table-cell>
          <table:table-cell office:value-type="float" office:value="403317" calcext:value-type="float">
            <text:p>4033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float" office:value="720000" calcext:value-type="float">
            <text:p>720000</text:p>
          </table:table-cell>
          <table:table-cell table:formula="of:=[.F51]/[.D51]" office:value-type="float" office:value="379.947229551451" calcext:value-type="float">
            <text:p>38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8" calcext:value-type="float">
            <text:p>4615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float" office:value="869000" calcext:value-type="float">
            <text:p>869000</text:p>
          </table:table-cell>
          <table:table-cell table:formula="of:=[.F52]/[.D52]" office:value-type="float" office:value="384.683488269146" calcext:value-type="float">
            <text:p>385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721" calcext:value-type="float">
            <text:p>4037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float" office:value="437000" calcext:value-type="float">
            <text:p>437000</text:p>
          </table:table-cell>
          <table:table-cell table:formula="of:=[.F53]/[.D53]" office:value-type="float" office:value="352.41935483871" calcext:value-type="float">
            <text:p>352</text:p>
          </table:table-cell>
          <table:table-cell office:value-type="float" office:value="424282" calcext:value-type="float">
            <text:p>424282</text:p>
          </table:table-cell>
          <table:table-cell office:value-type="float" office:value="403366" calcext:value-type="float">
            <text:p>4033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float" office:value="914000" calcext:value-type="float">
            <text:p>914000</text:p>
          </table:table-cell>
          <table:table-cell table:formula="of:=[.F54]/[.D54]" office:value-type="float" office:value="404.603806994245" calcext:value-type="float">
            <text:p>405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313" calcext:value-type="float">
            <text:p>4033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float" office:value="558000" calcext:value-type="float">
            <text:p>558000</text:p>
          </table:table-cell>
          <table:table-cell table:formula="of:=[.F55]/[.D55]" office:value-type="float" office:value="384.827586206897" calcext:value-type="float">
            <text:p>385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1" calcext:value-type="float">
            <text:p>4032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float" office:value="459000" calcext:value-type="float">
            <text:p>459000</text:p>
          </table:table-cell>
          <table:table-cell table:formula="of:=[.F56]/[.D56]" office:value-type="float" office:value="325.301204819277" calcext:value-type="float">
            <text:p>32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2" calcext:value-type="float">
            <text:p>4033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float" office:value="495000" calcext:value-type="float">
            <text:p>495000</text:p>
          </table:table-cell>
          <table:table-cell table:formula="of:=[.F57]/[.D57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54" calcext:value-type="float">
            <text:p>4796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float" office:value="563000" calcext:value-type="float">
            <text:p>563000</text:p>
          </table:table-cell>
          <table:table-cell table:formula="of:=[.F58]/[.D58]" office:value-type="float" office:value="437.111801242236" calcext:value-type="float">
            <text:p>437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8" calcext:value-type="float">
            <text:p>4033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float" office:value="562500" calcext:value-type="float">
            <text:p>562500</text:p>
          </table:table-cell>
          <table:table-cell table:formula="of:=[.F59]/[.D59]" office:value-type="float" office:value="376.506024096386" calcext:value-type="float">
            <text:p>3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7" calcext:value-type="float">
            <text:p>4033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float" office:value="562500" calcext:value-type="float">
            <text:p>562500</text:p>
          </table:table-cell>
          <table:table-cell table:formula="of:=[.F60]/[.D60]" office:value-type="float" office:value="375" calcext:value-type="float">
            <text:p>375</text:p>
          </table:table-cell>
          <table:table-cell office:value-type="float" office:value="549498" calcext:value-type="float">
            <text:p>549498</text:p>
          </table:table-cell>
          <table:table-cell office:value-type="float" office:value="461519" calcext:value-type="float">
            <text:p>4615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float" office:value="562500" calcext:value-type="float">
            <text:p>562500</text:p>
          </table:table-cell>
          <table:table-cell table:formula="of:=[.F61]/[.D61]" office:value-type="float" office:value="320.695553021665" calcext:value-type="float">
            <text:p>321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0" calcext:value-type="float">
            <text:p>4036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float" office:value="562500" calcext:value-type="float">
            <text:p>562500</text:p>
          </table:table-cell>
          <table:table-cell table:formula="of:=[.F62]/[.D62]" office:value-type="float" office:value="370.553359683794" calcext:value-type="float">
            <text:p>37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5" calcext:value-type="float">
            <text:p>4033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float" office:value="536000" calcext:value-type="float">
            <text:p>536000</text:p>
          </table:table-cell>
          <table:table-cell table:formula="of:=[.F63]/[.D63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3" calcext:value-type="float">
            <text:p>4796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float" office:value="562500" calcext:value-type="float">
            <text:p>562500</text:p>
          </table:table-cell>
          <table:table-cell table:formula="of:=[.F64]/[.D64]" office:value-type="float" office:value="436.723602484472" calcext:value-type="float">
            <text:p>437</text:p>
          </table:table-cell>
          <table:table-cell office:value-type="float" office:value="561892" calcext:value-type="float">
            <text:p>561892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float" office:value="562000" calcext:value-type="float">
            <text:p>562000</text:p>
          </table:table-cell>
          <table:table-cell table:formula="of:=[.F65]/[.D65]" office:value-type="float" office:value="387.586206896552" calcext:value-type="float">
            <text:p>388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8" calcext:value-type="float">
            <text:p>4032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float" office:value="716000" calcext:value-type="float">
            <text:p>716000</text:p>
          </table:table-cell>
          <table:table-cell table:formula="of:=[.F66]/[.D66]" office:value-type="float" office:value="341.114816579324" calcext:value-type="float">
            <text:p>341</text:p>
          </table:table-cell>
          <table:table-cell office:value-type="float" office:value="731612" calcext:value-type="float">
            <text:p>731612</text:p>
          </table:table-cell>
          <table:table-cell office:value-type="float" office:value="403282" calcext:value-type="float">
            <text:p>4032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float" office:value="662000" calcext:value-type="float">
            <text:p>662000</text:p>
          </table:table-cell>
          <table:table-cell table:formula="of:=[.F67]/[.D67]" office:value-type="float" office:value="420.05076142132" calcext:value-type="float">
            <text:p>42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21-04-08" calcext:value-type="date">
            <text:p>04/08/21</text:p>
          </table:table-cell>
          <table:table-cell office:value-type="float" office:value="540000" calcext:value-type="float">
            <text:p>540000</text:p>
          </table:table-cell>
          <table:table-cell table:formula="of:=[.F68]/[.D68]" office:value-type="float" office:value="448.132780082988" calcext:value-type="float">
            <text:p>448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03" calcext:value-type="float">
            <text:p>4615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float" office:value="664000" calcext:value-type="float">
            <text:p>664000</text:p>
          </table:table-cell>
          <table:table-cell table:formula="of:=[.F69]/[.D69]" office:value-type="float" office:value="378.563283922463" calcext:value-type="float">
            <text:p>379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4" calcext:value-type="float">
            <text:p>4032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float" office:value="603000" calcext:value-type="float">
            <text:p>603000</text:p>
          </table:table-cell>
          <table:table-cell table:formula="of:=[.F70]/[.D70]" office:value-type="float" office:value="397.233201581028" calcext:value-type="float">
            <text:p>397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1" calcext:value-type="float">
            <text:p>4033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float" office:value="581000" calcext:value-type="float">
            <text:p>581000</text:p>
          </table:table-cell>
          <table:table-cell table:formula="of:=[.F71]/[.D71]" office:value-type="float" office:value="400.689655172414" calcext:value-type="float">
            <text:p>401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12" calcext:value-type="float">
            <text:p>4033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527000" calcext:value-type="float">
            <text:p>527000</text:p>
          </table:table-cell>
          <table:table-cell table:formula="of:=[.F72]/[.D72]" office:value-type="float" office:value="300.456100342075" calcext:value-type="float">
            <text:p>3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7" calcext:value-type="float">
            <text:p>4032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float" office:value="520000" calcext:value-type="float">
            <text:p>520000</text:p>
          </table:table-cell>
          <table:table-cell table:formula="of:=[.F73]/[.D73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37" calcext:value-type="float">
            <text:p>4615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float" office:value="572000" calcext:value-type="float">
            <text:p>572000</text:p>
          </table:table-cell>
          <table:table-cell table:formula="of:=[.F74]/[.D74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16" calcext:value-type="float">
            <text:p>4796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float" office:value="590000" calcext:value-type="float">
            <text:p>590000</text:p>
          </table:table-cell>
          <table:table-cell table:formula="of:=[.F75]/[.D75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55" calcext:value-type="float">
            <text:p>4796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float" office:value="536000" calcext:value-type="float">
            <text:p>536000</text:p>
          </table:table-cell>
          <table:table-cell table:formula="of:=[.F76]/[.D76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5" calcext:value-type="float">
            <text:p>4796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float" office:value="630000" calcext:value-type="float">
            <text:p>630000</text:p>
          </table:table-cell>
          <table:table-cell table:formula="of:=[.F77]/[.D77]" office:value-type="float" office:value="399.746192893401" calcext:value-type="float">
            <text:p>4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49" calcext:value-type="float">
            <text:p>4796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float" office:value="594000" calcext:value-type="float">
            <text:p>594000</text:p>
          </table:table-cell>
          <table:table-cell table:formula="of:=[.F78]/[.D78]" office:value-type="float" office:value="396" calcext:value-type="float">
            <text:p>396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44" calcext:value-type="float">
            <text:p>4796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float" office:value="639000" calcext:value-type="float">
            <text:p>639000</text:p>
          </table:table-cell>
          <table:table-cell table:formula="of:=[.F79]/[.D79]" office:value-type="float" office:value="405.456852791878" calcext:value-type="float">
            <text:p>405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52" calcext:value-type="float">
            <text:p>4796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float" office:value="689000" calcext:value-type="float">
            <text:p>689000</text:p>
          </table:table-cell>
          <table:table-cell table:formula="of:=[.F80]/[.D80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8" calcext:value-type="float">
            <text:p>4796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float" office:value="423000" calcext:value-type="float">
            <text:p>423000</text:p>
          </table:table-cell>
          <table:table-cell table:formula="of:=[.F81]/[.D81]" office:value-type="float" office:value="283.132530120482" calcext:value-type="float">
            <text:p>283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float" office:value="563000" calcext:value-type="float">
            <text:p>563000</text:p>
          </table:table-cell>
          <table:table-cell table:formula="of:=[.F82]/[.D82]" office:value-type="float" office:value="375.333333333333" calcext:value-type="float">
            <text:p>375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18" calcext:value-type="float">
            <text:p>4796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558000" calcext:value-type="float">
            <text:p>558000</text:p>
          </table:table-cell>
          <table:table-cell table:formula="of:=[.F83]/[.D83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2" calcext:value-type="float">
            <text:p>4796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689000" calcext:value-type="float">
            <text:p>689000</text:p>
          </table:table-cell>
          <table:table-cell table:formula="of:=[.F84]/[.D84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53" calcext:value-type="float">
            <text:p>4796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504000" calcext:value-type="float">
            <text:p>504000</text:p>
          </table:table-cell>
          <table:table-cell table:formula="of:=[.F85]/[.D85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5" calcext:value-type="float">
            <text:p>4796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86]/[.D86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0" calcext:value-type="float">
            <text:p>4796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87]/[.D87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1" calcext:value-type="float">
            <text:p>4796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float" office:value="599000" calcext:value-type="float">
            <text:p>599000</text:p>
          </table:table-cell>
          <table:table-cell table:formula="of:=[.F88]/[.D88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6" calcext:value-type="float">
            <text:p>4796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450000" calcext:value-type="float">
            <text:p>450000</text:p>
          </table:table-cell>
          <table:table-cell table:formula="of:=[.F89]/[.D89]" office:value-type="float" office:value="362.31884057971" calcext:value-type="float">
            <text:p>36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47" calcext:value-type="float">
            <text:p>4796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707000" calcext:value-type="float">
            <text:p>707000</text:p>
          </table:table-cell>
          <table:table-cell table:formula="of:=[.F90]/[.D90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4" calcext:value-type="float">
            <text:p>4796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428000" calcext:value-type="float">
            <text:p>428000</text:p>
          </table:table-cell>
          <table:table-cell table:formula="of:=[.F91]/[.D91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41" calcext:value-type="float">
            <text:p>4796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590000" calcext:value-type="float">
            <text:p>590000</text:p>
          </table:table-cell>
          <table:table-cell table:formula="of:=[.F92]/[.D92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6" calcext:value-type="float">
            <text:p>4796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657000" calcext:value-type="float">
            <text:p>657000</text:p>
          </table:table-cell>
          <table:table-cell table:formula="of:=[.F93]/[.D93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0" calcext:value-type="float">
            <text:p>4796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19000" calcext:value-type="float">
            <text:p>419000</text:p>
          </table:table-cell>
          <table:table-cell table:formula="of:=[.F94]/[.D94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34" calcext:value-type="float">
            <text:p>4796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77000" calcext:value-type="float">
            <text:p>477000</text:p>
          </table:table-cell>
          <table:table-cell table:formula="of:=[.F95]/[.D95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513000" calcext:value-type="float">
            <text:p>513000</text:p>
          </table:table-cell>
          <table:table-cell table:formula="of:=[.F96]/[.D96]" office:value-type="float" office:value="426.43391521197" calcext:value-type="float">
            <text:p>426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7" calcext:value-type="float">
            <text:p>4796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95000" calcext:value-type="float">
            <text:p>495000</text:p>
          </table:table-cell>
          <table:table-cell table:formula="of:=[.F97]/[.D97]" office:value-type="float" office:value="384.615384615385" calcext:value-type="float">
            <text:p>385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0" calcext:value-type="float">
            <text:p>4796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653000" calcext:value-type="float">
            <text:p>653000</text:p>
          </table:table-cell>
          <table:table-cell table:formula="of:=[.F98]/[.D98]" office:value-type="float" office:value="414.340101522843" calcext:value-type="float">
            <text:p>41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9" calcext:value-type="float">
            <text:p>4796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float" office:value="558000" calcext:value-type="float">
            <text:p>558000</text:p>
          </table:table-cell>
          <table:table-cell table:formula="of:=[.F99]/[.D99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float" office:value="554000" calcext:value-type="float">
            <text:p>554000</text:p>
          </table:table-cell>
          <table:table-cell table:formula="of:=[.F100]/[.D100]" office:value-type="float" office:value="369.333333333333" calcext:value-type="float">
            <text:p>369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31" calcext:value-type="float">
            <text:p>4796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float" office:value="527000" calcext:value-type="float">
            <text:p>527000</text:p>
          </table:table-cell>
          <table:table-cell table:formula="of:=[.F101]/[.D101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572000" calcext:value-type="float">
            <text:p>572000</text:p>
          </table:table-cell>
          <table:table-cell table:formula="of:=[.F102]/[.D102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07" calcext:value-type="float">
            <text:p>4796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599000" calcext:value-type="float">
            <text:p>599000</text:p>
          </table:table-cell>
          <table:table-cell table:formula="of:=[.F103]/[.D103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6" calcext:value-type="float">
            <text:p>4796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657000" calcext:value-type="float">
            <text:p>657000</text:p>
          </table:table-cell>
          <table:table-cell table:formula="of:=[.F104]/[.D104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2" calcext:value-type="float">
            <text:p>4796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105]/[.D105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621000" calcext:value-type="float">
            <text:p>621000</text:p>
          </table:table-cell>
          <table:table-cell table:formula="of:=[.F106]/[.D106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3" calcext:value-type="float">
            <text:p>4796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428000" calcext:value-type="float">
            <text:p>428000</text:p>
          </table:table-cell>
          <table:table-cell table:formula="of:=[.F107]/[.D107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28" calcext:value-type="float">
            <text:p>4796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108]/[.D108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9" calcext:value-type="float">
            <text:p>4796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477000" calcext:value-type="float">
            <text:p>477000</text:p>
          </table:table-cell>
          <table:table-cell table:formula="of:=[.F109]/[.D109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7" calcext:value-type="float">
            <text:p>4796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04000" calcext:value-type="float">
            <text:p>504000</text:p>
          </table:table-cell>
          <table:table-cell table:formula="of:=[.F110]/[.D110]" office:value-type="float" office:value="391.608391608392" calcext:value-type="float">
            <text:p>39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9" calcext:value-type="float">
            <text:p>4796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18000" calcext:value-type="float">
            <text:p>518000</text:p>
          </table:table-cell>
          <table:table-cell table:formula="of:=[.F111]/[.D111]" office:value-type="float" office:value="402.486402486403" calcext:value-type="float">
            <text:p>40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5" calcext:value-type="float">
            <text:p>4796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99000" calcext:value-type="float">
            <text:p>599000</text:p>
          </table:table-cell>
          <table:table-cell table:formula="of:=[.F112]/[.D112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3" calcext:value-type="float">
            <text:p>4796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float" office:value="680000" calcext:value-type="float">
            <text:p>680000</text:p>
          </table:table-cell>
          <table:table-cell table:formula="of:=[.F113]/[.D113]" office:value-type="float" office:value="358.839050131926" calcext:value-type="float">
            <text:p>35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599" calcext:value-type="float">
            <text:p>4795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59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441000" calcext:value-type="float">
            <text:p>441000</text:p>
          </table:table-cell>
          <table:table-cell table:formula="of:=[.F114]/[.D114]" office:value-type="float" office:value="362.366474938373" calcext:value-type="float">
            <text:p>36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15" calcext:value-type="float">
            <text:p>4796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707000" calcext:value-type="float">
            <text:p>707000</text:p>
          </table:table-cell>
          <table:table-cell table:formula="of:=[.F115]/[.D115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14" calcext:value-type="float">
            <text:p>4796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12000" calcext:value-type="float">
            <text:p>612000</text:p>
          </table:table-cell>
          <table:table-cell table:formula="of:=[.F116]/[.D116]" office:value-type="float" office:value="388.324873096447" calcext:value-type="float">
            <text:p>38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3" calcext:value-type="float">
            <text:p>4796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57000" calcext:value-type="float">
            <text:p>657000</text:p>
          </table:table-cell>
          <table:table-cell table:formula="of:=[.F117]/[.D117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7" calcext:value-type="float">
            <text:p>4796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21000" calcext:value-type="float">
            <text:p>621000</text:p>
          </table:table-cell>
          <table:table-cell table:formula="of:=[.F118]/[.D118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0" calcext:value-type="float">
            <text:p>4796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419000" calcext:value-type="float">
            <text:p>419000</text:p>
          </table:table-cell>
          <table:table-cell table:formula="of:=[.F119]/[.D119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21" calcext:value-type="float">
            <text:p>4796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120]/[.D120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2" calcext:value-type="float">
            <text:p>4796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04000" calcext:value-type="float">
            <text:p>504000</text:p>
          </table:table-cell>
          <table:table-cell table:formula="of:=[.F121]/[.D121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4" calcext:value-type="float">
            <text:p>4796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432000" calcext:value-type="float">
            <text:p>432000</text:p>
          </table:table-cell>
          <table:table-cell table:formula="of:=[.F122]/[.D122]" office:value-type="float" office:value="347.826086956522" calcext:value-type="float">
            <text:p>348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08" calcext:value-type="float">
            <text:p>4796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00000" calcext:value-type="float">
            <text:p>500000</text:p>
          </table:table-cell>
          <table:table-cell table:formula="of:=[.F123]/[.D123]" office:value-type="float" office:value="388.500388500389" calcext:value-type="float">
            <text:p>389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6" calcext:value-type="float">
            <text:p>4796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124]/[.D124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1" calcext:value-type="float">
            <text:p>4796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671000" calcext:value-type="float">
            <text:p>671000</text:p>
          </table:table-cell>
          <table:table-cell table:formula="of:=[.F125]/[.D125]" office:value-type="float" office:value="354.089709762533" calcext:value-type="float">
            <text:p>35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9" calcext:value-type="float">
            <text:p>4796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table:formula="of:=[.F126]/[.D126]" office:value-type="float" office:value="368.621477532369" calcext:value-type="float">
            <text:p>369</text:p>
          </table:table-cell>
          <table:table-cell office:value-type="float" office:value="833635" calcext:value-type="float">
            <text:p>833635</text:p>
          </table:table-cell>
          <table:table-cell office:value-type="float" office:value="409705" calcext:value-type="float">
            <text:p>409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float" office:value="617000" calcext:value-type="float">
            <text:p>617000</text:p>
          </table:table-cell>
          <table:table-cell table:formula="of:=[.F127]/[.D127]" office:value-type="float" office:value="351.767388825542" calcext:value-type="float">
            <text:p>352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9" calcext:value-type="float">
            <text:p>4033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float" office:value="518000" calcext:value-type="float">
            <text:p>518000</text:p>
          </table:table-cell>
          <table:table-cell table:formula="of:=[.F128]/[.D128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15" calcext:value-type="float">
            <text:p>4037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float" office:value="585000" calcext:value-type="float">
            <text:p>585000</text:p>
          </table:table-cell>
          <table:table-cell table:formula="of:=[.F129]/[.D129]" office:value-type="float" office:value="391.566265060241" calcext:value-type="float">
            <text:p>392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64" calcext:value-type="float">
            <text:p>4033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float" office:value="639000" calcext:value-type="float">
            <text:p>639000</text:p>
          </table:table-cell>
          <table:table-cell table:formula="of:=[.F130]/[.D130]" office:value-type="float" office:value="271.683673469388" calcext:value-type="float">
            <text:p>272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float" office:value="639000" calcext:value-type="float">
            <text:p>639000</text:p>
          </table:table-cell>
          <table:table-cell table:formula="of:=[.F131]/[.D131]" office:value-type="float" office:value="271.683673469388" calcext:value-type="float">
            <text:p>272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308" calcext:value-type="float">
            <text:p>4033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float" office:value="607500" calcext:value-type="float">
            <text:p>607500</text:p>
          </table:table-cell>
          <table:table-cell table:formula="of:=[.F132]/[.D132]" office:value-type="float" office:value="346.351197263398" calcext:value-type="float">
            <text:p>34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0" calcext:value-type="float">
            <text:p>4033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float" office:value="419000" calcext:value-type="float">
            <text:p>419000</text:p>
          </table:table-cell>
          <table:table-cell table:formula="of:=[.F133]/[.D133]" office:value-type="float" office:value="337.903225806452" calcext:value-type="float">
            <text:p>338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5" calcext:value-type="float">
            <text:p>4033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200000" calcext:value-type="float">
            <text:p>200000</text:p>
          </table:table-cell>
          <table:table-cell table:formula="of:=[.F134]/[.D134]" office:value-type="float" office:value="259.067357512953" calcext:value-type="float">
            <text:p>259</text:p>
          </table:table-cell>
          <table:table-cell office:value-type="float" office:value="335415" calcext:value-type="float">
            <text:p>335415</text:p>
          </table:table-cell>
          <table:table-cell office:value-type="float" office:value="403361" calcext:value-type="float">
            <text:p>4033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float" office:value="517000" calcext:value-type="float">
            <text:p>517000</text:p>
          </table:table-cell>
          <table:table-cell table:formula="of:=[.F135]/[.D135]" office:value-type="float" office:value="401.39751552795" calcext:value-type="float">
            <text:p>40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73" calcext:value-type="float">
            <text:p>4033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float" office:value="909000" calcext:value-type="float">
            <text:p>909000</text:p>
          </table:table-cell>
          <table:table-cell table:formula="of:=[.F136]/[.D136]" office:value-type="float" office:value="359.857482185273" calcext:value-type="float">
            <text:p>360</text:p>
          </table:table-cell>
          <table:table-cell office:value-type="float" office:value="1015880" calcext:value-type="float">
            <text:p>1015880</text:p>
          </table:table-cell>
          <table:table-cell office:value-type="float" office:value="403288" calcext:value-type="float">
            <text:p>4032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float" office:value="410000" calcext:value-type="float">
            <text:p>410000</text:p>
          </table:table-cell>
          <table:table-cell table:formula="of:=[.F137]/[.D137]" office:value-type="float" office:value="330.645161290323" calcext:value-type="float">
            <text:p>331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69" calcext:value-type="float">
            <text:p>4033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float" office:value="716000" calcext:value-type="float">
            <text:p>716000</text:p>
          </table:table-cell>
          <table:table-cell table:formula="of:=[.F138]/[.D138]" office:value-type="float" office:value="341.114816579324" calcext:value-type="float">
            <text:p>341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9" calcext:value-type="float">
            <text:p>4032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351000" calcext:value-type="float">
            <text:p>351000</text:p>
          </table:table-cell>
          <table:table-cell table:formula="of:=[.F139]/[.D139]" office:value-type="float" office:value="329.268292682927" calcext:value-type="float">
            <text:p>32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314" calcext:value-type="float">
            <text:p>4033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float" office:value="518000" calcext:value-type="float">
            <text:p>518000</text:p>
          </table:table-cell>
          <table:table-cell table:formula="of:=[.F140]/[.D140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4" calcext:value-type="float">
            <text:p>4037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float" office:value="536000" calcext:value-type="float">
            <text:p>536000</text:p>
          </table:table-cell>
          <table:table-cell table:formula="of:=[.F141]/[.D141]" office:value-type="float" office:value="333.748443337484" calcext:value-type="float">
            <text:p>334</text:p>
          </table:table-cell>
          <table:table-cell office:value-type="float" office:value="527143" calcext:value-type="float">
            <text:p>527143</text:p>
          </table:table-cell>
          <table:table-cell office:value-type="float" office:value="403400" calcext:value-type="float">
            <text:p>4034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float" office:value="432000" calcext:value-type="float">
            <text:p>432000</text:p>
          </table:table-cell>
          <table:table-cell table:formula="of:=[.F142]/[.D142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20" calcext:value-type="float">
            <text:p>4615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535500" calcext:value-type="float">
            <text:p>535500</text:p>
          </table:table-cell>
          <table:table-cell table:formula="of:=[.F143]/[.D143]" office:value-type="float" office:value="416.0839160839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6" calcext:value-type="float">
            <text:p>4615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520000" calcext:value-type="float">
            <text:p>520000</text:p>
          </table:table-cell>
          <table:table-cell table:formula="of:=[.F144]/[.D144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4" calcext:value-type="float">
            <text:p>4615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float" office:value="464000" calcext:value-type="float">
            <text:p>464000</text:p>
          </table:table-cell>
          <table:table-cell table:formula="of:=[.F145]/[.D145]" office:value-type="float" office:value="360.528360528361" calcext:value-type="float">
            <text:p>36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6" calcext:value-type="float">
            <text:p>4615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float" office:value="877500" calcext:value-type="float">
            <text:p>877500</text:p>
          </table:table-cell>
          <table:table-cell table:formula="of:=[.F146]/[.D146]" office:value-type="float" office:value="388.446215139442" calcext:value-type="float">
            <text:p>388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684" calcext:value-type="float">
            <text:p>4036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float" office:value="554000" calcext:value-type="float">
            <text:p>554000</text:p>
          </table:table-cell>
          <table:table-cell table:formula="of:=[.F147]/[.D147]" office:value-type="float" office:value="460.515378221114" calcext:value-type="float">
            <text:p>46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25" calcext:value-type="float">
            <text:p>4615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float" office:value="533000" calcext:value-type="float">
            <text:p>533000</text:p>
          </table:table-cell>
          <table:table-cell table:formula="of:=[.F148]/[.D148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1" calcext:value-type="float">
            <text:p>4615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1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float" office:value="468000" calcext:value-type="float">
            <text:p>468000</text:p>
          </table:table-cell>
          <table:table-cell table:formula="of:=[.F149]/[.D149]" office:value-type="float" office:value="363.354037267081" calcext:value-type="float">
            <text:p>36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51" calcext:value-type="float">
            <text:p>4033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1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float" office:value="618000" calcext:value-type="float">
            <text:p>618000</text:p>
          </table:table-cell>
          <table:table-cell table:formula="of:=[.F150]/[.D150]" office:value-type="float" office:value="352.337514253136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8" calcext:value-type="float">
            <text:p>4036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8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float" office:value="526500" calcext:value-type="float">
            <text:p>526500</text:p>
          </table:table-cell>
          <table:table-cell table:formula="of:=[.F151]/[.D151]" office:value-type="float" office:value="408.773291925466" calcext:value-type="float">
            <text:p>409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5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float" office:value="477000" calcext:value-type="float">
            <text:p>477000</text:p>
          </table:table-cell>
          <table:table-cell table:formula="of:=[.F152]/[.D152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51" calcext:value-type="float">
            <text:p>4615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1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float" office:value="796000" calcext:value-type="float">
            <text:p>796000</text:p>
          </table:table-cell>
          <table:table-cell table:formula="of:=[.F153]/[.D153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718" calcext:value-type="float">
            <text:p>4037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8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float" office:value="432000" calcext:value-type="float">
            <text:p>432000</text:p>
          </table:table-cell>
          <table:table-cell table:formula="of:=[.F154]/[.D154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1" calcext:value-type="float">
            <text:p>4615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float" office:value="491000" calcext:value-type="float">
            <text:p>491000</text:p>
          </table:table-cell>
          <table:table-cell table:formula="of:=[.F155]/[.D155]" office:value-type="float" office:value="327.333333333333" calcext:value-type="float">
            <text:p>327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32" calcext:value-type="float">
            <text:p>4615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float" office:value="446000" calcext:value-type="float">
            <text:p>446000</text:p>
          </table:table-cell>
          <table:table-cell table:formula="of:=[.F156]/[.D156]" office:value-type="float" office:value="346.542346542347" calcext:value-type="float">
            <text:p>34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7" calcext:value-type="float">
            <text:p>4615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7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85000" calcext:value-type="float">
            <text:p>585000</text:p>
          </table:table-cell>
          <table:table-cell table:formula="of:=[.F157]/[.D157]" office:value-type="float" office:value="308.707124010554" calcext:value-type="float">
            <text:p>30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5" calcext:value-type="float">
            <text:p>4615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5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62000" calcext:value-type="float">
            <text:p>562000</text:p>
          </table:table-cell>
          <table:table-cell table:formula="of:=[.F158]/[.D158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1" calcext:value-type="float">
            <text:p>4615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1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76000" calcext:value-type="float">
            <text:p>576000</text:p>
          </table:table-cell>
          <table:table-cell table:formula="of:=[.F159]/[.D159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0" calcext:value-type="float">
            <text:p>4615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0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float" office:value="378000" calcext:value-type="float">
            <text:p>378000</text:p>
          </table:table-cell>
          <table:table-cell table:formula="of:=[.F160]/[.D160]" office:value-type="float" office:value="362.763915547025" calcext:value-type="float">
            <text:p>363</text:p>
          </table:table-cell>
          <table:table-cell office:value-type="float" office:value="387279" calcext:value-type="float">
            <text:p>387279</text:p>
          </table:table-cell>
          <table:table-cell office:value-type="float" office:value="403691" calcext:value-type="float">
            <text:p>4036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1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float" office:value="576000" calcext:value-type="float">
            <text:p>576000</text:p>
          </table:table-cell>
          <table:table-cell table:formula="of:=[.F161]/[.D161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5" calcext:value-type="float">
            <text:p>4615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5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float" office:value="477000" calcext:value-type="float">
            <text:p>477000</text:p>
          </table:table-cell>
          <table:table-cell table:formula="of:=[.F162]/[.D162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02" calcext:value-type="float">
            <text:p>4615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float" office:value="392000" calcext:value-type="float">
            <text:p>392000</text:p>
          </table:table-cell>
          <table:table-cell table:formula="of:=[.F163]/[.D163]" office:value-type="float" office:value="315.619967793881" calcext:value-type="float">
            <text:p>316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35" calcext:value-type="float">
            <text:p>4615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5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33000" calcext:value-type="float">
            <text:p>533000</text:p>
          </table:table-cell>
          <table:table-cell table:formula="of:=[.F164]/[.D164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4" calcext:value-type="float">
            <text:p>4615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401000" calcext:value-type="float">
            <text:p>401000</text:p>
          </table:table-cell>
          <table:table-cell table:formula="of:=[.F165]/[.D165]" office:value-type="float" office:value="322.866344605475" calcext:value-type="float">
            <text:p>323</text:p>
          </table:table-cell>
          <table:table-cell office:value-type="float" office:value="439661" calcext:value-type="float">
            <text:p>439661</text:p>
          </table:table-cell>
          <table:table-cell office:value-type="float" office:value="461509" calcext:value-type="float">
            <text:p>4615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432000" calcext:value-type="float">
            <text:p>432000</text:p>
          </table:table-cell>
          <table:table-cell table:formula="of:=[.F166]/[.D166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3" calcext:value-type="float">
            <text:p>4615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167]/[.D167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3" calcext:value-type="float">
            <text:p>4615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168]/[.D168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0" calcext:value-type="float">
            <text:p>4615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169]/[.D169]" office:value-type="float" office:value="370.739817123857" calcext:value-type="float">
            <text:p>3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38" calcext:value-type="float">
            <text:p>4615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538000" calcext:value-type="float">
            <text:p>538000</text:p>
          </table:table-cell>
          <table:table-cell table:formula="of:=[.F170]/[.D170]" office:value-type="float" office:value="317.966903073286" calcext:value-type="float">
            <text:p>318</text:p>
          </table:table-cell>
          <table:table-cell office:value-type="float" office:value="564935" calcext:value-type="float">
            <text:p>564935</text:p>
          </table:table-cell>
          <table:table-cell office:value-type="float" office:value="461556" calcext:value-type="float">
            <text:p>4615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171]/[.D171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26" calcext:value-type="float">
            <text:p>4615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594000" calcext:value-type="float">
            <text:p>594000</text:p>
          </table:table-cell>
          <table:table-cell table:formula="of:=[.F172]/[.D172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54" calcext:value-type="float">
            <text:p>4615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405000" calcext:value-type="float">
            <text:p>405000</text:p>
          </table:table-cell>
          <table:table-cell table:formula="of:=[.F173]/[.D173]" office:value-type="float" office:value="332.78553820871" calcext:value-type="float">
            <text:p>333</text:p>
          </table:table-cell>
          <table:table-cell office:value-type="float" office:value="432484" calcext:value-type="float">
            <text:p>432484</text:p>
          </table:table-cell>
          <table:table-cell office:value-type="float" office:value="461516" calcext:value-type="float">
            <text:p>4615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446000" calcext:value-type="float">
            <text:p>446000</text:p>
          </table:table-cell>
          <table:table-cell table:formula="of:=[.F174]/[.D174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506000" calcext:value-type="float">
            <text:p>506000</text:p>
          </table:table-cell>
          <table:table-cell table:formula="of:=[.F175]/[.D175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21" calcext:value-type="float">
            <text:p>4615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520000" calcext:value-type="float">
            <text:p>520000</text:p>
          </table:table-cell>
          <table:table-cell table:formula="of:=[.F176]/[.D176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7" calcext:value-type="float">
            <text:p>4615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522000" calcext:value-type="float">
            <text:p>522000</text:p>
          </table:table-cell>
          <table:table-cell table:formula="of:=[.F177]/[.D177]" office:value-type="float" office:value="348" calcext:value-type="float">
            <text:p>348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45" calcext:value-type="float">
            <text:p>4615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477000" calcext:value-type="float">
            <text:p>477000</text:p>
          </table:table-cell>
          <table:table-cell table:formula="of:=[.F178]/[.D178]" office:value-type="float" office:value="395.850622406639" calcext:value-type="float">
            <text:p>396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52" calcext:value-type="float">
            <text:p>4615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594000" calcext:value-type="float">
            <text:p>594000</text:p>
          </table:table-cell>
          <table:table-cell table:formula="of:=[.F179]/[.D179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9" calcext:value-type="float">
            <text:p>4615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419000" calcext:value-type="float">
            <text:p>419000</text:p>
          </table:table-cell>
          <table:table-cell table:formula="of:=[.F180]/[.D180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48" calcext:value-type="float">
            <text:p>4615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20000" calcext:value-type="float">
            <text:p>520000</text:p>
          </table:table-cell>
          <table:table-cell table:formula="of:=[.F181]/[.D181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08" calcext:value-type="float">
            <text:p>4615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06000" calcext:value-type="float">
            <text:p>506000</text:p>
          </table:table-cell>
          <table:table-cell table:formula="of:=[.F182]/[.D182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3" calcext:value-type="float">
            <text:p>4615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38000" calcext:value-type="float">
            <text:p>538000</text:p>
          </table:table-cell>
          <table:table-cell table:formula="of:=[.F183]/[.D183]" office:value-type="float" office:value="317.966903073286" calcext:value-type="float">
            <text:p>31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7" calcext:value-type="float">
            <text:p>4615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387000" calcext:value-type="float">
            <text:p>387000</text:p>
          </table:table-cell>
          <table:table-cell table:formula="of:=[.F184]/[.D184]" office:value-type="float" office:value="311.594202898551" calcext:value-type="float">
            <text:p>31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22" calcext:value-type="float">
            <text:p>4615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185]/[.D185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1" calcext:value-type="float">
            <text:p>4615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06000" calcext:value-type="float">
            <text:p>506000</text:p>
          </table:table-cell>
          <table:table-cell table:formula="of:=[.F186]/[.D186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34" calcext:value-type="float">
            <text:p>4615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473000" calcext:value-type="float">
            <text:p>473000</text:p>
          </table:table-cell>
          <table:table-cell table:formula="of:=[.F187]/[.D187]" office:value-type="float" office:value="367.521367521368" calcext:value-type="float">
            <text:p>368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4" calcext:value-type="float">
            <text:p>4615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387000" calcext:value-type="float">
            <text:p>387000</text:p>
          </table:table-cell>
          <table:table-cell table:formula="of:=[.F188]/[.D188]" office:value-type="float" office:value="317.995069843878" calcext:value-type="float">
            <text:p>318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29" calcext:value-type="float">
            <text:p>4615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62000" calcext:value-type="float">
            <text:p>562000</text:p>
          </table:table-cell>
          <table:table-cell table:formula="of:=[.F189]/[.D189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3" calcext:value-type="float">
            <text:p>4615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190]/[.D190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4" calcext:value-type="float">
            <text:p>4615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20000" calcext:value-type="float">
            <text:p>520000</text:p>
          </table:table-cell>
          <table:table-cell table:formula="of:=[.F191]/[.D191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40" calcext:value-type="float">
            <text:p>4615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392000" calcext:value-type="float">
            <text:p>392000</text:p>
          </table:table-cell>
          <table:table-cell table:formula="of:=[.F192]/[.D192]" office:value-type="float" office:value="322.103533278554" calcext:value-type="float">
            <text:p>32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42" calcext:value-type="float">
            <text:p>4615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float" office:value="671000" calcext:value-type="float">
            <text:p>671000</text:p>
          </table:table-cell>
          <table:table-cell table:formula="of:=[.F193]/[.D193]" office:value-type="float" office:value="285.289115646259" calcext:value-type="float">
            <text:p>285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701" calcext:value-type="float">
            <text:p>4037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float" office:value="716000" calcext:value-type="float">
            <text:p>716000</text:p>
          </table:table-cell>
          <table:table-cell table:formula="of:=[.F194]/[.D194]" office:value-type="float" office:value="374.476987447699" calcext:value-type="float">
            <text:p>374</text:p>
          </table:table-cell>
          <table:table-cell office:value-type="float" office:value="722471" calcext:value-type="float">
            <text:p>722471</text:p>
          </table:table-cell>
          <table:table-cell office:value-type="float" office:value="403264" calcext:value-type="float">
            <text:p>4032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float" office:value="796000" calcext:value-type="float">
            <text:p>796000</text:p>
          </table:table-cell>
          <table:table-cell table:formula="of:=[.F195]/[.D195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5" calcext:value-type="float">
            <text:p>4032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float" office:value="536000" calcext:value-type="float">
            <text:p>536000</text:p>
          </table:table-cell>
          <table:table-cell table:formula="of:=[.F196]/[.D196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71" calcext:value-type="float">
            <text:p>4032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float" office:value="626000" calcext:value-type="float">
            <text:p>626000</text:p>
          </table:table-cell>
          <table:table-cell table:formula="of:=[.F197]/[.D197]" office:value-type="float" office:value="412.384716732543" calcext:value-type="float">
            <text:p>412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3" calcext:value-type="float">
            <text:p>4033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float" office:value="684000" calcext:value-type="float">
            <text:p>684000</text:p>
          </table:table-cell>
          <table:table-cell table:formula="of:=[.F198]/[.D198]" office:value-type="float" office:value="325.869461648404" calcext:value-type="float">
            <text:p>32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1" calcext:value-type="float">
            <text:p>4033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float" office:value="540000" calcext:value-type="float">
            <text:p>540000</text:p>
          </table:table-cell>
          <table:table-cell table:formula="of:=[.F199]/[.D199]" office:value-type="float" office:value="419.254658385093" calcext:value-type="float">
            <text:p>419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6" calcext:value-type="float">
            <text:p>4033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table:formula="of:=[.F200]/[.D200]" office:value-type="float" office:value="283.096366508689" calcext:value-type="float">
            <text:p>283</text:p>
          </table:table-cell>
          <table:table-cell office:value-type="float" office:value="965217" calcext:value-type="float">
            <text:p>965217</text:p>
          </table:table-cell>
          <table:table-cell office:value-type="float" office:value="403315" calcext:value-type="float">
            <text:p>4033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float" office:value="554000" calcext:value-type="float">
            <text:p>554000</text:p>
          </table:table-cell>
          <table:table-cell table:formula="of:=[.F201]/[.D201]" office:value-type="float" office:value="430.124223602484" calcext:value-type="float">
            <text:p>430</text:p>
          </table:table-cell>
          <table:table-cell office:value-type="float" office:value="568944" calcext:value-type="float">
            <text:p>568944</text:p>
          </table:table-cell>
          <table:table-cell office:value-type="float" office:value="403352" calcext:value-type="float">
            <text:p>4033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float" office:value="725000" calcext:value-type="float">
            <text:p>725000</text:p>
          </table:table-cell>
          <table:table-cell table:formula="of:=[.F202]/[.D202]" office:value-type="float" office:value="413.340935005701" calcext:value-type="float">
            <text:p>413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8" calcext:value-type="float">
            <text:p>4032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float" office:value="788000" calcext:value-type="float">
            <text:p>788000</text:p>
          </table:table-cell>
          <table:table-cell table:formula="of:=[.F203]/[.D203]" office:value-type="float" office:value="348.826914563966" calcext:value-type="float">
            <text:p>349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281" calcext:value-type="float">
            <text:p>4032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float" office:value="446000" calcext:value-type="float">
            <text:p>446000</text:p>
          </table:table-cell>
          <table:table-cell table:formula="of:=[.F204]/[.D204]" office:value-type="float" office:value="307.586206896552" calcext:value-type="float">
            <text:p>30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86" calcext:value-type="float">
            <text:p>4036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float" office:value="495000" calcext:value-type="float">
            <text:p>495000</text:p>
          </table:table-cell>
          <table:table-cell table:formula="of:=[.F205]/[.D205]" office:value-type="float" office:value="274.086378737542" calcext:value-type="float">
            <text:p>274</text:p>
          </table:table-cell>
          <table:table-cell office:value-type="float" office:value="582557" calcext:value-type="float">
            <text:p>582557</text:p>
          </table:table-cell>
          <table:table-cell office:value-type="float" office:value="403370" calcext:value-type="float">
            <text:p>4033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float" office:value="761000" calcext:value-type="float">
            <text:p>761000</text:p>
          </table:table-cell>
          <table:table-cell table:formula="of:=[.F206]/[.D206]" office:value-type="float" office:value="336.874723328907" calcext:value-type="float">
            <text:p>337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28" calcext:value-type="float">
            <text:p>4037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float" office:value="594000" calcext:value-type="float">
            <text:p>594000</text:p>
          </table:table-cell>
          <table:table-cell table:formula="of:=[.F207]/[.D207]" office:value-type="float" office:value="391.304347826087" calcext:value-type="float">
            <text:p>39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7" calcext:value-type="float">
            <text:p>4033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float" office:value="315500" calcext:value-type="float">
            <text:p>315500</text:p>
          </table:table-cell>
          <table:table-cell table:formula="of:=[.F208]/[.D208]" office:value-type="float" office:value="317.404426559356" calcext:value-type="float">
            <text:p>317</text:p>
          </table:table-cell>
          <table:table-cell office:value-type="float" office:value="348516" calcext:value-type="float">
            <text:p>348516</text:p>
          </table:table-cell>
          <table:table-cell office:value-type="float" office:value="403359" calcext:value-type="float">
            <text:p>40335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float" office:value="410000" calcext:value-type="float">
            <text:p>410000</text:p>
          </table:table-cell>
          <table:table-cell table:formula="of:=[.F209]/[.D209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1" calcext:value-type="float">
            <text:p>4033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531000" calcext:value-type="float">
            <text:p>531000</text:p>
          </table:table-cell>
          <table:table-cell table:formula="of:=[.F210]/[.D210]" office:value-type="float" office:value="366.206896551724" calcext:value-type="float">
            <text:p>366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98" calcext:value-type="float">
            <text:p>4036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float" office:value="536000" calcext:value-type="float">
            <text:p>536000</text:p>
          </table:table-cell>
          <table:table-cell table:formula="of:=[.F211]/[.D211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77" calcext:value-type="float">
            <text:p>4036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float" office:value="329000" calcext:value-type="float">
            <text:p>329000</text:p>
          </table:table-cell>
          <table:table-cell table:formula="of:=[.F212]/[.D212]" office:value-type="float" office:value="308.630393996248" calcext:value-type="float">
            <text:p>30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02" calcext:value-type="float">
            <text:p>4037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float" office:value="697500" calcext:value-type="float">
            <text:p>697500</text:p>
          </table:table-cell>
          <table:table-cell table:formula="of:=[.F213]/[.D213]" office:value-type="float" office:value="332.301095759886" calcext:value-type="float">
            <text:p>33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9" calcext:value-type="float">
            <text:p>4037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83500" calcext:value-type="float">
            <text:p>583500</text:p>
          </table:table-cell>
          <table:table-cell table:formula="of:=[.F214]/[.D214]" office:value-type="float" office:value="332.66818700114" calcext:value-type="float">
            <text:p>333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4" calcext:value-type="float">
            <text:p>4037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22000" calcext:value-type="float">
            <text:p>522000</text:p>
          </table:table-cell>
          <table:table-cell table:formula="of:=[.F215]/[.D215]" office:value-type="float" office:value="360" calcext:value-type="float">
            <text:p>36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83" calcext:value-type="float">
            <text:p>4036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35000" calcext:value-type="float">
            <text:p>535000</text:p>
          </table:table-cell>
          <table:table-cell table:formula="of:=[.F216]/[.D216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6" calcext:value-type="float">
            <text:p>403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516000" calcext:value-type="float">
            <text:p>516000</text:p>
          </table:table-cell>
          <table:table-cell table:formula="of:=[.F217]/[.D217]" office:value-type="float" office:value="321.295143212951" calcext:value-type="float">
            <text:p>321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87" calcext:value-type="float">
            <text:p>4033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788000" calcext:value-type="float">
            <text:p>788000</text:p>
          </table:table-cell>
          <table:table-cell table:formula="of:=[.F218]/[.D218]" office:value-type="float" office:value="348.826914563966" calcext:value-type="float">
            <text:p>3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10" calcext:value-type="float">
            <text:p>4037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float" office:value="527000" calcext:value-type="float">
            <text:p>527000</text:p>
          </table:table-cell>
          <table:table-cell table:formula="of:=[.F219]/[.D219]" office:value-type="float" office:value="291.805094130676" calcext:value-type="float">
            <text:p>29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6" calcext:value-type="float">
            <text:p>4033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float" office:value="392000" calcext:value-type="float">
            <text:p>392000</text:p>
          </table:table-cell>
          <table:table-cell table:formula="of:=[.F220]/[.D220]" office:value-type="float" office:value="244.084682440847" calcext:value-type="float">
            <text:p>244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74" calcext:value-type="float">
            <text:p>4033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float" office:value="475000" calcext:value-type="float">
            <text:p>475000</text:p>
          </table:table-cell>
          <table:table-cell table:formula="of:=[.F221]/[.D221]" office:value-type="float" office:value="336.640680368533" calcext:value-type="float">
            <text:p>337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98" calcext:value-type="float">
            <text:p>4033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float" office:value="563000" calcext:value-type="float">
            <text:p>563000</text:p>
          </table:table-cell>
          <table:table-cell table:formula="of:=[.F222]/[.D222]" office:value-type="float" office:value="249.225320938468" calcext:value-type="float">
            <text:p>24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2" calcext:value-type="float">
            <text:p>4032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float" office:value="666000" calcext:value-type="float">
            <text:p>666000</text:p>
          </table:table-cell>
          <table:table-cell table:formula="of:=[.F223]/[.D223]" office:value-type="float" office:value="263.657957244656" calcext:value-type="float">
            <text:p>264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310" calcext:value-type="float">
            <text:p>4033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float" office:value="612000" calcext:value-type="float">
            <text:p>612000</text:p>
          </table:table-cell>
          <table:table-cell table:formula="of:=[.F224]/[.D224]" office:value-type="float" office:value="348.916761687571" calcext:value-type="float">
            <text:p>349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3" calcext:value-type="float">
            <text:p>4032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float" office:value="569000" calcext:value-type="float">
            <text:p>569000</text:p>
          </table:table-cell>
          <table:table-cell table:formula="of:=[.F225]/[.D225]" office:value-type="float" office:value="380.856760374833" calcext:value-type="float">
            <text:p>38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84" calcext:value-type="float">
            <text:p>4033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float" office:value="392000" calcext:value-type="float">
            <text:p>392000</text:p>
          </table:table-cell>
          <table:table-cell table:formula="of:=[.F226]/[.D226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2" calcext:value-type="float">
            <text:p>4033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float" office:value="698000" calcext:value-type="float">
            <text:p>698000</text:p>
          </table:table-cell>
          <table:table-cell table:formula="of:=[.F227]/[.D227]" office:value-type="float" office:value="308.986277113767" calcext:value-type="float">
            <text:p>30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87" calcext:value-type="float">
            <text:p>4036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float" office:value="594000" calcext:value-type="float">
            <text:p>594000</text:p>
          </table:table-cell>
          <table:table-cell table:formula="of:=[.F228]/[.D228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0" calcext:value-type="float">
            <text:p>4032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4-11-17" calcext:value-type="date">
            <text:p>11/17/14</text:p>
          </table:table-cell>
          <table:table-cell office:value-type="float" office:value="405000" calcext:value-type="float">
            <text:p>405000</text:p>
          </table:table-cell>
          <table:table-cell table:formula="of:=[.F229]/[.D229]" office:value-type="float" office:value="271.084337349398" calcext:value-type="float">
            <text:p>271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3" calcext:value-type="float">
            <text:p>4033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float" office:value="594000" calcext:value-type="float">
            <text:p>594000</text:p>
          </table:table-cell>
          <table:table-cell table:formula="of:=[.F230]/[.D230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8" calcext:value-type="float">
            <text:p>4037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float" office:value="558000" calcext:value-type="float">
            <text:p>558000</text:p>
          </table:table-cell>
          <table:table-cell table:formula="of:=[.F231]/[.D231]" office:value-type="float" office:value="265.840876607909" calcext:value-type="float">
            <text:p>26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6" calcext:value-type="float">
            <text:p>4037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float" office:value="536000" calcext:value-type="float">
            <text:p>536000</text:p>
          </table:table-cell>
          <table:table-cell table:formula="of:=[.F232]/[.D232]" office:value-type="float" office:value="255.359695092901" calcext:value-type="float">
            <text:p>25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0" calcext:value-type="float">
            <text:p>4032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float" office:value="617000" calcext:value-type="float">
            <text:p>617000</text:p>
          </table:table-cell>
          <table:table-cell table:formula="of:=[.F233]/[.D233]" office:value-type="float" office:value="351.767388825542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2" calcext:value-type="float">
            <text:p>4037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float" office:value="765000" calcext:value-type="float">
            <text:p>765000</text:p>
          </table:table-cell>
          <table:table-cell table:formula="of:=[.F234]/[.D234]" office:value-type="float" office:value="338.645418326693" calcext:value-type="float">
            <text:p>33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99" calcext:value-type="float">
            <text:p>4036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float" office:value="653000" calcext:value-type="float">
            <text:p>653000</text:p>
          </table:table-cell>
          <table:table-cell table:formula="of:=[.F235]/[.D235]" office:value-type="float" office:value="341.52719665272" calcext:value-type="float">
            <text:p>342</text:p>
          </table:table-cell>
          <table:table-cell office:value-type="float" office:value="765469" calcext:value-type="float">
            <text:p>765469</text:p>
          </table:table-cell>
          <table:table-cell office:value-type="float" office:value="403679" calcext:value-type="float">
            <text:p>4036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float" office:value="468000" calcext:value-type="float">
            <text:p>468000</text:p>
          </table:table-cell>
          <table:table-cell table:formula="of:=[.F236]/[.D236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0" calcext:value-type="float">
            <text:p>4033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648000" calcext:value-type="float">
            <text:p>648000</text:p>
          </table:table-cell>
          <table:table-cell table:formula="of:=[.F237]/[.D237]" office:value-type="float" office:value="308.71843735112" calcext:value-type="float">
            <text:p>30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7" calcext:value-type="float">
            <text:p>4032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float" office:value="662000" calcext:value-type="float">
            <text:p>662000</text:p>
          </table:table-cell>
          <table:table-cell table:formula="of:=[.F238]/[.D238]" office:value-type="float" office:value="262.074425969913" calcext:value-type="float">
            <text:p>262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03" calcext:value-type="float">
            <text:p>4037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float" office:value="392000" calcext:value-type="float">
            <text:p>392000</text:p>
          </table:table-cell>
          <table:table-cell table:formula="of:=[.F239]/[.D239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float" office:value="563000" calcext:value-type="float">
            <text:p>563000</text:p>
          </table:table-cell>
          <table:table-cell table:formula="of:=[.F240]/[.D240]" office:value-type="float" office:value="320.980615735462" calcext:value-type="float">
            <text:p>321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1" calcext:value-type="float">
            <text:p>4036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3-10-10" calcext:value-type="date">
            <text:p>10/10/13</text:p>
          </table:table-cell>
          <table:table-cell office:value-type="float" office:value="729000" calcext:value-type="float">
            <text:p>729000</text:p>
          </table:table-cell>
          <table:table-cell table:formula="of:=[.F241]/[.D241]" office:value-type="float" office:value="322.709163346614" calcext:value-type="float">
            <text:p>323</text:p>
          </table:table-cell>
          <table:table-cell office:value-type="float" office:value="834085" calcext:value-type="float">
            <text:p>834085</text:p>
          </table:table-cell>
          <table:table-cell office:value-type="float" office:value="403269" calcext:value-type="float">
            <text:p>4032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09-30" calcext:value-type="date">
            <text:p>09/30/13</text:p>
          </table:table-cell>
          <table:table-cell office:value-type="float" office:value="581000" calcext:value-type="float">
            <text:p>581000</text:p>
          </table:table-cell>
          <table:table-cell table:formula="of:=[.F242]/[.D242]" office:value-type="float" office:value="331.242873432155" calcext:value-type="float">
            <text:p>331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9" calcext:value-type="float">
            <text:p>4032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float" office:value="563000" calcext:value-type="float">
            <text:p>563000</text:p>
          </table:table-cell>
          <table:table-cell table:formula="of:=[.F243]/[.D243]" office:value-type="float" office:value="249.225320938468" calcext:value-type="float">
            <text:p>2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07" calcext:value-type="float">
            <text:p>4037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float" office:value="535000" calcext:value-type="float">
            <text:p>535000</text:p>
          </table:table-cell>
          <table:table-cell table:formula="of:=[.F244]/[.D244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1" calcext:value-type="float">
            <text:p>4032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float" office:value="454500" calcext:value-type="float">
            <text:p>454500</text:p>
          </table:table-cell>
          <table:table-cell table:formula="of:=[.F245]/[.D245]" office:value-type="float" office:value="322.111977321049" calcext:value-type="float">
            <text:p>32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63" calcext:value-type="float">
            <text:p>4033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float" office:value="409000" calcext:value-type="float">
            <text:p>409000</text:p>
          </table:table-cell>
          <table:table-cell table:formula="of:=[.F246]/[.D246]" office:value-type="float" office:value="329.838709677419" calcext:value-type="float">
            <text:p>33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79" calcext:value-type="float">
            <text:p>4033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float" office:value="518000" calcext:value-type="float">
            <text:p>518000</text:p>
          </table:table-cell>
          <table:table-cell table:formula="of:=[.F247]/[.D247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92" calcext:value-type="float">
            <text:p>4036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634500" calcext:value-type="float">
            <text:p>634500</text:p>
          </table:table-cell>
          <table:table-cell table:formula="of:=[.F248]/[.D248]" office:value-type="float" office:value="280.876494023904" calcext:value-type="float">
            <text:p>281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96" calcext:value-type="float">
            <text:p>4036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table:formula="of:=[.F249]/[.D249]" office:value-type="float" office:value="301.989855637924" calcext:value-type="float">
            <text:p>302</text:p>
          </table:table-cell>
          <table:table-cell office:value-type="float" office:value="838730" calcext:value-type="float">
            <text:p>838730</text:p>
          </table:table-cell>
          <table:table-cell office:value-type="float" office:value="409706" calcext:value-type="float">
            <text:p>409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float" office:value="509000" calcext:value-type="float">
            <text:p>509000</text:p>
          </table:table-cell>
          <table:table-cell table:formula="of:=[.F250]/[.D250]" office:value-type="float" office:value="281.838316722038" calcext:value-type="float">
            <text:p>28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57" calcext:value-type="float">
            <text:p>40335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float" office:value="617000" calcext:value-type="float">
            <text:p>617000</text:p>
          </table:table-cell>
          <table:table-cell table:formula="of:=[.F251]/[.D251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76" calcext:value-type="float">
            <text:p>4036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float" office:value="605000" calcext:value-type="float">
            <text:p>605000</text:p>
          </table:table-cell>
          <table:table-cell table:formula="of:=[.F252]/[.D252]" office:value-type="float" office:value="288.232491662697" calcext:value-type="float">
            <text:p>288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697" calcext:value-type="float">
            <text:p>4036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float" office:value="662000" calcext:value-type="float">
            <text:p>662000</text:p>
          </table:table-cell>
          <table:table-cell table:formula="of:=[.F253]/[.D253]" office:value-type="float" office:value="281.462585034014" calcext:value-type="float">
            <text:p>281</text:p>
          </table:table-cell>
          <table:table-cell office:value-type="float" office:value="954973" calcext:value-type="float">
            <text:p>954973</text:p>
          </table:table-cell>
          <table:table-cell office:value-type="float" office:value="403286" calcext:value-type="float">
            <text:p>4032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float" office:value="662000" calcext:value-type="float">
            <text:p>662000</text:p>
          </table:table-cell>
          <table:table-cell table:formula="of:=[.F254]/[.D254]" office:value-type="float" office:value="281.462585034014" calcext:value-type="float">
            <text:p>281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297" calcext:value-type="float">
            <text:p>4032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float" office:value="585000" calcext:value-type="float">
            <text:p>585000</text:p>
          </table:table-cell>
          <table:table-cell table:formula="of:=[.F255]/[.D255]" office:value-type="float" office:value="278.704144830872" calcext:value-type="float">
            <text:p>27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94" calcext:value-type="float">
            <text:p>4036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float" office:value="461500" calcext:value-type="float">
            <text:p>461500</text:p>
          </table:table-cell>
          <table:table-cell table:formula="of:=[.F256]/[.D256]" office:value-type="float" office:value="318.275862068966" calcext:value-type="float">
            <text:p>31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17" calcext:value-type="float">
            <text:p>4037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float" office:value="680000" calcext:value-type="float">
            <text:p>680000</text:p>
          </table:table-cell>
          <table:table-cell table:formula="of:=[.F257]/[.D257]" office:value-type="float" office:value="289.115646258503" calcext:value-type="float">
            <text:p>289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12" calcext:value-type="float">
            <text:p>4037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float" office:value="617000" calcext:value-type="float">
            <text:p>617000</text:p>
          </table:table-cell>
          <table:table-cell table:formula="of:=[.F258]/[.D258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2" calcext:value-type="float">
            <text:p>4036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float" office:value="517500" calcext:value-type="float">
            <text:p>517500</text:p>
          </table:table-cell>
          <table:table-cell table:formula="of:=[.F259]/[.D259]" office:value-type="float" office:value="340.909090909091" calcext:value-type="float">
            <text:p>34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8" calcext:value-type="float">
            <text:p>4033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float" office:value="509000" calcext:value-type="float">
            <text:p>509000</text:p>
          </table:table-cell>
          <table:table-cell table:formula="of:=[.F260]/[.D260]" office:value-type="float" office:value="290.193842645382" calcext:value-type="float">
            <text:p>290</text:p>
          </table:table-cell>
          <table:table-cell office:value-type="float" office:value="663776" calcext:value-type="float">
            <text:p>663776</text:p>
          </table:table-cell>
          <table:table-cell office:value-type="float" office:value="403711" calcext:value-type="float">
            <text:p>4037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float" office:value="666000" calcext:value-type="float">
            <text:p>666000</text:p>
          </table:table-cell>
          <table:table-cell table:formula="of:=[.F261]/[.D261]" office:value-type="float" office:value="294.820717131474" calcext:value-type="float">
            <text:p>295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78" calcext:value-type="float">
            <text:p>4036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float" office:value="537500" calcext:value-type="float">
            <text:p>537500</text:p>
          </table:table-cell>
          <table:table-cell table:formula="of:=[.F262]/[.D262]" office:value-type="float" office:value="354.084321475626" calcext:value-type="float">
            <text:p>354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4" calcext:value-type="float">
            <text:p>4033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float" office:value="518000" calcext:value-type="float">
            <text:p>518000</text:p>
          </table:table-cell>
          <table:table-cell table:formula="of:=[.F263]/[.D263]" office:value-type="float" office:value="295.324971493729" calcext:value-type="float">
            <text:p>295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3" calcext:value-type="float">
            <text:p>4032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float" office:value="259000" calcext:value-type="float">
            <text:p>259000</text:p>
          </table:table-cell>
          <table:table-cell table:formula="of:=[.F264]/[.D264]" office:value-type="float" office:value="147.662485746864" calcext:value-type="float">
            <text:p>148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0" calcext:value-type="float">
            <text:p>4037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float" office:value="608000" calcext:value-type="float">
            <text:p>608000</text:p>
          </table:table-cell>
          <table:table-cell table:formula="of:=[.F265]/[.D265]" office:value-type="float" office:value="240.696753760887" calcext:value-type="float">
            <text:p>24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14" calcext:value-type="float">
            <text:p>4037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float" office:value="414000" calcext:value-type="float">
            <text:p>414000</text:p>
          </table:table-cell>
          <table:table-cell table:formula="of:=[.F266]/[.D266]" office:value-type="float" office:value="277.10843373494" calcext:value-type="float">
            <text:p>2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403" calcext:value-type="float">
            <text:p>4034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float" office:value="639000" calcext:value-type="float">
            <text:p>639000</text:p>
          </table:table-cell>
          <table:table-cell table:formula="of:=[.F267]/[.D267]" office:value-type="float" office:value="252.969121140143" calcext:value-type="float">
            <text:p>253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25" calcext:value-type="float">
            <text:p>4037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float" office:value="333000" calcext:value-type="float">
            <text:p>333000</text:p>
          </table:table-cell>
          <table:table-cell table:formula="of:=[.F268]/[.D268]" office:value-type="float" office:value="312.382739212008" calcext:value-type="float">
            <text:p>312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13" calcext:value-type="float">
            <text:p>4037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float" office:value="468000" calcext:value-type="float">
            <text:p>468000</text:p>
          </table:table-cell>
          <table:table-cell table:formula="of:=[.F269]/[.D269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406" calcext:value-type="float">
            <text:p>4034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float" office:value="459000" calcext:value-type="float">
            <text:p>459000</text:p>
          </table:table-cell>
          <table:table-cell table:formula="of:=[.F270]/[.D270]" office:value-type="float" office:value="302.371541501976" calcext:value-type="float">
            <text:p>302</text:p>
          </table:table-cell>
          <table:table-cell office:value-type="float" office:value="610170" calcext:value-type="float">
            <text:p>610170</text:p>
          </table:table-cell>
          <table:table-cell office:value-type="float" office:value="403349" calcext:value-type="float">
            <text:p>4033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float" office:value="595000" calcext:value-type="float">
            <text:p>595000</text:p>
          </table:table-cell>
          <table:table-cell table:formula="of:=[.F271]/[.D271]" office:value-type="float" office:value="283.468318246784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0" calcext:value-type="float">
            <text:p>4032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float" office:value="405000" calcext:value-type="float">
            <text:p>405000</text:p>
          </table:table-cell>
          <table:table-cell table:formula="of:=[.F272]/[.D272]" office:value-type="float" office:value="271.084337349398" calcext:value-type="float">
            <text:p>27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58" calcext:value-type="float">
            <text:p>40335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float" office:value="455000" calcext:value-type="float">
            <text:p>455000</text:p>
          </table:table-cell>
          <table:table-cell table:formula="of:=[.F273]/[.D273]" office:value-type="float" office:value="353.260869565217" calcext:value-type="float">
            <text:p>35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99" calcext:value-type="float">
            <text:p>4033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float" office:value="310500" calcext:value-type="float">
            <text:p>310500</text:p>
          </table:table-cell>
          <table:table-cell table:formula="of:=[.F274]/[.D274]" office:value-type="float" office:value="250.403225806452" calcext:value-type="float">
            <text:p>25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2" calcext:value-type="float">
            <text:p>4033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float" office:value="549000" calcext:value-type="float">
            <text:p>549000</text:p>
          </table:table-cell>
          <table:table-cell table:formula="of:=[.F275]/[.D275]" office:value-type="float" office:value="261.553120533587" calcext:value-type="float">
            <text:p>26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4" calcext:value-type="float">
            <text:p>4033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float" office:value="410000" calcext:value-type="float">
            <text:p>410000</text:p>
          </table:table-cell>
          <table:table-cell table:formula="of:=[.F276]/[.D276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7" calcext:value-type="float">
            <text:p>4033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float" office:value="338000" calcext:value-type="float">
            <text:p>338000</text:p>
          </table:table-cell>
          <table:table-cell table:formula="of:=[.F277]/[.D277]" office:value-type="float" office:value="239.54642097803" calcext:value-type="float">
            <text:p>24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9" calcext:value-type="float">
            <text:p>4033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float" office:value="356000" calcext:value-type="float">
            <text:p>356000</text:p>
          </table:table-cell>
          <table:table-cell table:formula="of:=[.F278]/[.D278]" office:value-type="float" office:value="252.303330970943" calcext:value-type="float">
            <text:p>25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5" calcext:value-type="float">
            <text:p>4033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float" office:value="491000" calcext:value-type="float">
            <text:p>491000</text:p>
          </table:table-cell>
          <table:table-cell table:formula="of:=[.F279]/[.D279]" office:value-type="float" office:value="271.8715393134" calcext:value-type="float">
            <text:p>27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float" office:value="351000" calcext:value-type="float">
            <text:p>351000</text:p>
          </table:table-cell>
          <table:table-cell table:formula="of:=[.F280]/[.D280]" office:value-type="float" office:value="283.064516129032" calcext:value-type="float">
            <text:p>28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405" calcext:value-type="float">
            <text:p>4034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float" office:value="410000" calcext:value-type="float">
            <text:p>410000</text:p>
          </table:table-cell>
          <table:table-cell table:formula="of:=[.F281]/[.D281]" office:value-type="float" office:value="274.431057563588" calcext:value-type="float">
            <text:p>274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0" calcext:value-type="float">
            <text:p>4033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float" office:value="684000" calcext:value-type="float">
            <text:p>684000</text:p>
          </table:table-cell>
          <table:table-cell table:formula="of:=[.F282]/[.D282]" office:value-type="float" office:value="270.783847980998" calcext:value-type="float">
            <text:p>27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299" calcext:value-type="float">
            <text:p>4032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float" office:value="563000" calcext:value-type="float">
            <text:p>563000</text:p>
          </table:table-cell>
          <table:table-cell table:formula="of:=[.F283]/[.D283]" office:value-type="float" office:value="388.275862068966" calcext:value-type="float">
            <text:p>388</text:p>
          </table:table-cell>
          <table:table-cell office:value-type="float" office:value="627606" calcext:value-type="float">
            <text:p>627606</text:p>
          </table:table-cell>
          <table:table-cell office:value-type="float" office:value="403303" calcext:value-type="float">
            <text:p>4033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float" office:value="520000" calcext:value-type="float">
            <text:p>520000</text:p>
          </table:table-cell>
          <table:table-cell table:formula="of:=[.F284]/[.D284]" office:value-type="float" office:value="296.465222348917" calcext:value-type="float">
            <text:p>29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5" calcext:value-type="float">
            <text:p>4032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float" office:value="657000" calcext:value-type="float">
            <text:p>657000</text:p>
          </table:table-cell>
          <table:table-cell table:formula="of:=[.F285]/[.D285]" office:value-type="float" office:value="290.836653386454" calcext:value-type="float">
            <text:p>291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306" calcext:value-type="float">
            <text:p>4033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float" office:value="486000" calcext:value-type="float">
            <text:p>486000</text:p>
          </table:table-cell>
          <table:table-cell table:formula="of:=[.F286]/[.D286]" office:value-type="float" office:value="277.080957810718" calcext:value-type="float">
            <text:p>27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7" calcext:value-type="float">
            <text:p>4033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float" office:value="464000" calcext:value-type="float">
            <text:p>464000</text:p>
          </table:table-cell>
          <table:table-cell table:formula="of:=[.F287]/[.D287]" office:value-type="float" office:value="320" calcext:value-type="float">
            <text:p>32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5" calcext:value-type="float">
            <text:p>4033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float" office:value="531000" calcext:value-type="float">
            <text:p>531000</text:p>
          </table:table-cell>
          <table:table-cell table:formula="of:=[.F288]/[.D288]" office:value-type="float" office:value="302.736602052452" calcext:value-type="float">
            <text:p>303</text:p>
          </table:table-cell>
          <table:table-cell office:value-type="float" office:value="671074" calcext:value-type="float">
            <text:p>671074</text:p>
          </table:table-cell>
          <table:table-cell office:value-type="float" office:value="403266" calcext:value-type="float">
            <text:p>4032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89]/[.D2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0]/[.D2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1]/[.D2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2]/[.D2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3]/[.D2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4]/[.D2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5]/[.D2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6]/[.D2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7]/[.D2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8]/[.D2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9]/[.D2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0]/[.D3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1]/[.D3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2]/[.D3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3]/[.D3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float" office:value="0" calcext:value-type="float">
            <text:p>0</text:p>
          </table:table-cell>
          <table:table-cell table:formula="of:=[.F304]/[.D304]" office:value-type="float" office:value="0" calcext:value-type="float">
            <text:p>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1" calcext:value-type="float">
            <text:p>4796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table:formula="of:=[.F305]/[.D305]" office:value-type="float" office:value="592.307692307692" calcext:value-type="float">
            <text:p>592</text:p>
          </table:table-cell>
          <table:table-cell office:value-type="float" office:value="808539" calcext:value-type="float">
            <text:p>808539</text:p>
          </table:table-cell>
          <table:table-cell office:value-type="float" office:value="403334" calcext:value-type="float">
            <text:p>40333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table:formula="of:=[.F306]/[.D306]" office:value-type="float" office:value="506.595565534662" calcext:value-type="float">
            <text:p>507</text:p>
          </table:table-cell>
          <table:table-cell office:value-type="float" office:value="1063695" calcext:value-type="float">
            <text:p>1063695</text:p>
          </table:table-cell>
          <table:table-cell office:value-type="float" office:value="403318" calcext:value-type="float">
            <text:p>40331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table:formula="of:=[.F307]/[.D307]" office:value-type="float" office:value="655.605018211251" calcext:value-type="float">
            <text:p>656</text:p>
          </table:table-cell>
          <table:table-cell office:value-type="float" office:value="810065" calcext:value-type="float">
            <text:p>810065</text:p>
          </table:table-cell>
          <table:table-cell office:value-type="float" office:value="403329" calcext:value-type="float">
            <text:p>40332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table:formula="of:=[.F308]/[.D308]" office:value-type="float" office:value="350.616591928251" calcext:value-type="float">
            <text:p>351</text:p>
          </table:table-cell>
          <table:table-cell office:value-type="float" office:value="1081940" calcext:value-type="float">
            <text:p>1081940</text:p>
          </table:table-cell>
          <table:table-cell office:value-type="float" office:value="403339" calcext:value-type="float">
            <text:p>40333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table:formula="of:=[.F309]/[.D309]" office:value-type="float" office:value="493.383742911153" calcext:value-type="float">
            <text:p>493</text:p>
          </table:table-cell>
          <table:table-cell office:value-type="float" office:value="923143" calcext:value-type="float">
            <text:p>923143</text:p>
          </table:table-cell>
          <table:table-cell office:value-type="float" office:value="403333" calcext:value-type="float">
            <text:p>40333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table:formula="of:=[.F310]/[.D310]" office:value-type="float" office:value="473.516949152542" calcext:value-type="float">
            <text:p>474</text:p>
          </table:table-cell>
          <table:table-cell office:value-type="float" office:value="908576" calcext:value-type="float">
            <text:p>908576</text:p>
          </table:table-cell>
          <table:table-cell office:value-type="float" office:value="403343" calcext:value-type="float">
            <text:p>40334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table:formula="of:=[.F311]/[.D311]" office:value-type="float" office:value="484.739676840215" calcext:value-type="float">
            <text:p>485</text:p>
          </table:table-cell>
          <table:table-cell office:value-type="float" office:value="745381" calcext:value-type="float">
            <text:p>745381</text:p>
          </table:table-cell>
          <table:table-cell office:value-type="float" office:value="403322" calcext:value-type="float">
            <text:p>40332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table:formula="of:=[.F312]/[.D312]" office:value-type="float" office:value="253.264295362449" calcext:value-type="float">
            <text:p>253</text:p>
          </table:table-cell>
          <table:table-cell office:value-type="float" office:value="751373" calcext:value-type="float">
            <text:p>751373</text:p>
          </table:table-cell>
          <table:table-cell office:value-type="float" office:value="403341" calcext:value-type="float">
            <text:p>40334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table:formula="of:=[.F313]/[.D313]" office:value-type="float" office:value="353.026987600292" calcext:value-type="float">
            <text:p>353</text:p>
          </table:table-cell>
          <table:table-cell office:value-type="float" office:value="853640" calcext:value-type="float">
            <text:p>853640</text:p>
          </table:table-cell>
          <table:table-cell office:value-type="float" office:value="403338" calcext:value-type="float">
            <text:p>40333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table:formula="of:=[.F314]/[.D314]" office:value-type="float" office:value="355.181880576527" calcext:value-type="float">
            <text:p>355</text:p>
          </table:table-cell>
          <table:table-cell office:value-type="float" office:value="895539" calcext:value-type="float">
            <text:p>895539</text:p>
          </table:table-cell>
          <table:table-cell office:value-type="float" office:value="403327" calcext:value-type="float">
            <text:p>40332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table:formula="of:=[.F315]/[.D315]" office:value-type="float" office:value="316.282702069504" calcext:value-type="float">
            <text:p>316</text:p>
          </table:table-cell>
          <table:table-cell office:value-type="float" office:value="852706" calcext:value-type="float">
            <text:p>852706</text:p>
          </table:table-cell>
          <table:table-cell office:value-type="float" office:value="403326" calcext:value-type="float">
            <text:p>40332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table:formula="of:=[.F316]/[.D316]" office:value-type="float" office:value="415.623651273198" calcext:value-type="float">
            <text:p>416</text:p>
          </table:table-cell>
          <table:table-cell office:value-type="float" office:value="960674" calcext:value-type="float">
            <text:p>960674</text:p>
          </table:table-cell>
          <table:table-cell office:value-type="float" office:value="403331" calcext:value-type="float">
            <text:p>40333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table:formula="of:=[.F317]/[.D317]" office:value-type="float" office:value="383.643826965583" calcext:value-type="float">
            <text:p>384</text:p>
          </table:table-cell>
          <table:table-cell office:value-type="float" office:value="1214459" calcext:value-type="float">
            <text:p>1214459</text:p>
          </table:table-cell>
          <table:table-cell office:value-type="float" office:value="403325" calcext:value-type="float">
            <text:p>40332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table:formula="of:=[.F318]/[.D318]" office:value-type="float" office:value="302.857142857143" calcext:value-type="float">
            <text:p>303</text:p>
          </table:table-cell>
          <table:table-cell office:value-type="float" office:value="1143041" calcext:value-type="float">
            <text:p>1143041</text:p>
          </table:table-cell>
          <table:table-cell office:value-type="float" office:value="403330" calcext:value-type="float">
            <text:p>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table:formula="of:=[.F319]/[.D319]" office:value-type="float" office:value="294.910179640719" calcext:value-type="float">
            <text:p>295</text:p>
          </table:table-cell>
          <table:table-cell office:value-type="float" office:value="864863" calcext:value-type="float">
            <text:p>864863</text:p>
          </table:table-cell>
          <table:table-cell office:value-type="float" office:value="403344" calcext:value-type="float">
            <text:p>40334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table:formula="of:=[.F320]/[.D320]" office:value-type="float" office:value="296.013289036545" calcext:value-type="float">
            <text:p>296</text:p>
          </table:table-cell>
          <table:table-cell office:value-type="float" office:value="950574" calcext:value-type="float">
            <text:p>950574</text:p>
          </table:table-cell>
          <table:table-cell office:value-type="float" office:value="403346" calcext:value-type="float">
            <text:p>40334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table:formula="of:=[.F321]/[.D321]" office:value-type="float" office:value="243.975903614458" calcext:value-type="float">
            <text:p>244</text:p>
          </table:table-cell>
          <table:table-cell office:value-type="float" office:value="1045003" calcext:value-type="float">
            <text:p>1045003</text:p>
          </table:table-cell>
          <table:table-cell office:value-type="float" office:value="403320" calcext:value-type="float">
            <text:p>40332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table:formula="of:=[.F322]/[.D322]" office:value-type="float" office:value="247.428739347634" calcext:value-type="float">
            <text:p>247</text:p>
          </table:table-cell>
          <table:table-cell office:value-type="float" office:value="948284" calcext:value-type="float">
            <text:p>948284</text:p>
          </table:table-cell>
          <table:table-cell office:value-type="float" office:value="403324" calcext:value-type="float">
            <text:p>40332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table:formula="of:=[.F323]/[.D323]" office:value-type="float" office:value="274.718397997497" calcext:value-type="float">
            <text:p>275</text:p>
          </table:table-cell>
          <table:table-cell office:value-type="float" office:value="952089" calcext:value-type="float">
            <text:p>952089</text:p>
          </table:table-cell>
          <table:table-cell office:value-type="float" office:value="403340" calcext:value-type="float">
            <text:p>40334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table:formula="of:=[.F324]/[.D324]" office:value-type="float" office:value="260.309278350515" calcext:value-type="float">
            <text:p>260</text:p>
          </table:table-cell>
          <table:table-cell office:value-type="float" office:value="872280" calcext:value-type="float">
            <text:p>872280</text:p>
          </table:table-cell>
          <table:table-cell office:value-type="float" office:value="403323" calcext:value-type="float">
            <text:p>40332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table:formula="of:=[.F325]/[.D325]" office:value-type="float" office:value="292.321375630003" calcext:value-type="float">
            <text:p>292</text:p>
          </table:table-cell>
          <table:table-cell office:value-type="float" office:value="1030092" calcext:value-type="float">
            <text:p>1030092</text:p>
          </table:table-cell>
          <table:table-cell office:value-type="float" office:value="403342" calcext:value-type="float">
            <text:p>40334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table:formula="of:=[.F326]/[.D326]" office:value-type="float" office:value="319.173811379579" calcext:value-type="float">
            <text:p>319</text:p>
          </table:table-cell>
          <table:table-cell office:value-type="float" office:value="836307" calcext:value-type="float">
            <text:p>836307</text:p>
          </table:table-cell>
          <table:table-cell office:value-type="float" office:value="403319" calcext:value-type="float">
            <text:p>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table:formula="of:=[.F327]/[.D327]" office:value-type="float" office:value="300.519031141869" calcext:value-type="float">
            <text:p>301</text:p>
          </table:table-cell>
          <table:table-cell office:value-type="float" office:value="925935" calcext:value-type="float">
            <text:p>925935</text:p>
          </table:table-cell>
          <table:table-cell office:value-type="float" office:value="403345" calcext:value-type="float">
            <text:p>40334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table:formula="of:=[.F328]/[.D328]" office:value-type="float" office:value="173.539518900344" calcext:value-type="float">
            <text:p>174</text:p>
          </table:table-cell>
          <table:table-cell office:value-type="float" office:value="1232152" calcext:value-type="float">
            <text:p>1232152</text:p>
          </table:table-cell>
          <table:table-cell office:value-type="float" office:value="403337" calcext:value-type="float">
            <text:p>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table:formula="of:=[.F329]/[.D329]" office:value-type="float" office:value="271.95165303946" calcext:value-type="float">
            <text:p>272</text:p>
          </table:table-cell>
          <table:table-cell office:value-type="float" office:value="896144" calcext:value-type="float">
            <text:p>896144</text:p>
          </table:table-cell>
          <table:table-cell office:value-type="float" office:value="403332" calcext:value-type="float">
            <text:p>40333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table:formula="of:=[.F330]/[.D330]" office:value-type="float" office:value="193.063899508465" calcext:value-type="float">
            <text:p>193</text:p>
          </table:table-cell>
          <table:table-cell office:value-type="float" office:value="1094507" calcext:value-type="float">
            <text:p>1094507</text:p>
          </table:table-cell>
          <table:table-cell office:value-type="float" office:value="403321" calcext:value-type="float">
            <text:p>40332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table:formula="of:=[.F331]/[.D331]" office:value-type="float" office:value="209.011943539631" calcext:value-type="float">
            <text:p>209</text:p>
          </table:table-cell>
          <table:table-cell office:value-type="float" office:value="1102757" calcext:value-type="float">
            <text:p>1102757</text:p>
          </table:table-cell>
          <table:table-cell office:value-type="float" office:value="403348" calcext:value-type="float">
            <text:p>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table:formula="of:=[.F332]/[.D332]" office:value-type="float" office:value="291.199309749784" calcext:value-type="float">
            <text:p>291</text:p>
          </table:table-cell>
          <table:table-cell office:value-type="float" office:value="775287" calcext:value-type="float">
            <text:p>775287</text:p>
          </table:table-cell>
          <table:table-cell office:value-type="float" office:value="403347" calcext:value-type="float">
            <text:p>40334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table:formula="of:=[.F333]/[.D333]" office:value-type="float" office:value="261.995753715499" calcext:value-type="float">
            <text:p>262</text:p>
          </table:table-cell>
          <table:table-cell office:value-type="float" office:value="785596" calcext:value-type="float">
            <text:p>785596</text:p>
          </table:table-cell>
          <table:table-cell office:value-type="float" office:value="403328" calcext:value-type="float">
            <text:p>40332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table:formula="of:=[.F334]/[.D334]" office:value-type="float" office:value="260.887949260042" calcext:value-type="float">
            <text:p>261</text:p>
          </table:table-cell>
          <table:table-cell office:value-type="float" office:value="789684" calcext:value-type="float">
            <text:p>789684</text:p>
          </table:table-cell>
          <table:table-cell office:value-type="float" office:value="403336" calcext:value-type="float">
            <text:p>40333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table:formula="of:=[.F335]/[.D335]" office:value-type="float" office:value="268.759571209801" calcext:value-type="float">
            <text:p>269</text:p>
          </table:table-cell>
          <table:table-cell office:value-type="float" office:value="849239" calcext:value-type="float">
            <text:p>849239</text:p>
          </table:table-cell>
          <table:table-cell office:value-type="float" office:value="403335" calcext:value-type="float">
            <text:p>40333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36]/[.D3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37]/[.D3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</table:table-row>
      </table:table>
      <table:table table:name="cottag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1" table:default-cell-style-name="ce2"/>
        <table:table-column table:style-name="co11" table:default-cell-style-name="Default"/>
        <table:table-column table:style-name="co11" table:default-cell-style-name="ce4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st_num</text:p>
          </table:table-cell>
          <table:table-cell table:style-name="ce1" office:value-type="string" calcext:value-type="string">
            <text:p>unit_num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heated_area</text:p>
          </table:table-cell>
          <table:table-cell table:style-name="ce1" office:value-type="string" calcext:value-type="string">
            <text:p>deed_date</text:p>
          </table:table-cell>
          <table:table-cell table:style-name="ce3" office:value-type="string" calcext:value-type="string">
            <text:p>pkg_sale_price</text:p>
          </table:table-cell>
          <table:table-cell table:style-name="ce3" office:value-type="string" calcext:value-type="string">
            <text:p>price_sft</text:p>
          </table:table-cell>
          <table:table-cell table:style-name="ce3" office:value-type="string" calcext:value-type="string">
            <text:p>assessed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st_name</text:p>
          </table:table-cell>
          <table:table-cell table:style-name="ce5" office:value-type="string" calcext:value-type="string">
            <text:p>deed_url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table:formula="of:=[.F2]/[.D2]" office:value-type="float" office:value="506.595565534662" calcext:value-type="float">
            <text:p>507</text:p>
          </table:table-cell>
          <table:table-cell office:value-type="float" office:value="1063695" calcext:value-type="float">
            <text:p>1063695</text:p>
          </table:table-cell>
          <table:table-cell office:value-type="float" office:value="403318" calcext:value-type="float">
            <text:p>40331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8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table:formula="of:=[.F3]/[.D3]" office:value-type="float" office:value="655.605018211251" calcext:value-type="float">
            <text:p>656</text:p>
          </table:table-cell>
          <table:table-cell office:value-type="float" office:value="810065" calcext:value-type="float">
            <text:p>810065</text:p>
          </table:table-cell>
          <table:table-cell office:value-type="float" office:value="403329" calcext:value-type="float">
            <text:p>40332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9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table:formula="of:=[.F4]/[.D4]" office:value-type="float" office:value="592.307692307692" calcext:value-type="float">
            <text:p>592</text:p>
          </table:table-cell>
          <table:table-cell office:value-type="float" office:value="808539" calcext:value-type="float">
            <text:p>808539</text:p>
          </table:table-cell>
          <table:table-cell office:value-type="float" office:value="403334" calcext:value-type="float">
            <text:p>40333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4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table:formula="of:=[.F5]/[.D5]" office:value-type="float" office:value="473.516949152542" calcext:value-type="float">
            <text:p>474</text:p>
          </table:table-cell>
          <table:table-cell office:value-type="float" office:value="908576" calcext:value-type="float">
            <text:p>908576</text:p>
          </table:table-cell>
          <table:table-cell office:value-type="float" office:value="403343" calcext:value-type="float">
            <text:p>40334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3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table:formula="of:=[.F6]/[.D6]" office:value-type="float" office:value="493.383742911153" calcext:value-type="float">
            <text:p>493</text:p>
          </table:table-cell>
          <table:table-cell office:value-type="float" office:value="923143" calcext:value-type="float">
            <text:p>923143</text:p>
          </table:table-cell>
          <table:table-cell office:value-type="float" office:value="403333" calcext:value-type="float">
            <text:p>40333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3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table:formula="of:=[.F7]/[.D7]" office:value-type="float" office:value="350.616591928251" calcext:value-type="float">
            <text:p>351</text:p>
          </table:table-cell>
          <table:table-cell office:value-type="float" office:value="1081940" calcext:value-type="float">
            <text:p>1081940</text:p>
          </table:table-cell>
          <table:table-cell office:value-type="float" office:value="403339" calcext:value-type="float">
            <text:p>40333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9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table:formula="of:=[.F8]/[.D8]" office:value-type="float" office:value="383.643826965583" calcext:value-type="float">
            <text:p>384</text:p>
          </table:table-cell>
          <table:table-cell office:value-type="float" office:value="1214459" calcext:value-type="float">
            <text:p>1214459</text:p>
          </table:table-cell>
          <table:table-cell office:value-type="float" office:value="403325" calcext:value-type="float">
            <text:p>40332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5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table:formula="of:=[.F9]/[.D9]" office:value-type="float" office:value="302.857142857143" calcext:value-type="float">
            <text:p>303</text:p>
          </table:table-cell>
          <table:table-cell office:value-type="float" office:value="1143041" calcext:value-type="float">
            <text:p>1143041</text:p>
          </table:table-cell>
          <table:table-cell office:value-type="float" office:value="403330" calcext:value-type="float">
            <text:p>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0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table:formula="of:=[.F10]/[.D10]" office:value-type="float" office:value="484.739676840215" calcext:value-type="float">
            <text:p>485</text:p>
          </table:table-cell>
          <table:table-cell office:value-type="float" office:value="745381" calcext:value-type="float">
            <text:p>745381</text:p>
          </table:table-cell>
          <table:table-cell office:value-type="float" office:value="403322" calcext:value-type="float">
            <text:p>40332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2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table:formula="of:=[.F11]/[.D11]" office:value-type="float" office:value="355.181880576527" calcext:value-type="float">
            <text:p>355</text:p>
          </table:table-cell>
          <table:table-cell office:value-type="float" office:value="895539" calcext:value-type="float">
            <text:p>895539</text:p>
          </table:table-cell>
          <table:table-cell office:value-type="float" office:value="403327" calcext:value-type="float">
            <text:p>40332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7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table:formula="of:=[.F12]/[.D12]" office:value-type="float" office:value="292.321375630003" calcext:value-type="float">
            <text:p>292</text:p>
          </table:table-cell>
          <table:table-cell office:value-type="float" office:value="1030092" calcext:value-type="float">
            <text:p>1030092</text:p>
          </table:table-cell>
          <table:table-cell office:value-type="float" office:value="403342" calcext:value-type="float">
            <text:p>40334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2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table:formula="of:=[.F13]/[.D13]" office:value-type="float" office:value="353.026987600292" calcext:value-type="float">
            <text:p>353</text:p>
          </table:table-cell>
          <table:table-cell office:value-type="float" office:value="853640" calcext:value-type="float">
            <text:p>853640</text:p>
          </table:table-cell>
          <table:table-cell office:value-type="float" office:value="403338" calcext:value-type="float">
            <text:p>40333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8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table:formula="of:=[.F14]/[.D14]" office:value-type="float" office:value="415.623651273198" calcext:value-type="float">
            <text:p>416</text:p>
          </table:table-cell>
          <table:table-cell office:value-type="float" office:value="960674" calcext:value-type="float">
            <text:p>960674</text:p>
          </table:table-cell>
          <table:table-cell office:value-type="float" office:value="403331" calcext:value-type="float">
            <text:p>40333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1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table:formula="of:=[.F15]/[.D15]" office:value-type="float" office:value="296.013289036545" calcext:value-type="float">
            <text:p>296</text:p>
          </table:table-cell>
          <table:table-cell office:value-type="float" office:value="950574" calcext:value-type="float">
            <text:p>950574</text:p>
          </table:table-cell>
          <table:table-cell office:value-type="float" office:value="403346" calcext:value-type="float">
            <text:p>40334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6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table:formula="of:=[.F16]/[.D16]" office:value-type="float" office:value="274.718397997497" calcext:value-type="float">
            <text:p>275</text:p>
          </table:table-cell>
          <table:table-cell office:value-type="float" office:value="952089" calcext:value-type="float">
            <text:p>952089</text:p>
          </table:table-cell>
          <table:table-cell office:value-type="float" office:value="403340" calcext:value-type="float">
            <text:p>40334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0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table:formula="of:=[.F17]/[.D17]" office:value-type="float" office:value="300.519031141869" calcext:value-type="float">
            <text:p>301</text:p>
          </table:table-cell>
          <table:table-cell office:value-type="float" office:value="925935" calcext:value-type="float">
            <text:p>925935</text:p>
          </table:table-cell>
          <table:table-cell office:value-type="float" office:value="403345" calcext:value-type="float">
            <text:p>40334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5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table:formula="of:=[.F18]/[.D18]" office:value-type="float" office:value="243.975903614458" calcext:value-type="float">
            <text:p>244</text:p>
          </table:table-cell>
          <table:table-cell office:value-type="float" office:value="1045003" calcext:value-type="float">
            <text:p>1045003</text:p>
          </table:table-cell>
          <table:table-cell office:value-type="float" office:value="403320" calcext:value-type="float">
            <text:p>40332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0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table:formula="of:=[.F19]/[.D19]" office:value-type="float" office:value="247.428739347634" calcext:value-type="float">
            <text:p>247</text:p>
          </table:table-cell>
          <table:table-cell office:value-type="float" office:value="948284" calcext:value-type="float">
            <text:p>948284</text:p>
          </table:table-cell>
          <table:table-cell office:value-type="float" office:value="403324" calcext:value-type="float">
            <text:p>40332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4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table:formula="of:=[.F20]/[.D20]" office:value-type="float" office:value="319.173811379579" calcext:value-type="float">
            <text:p>319</text:p>
          </table:table-cell>
          <table:table-cell office:value-type="float" office:value="836307" calcext:value-type="float">
            <text:p>836307</text:p>
          </table:table-cell>
          <table:table-cell office:value-type="float" office:value="403319" calcext:value-type="float">
            <text:p>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9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table:formula="of:=[.F21]/[.D21]" office:value-type="float" office:value="316.282702069504" calcext:value-type="float">
            <text:p>316</text:p>
          </table:table-cell>
          <table:table-cell office:value-type="float" office:value="852706" calcext:value-type="float">
            <text:p>852706</text:p>
          </table:table-cell>
          <table:table-cell office:value-type="float" office:value="403326" calcext:value-type="float">
            <text:p>40332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6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table:formula="of:=[.F22]/[.D22]" office:value-type="float" office:value="294.910179640719" calcext:value-type="float">
            <text:p>295</text:p>
          </table:table-cell>
          <table:table-cell office:value-type="float" office:value="864863" calcext:value-type="float">
            <text:p>864863</text:p>
          </table:table-cell>
          <table:table-cell office:value-type="float" office:value="403344" calcext:value-type="float">
            <text:p>40334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4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table:formula="of:=[.F23]/[.D23]" office:value-type="float" office:value="209.011943539631" calcext:value-type="float">
            <text:p>209</text:p>
          </table:table-cell>
          <table:table-cell office:value-type="float" office:value="1102757" calcext:value-type="float">
            <text:p>1102757</text:p>
          </table:table-cell>
          <table:table-cell office:value-type="float" office:value="403348" calcext:value-type="float">
            <text:p>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8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table:formula="of:=[.F24]/[.D24]" office:value-type="float" office:value="271.95165303946" calcext:value-type="float">
            <text:p>272</text:p>
          </table:table-cell>
          <table:table-cell office:value-type="float" office:value="896144" calcext:value-type="float">
            <text:p>896144</text:p>
          </table:table-cell>
          <table:table-cell office:value-type="float" office:value="403332" calcext:value-type="float">
            <text:p>40333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2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table:formula="of:=[.F25]/[.D25]" office:value-type="float" office:value="260.309278350515" calcext:value-type="float">
            <text:p>260</text:p>
          </table:table-cell>
          <table:table-cell office:value-type="float" office:value="872280" calcext:value-type="float">
            <text:p>872280</text:p>
          </table:table-cell>
          <table:table-cell office:value-type="float" office:value="403323" calcext:value-type="float">
            <text:p>40332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3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table:formula="of:=[.F26]/[.D26]" office:value-type="float" office:value="173.539518900344" calcext:value-type="float">
            <text:p>174</text:p>
          </table:table-cell>
          <table:table-cell office:value-type="float" office:value="1232152" calcext:value-type="float">
            <text:p>1232152</text:p>
          </table:table-cell>
          <table:table-cell office:value-type="float" office:value="403337" calcext:value-type="float">
            <text:p>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7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table:formula="of:=[.F27]/[.D27]" office:value-type="float" office:value="193.063899508465" calcext:value-type="float">
            <text:p>193</text:p>
          </table:table-cell>
          <table:table-cell office:value-type="float" office:value="1094507" calcext:value-type="float">
            <text:p>1094507</text:p>
          </table:table-cell>
          <table:table-cell office:value-type="float" office:value="403321" calcext:value-type="float">
            <text:p>40332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1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table:formula="of:=[.F28]/[.D28]" office:value-type="float" office:value="268.759571209801" calcext:value-type="float">
            <text:p>269</text:p>
          </table:table-cell>
          <table:table-cell office:value-type="float" office:value="849239" calcext:value-type="float">
            <text:p>849239</text:p>
          </table:table-cell>
          <table:table-cell office:value-type="float" office:value="403335" calcext:value-type="float">
            <text:p>40333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5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table:formula="of:=[.F29]/[.D29]" office:value-type="float" office:value="291.199309749784" calcext:value-type="float">
            <text:p>291</text:p>
          </table:table-cell>
          <table:table-cell office:value-type="float" office:value="775287" calcext:value-type="float">
            <text:p>775287</text:p>
          </table:table-cell>
          <table:table-cell office:value-type="float" office:value="403347" calcext:value-type="float">
            <text:p>40334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7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table:formula="of:=[.F30]/[.D30]" office:value-type="float" office:value="261.995753715499" calcext:value-type="float">
            <text:p>262</text:p>
          </table:table-cell>
          <table:table-cell office:value-type="float" office:value="785596" calcext:value-type="float">
            <text:p>785596</text:p>
          </table:table-cell>
          <table:table-cell office:value-type="float" office:value="403328" calcext:value-type="float">
            <text:p>40332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8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table:formula="of:=[.F31]/[.D31]" office:value-type="float" office:value="260.887949260042" calcext:value-type="float">
            <text:p>261</text:p>
          </table:table-cell>
          <table:table-cell office:value-type="float" office:value="789684" calcext:value-type="float">
            <text:p>789684</text:p>
          </table:table-cell>
          <table:table-cell office:value-type="float" office:value="403336" calcext:value-type="float">
            <text:p>40333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6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table:formula="of:=[.F32]/[.D32]" office:value-type="float" office:value="253.264295362449" calcext:value-type="float">
            <text:p>253</text:p>
          </table:table-cell>
          <table:table-cell office:value-type="float" office:value="751373" calcext:value-type="float">
            <text:p>751373</text:p>
          </table:table-cell>
          <table:table-cell office:value-type="float" office:value="403341" calcext:value-type="float">
            <text:p>40334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1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3]/[.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4]/[.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</table:table-row>
      </table:table>
      <table:table table:name="condos" table:style-name="ta1">
        <table:table-column table:style-name="co1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1" table:default-cell-style-name="ce2"/>
        <table:table-column table:style-name="co11" table:default-cell-style-name="Default"/>
        <table:table-column table:style-name="co11" table:default-cell-style-name="ce4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st_num</text:p>
          </table:table-cell>
          <table:table-cell table:style-name="ce1" office:value-type="string" calcext:value-type="string">
            <text:p>unit_num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heated_area</text:p>
          </table:table-cell>
          <table:table-cell table:style-name="ce1" office:value-type="string" calcext:value-type="string">
            <text:p>deed_date</text:p>
          </table:table-cell>
          <table:table-cell table:style-name="ce3" office:value-type="string" calcext:value-type="string">
            <text:p>pkg_sale_price</text:p>
          </table:table-cell>
          <table:table-cell table:style-name="ce3" office:value-type="string" calcext:value-type="string">
            <text:p>price_sft</text:p>
          </table:table-cell>
          <table:table-cell table:style-name="ce3" office:value-type="string" calcext:value-type="string">
            <text:p>assessed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st_name</text:p>
          </table:table-cell>
          <table:table-cell table:style-name="ce5" office:value-type="string" calcext:value-type="string">
            <text:p>deed_url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table:formula="of:=[.F2]/[.D2]" office:value-type="float" office:value="254.464285714286" calcext:value-type="float">
            <text:p>254</text:p>
          </table:table-cell>
          <table:table-cell office:value-type="float" office:value="1053962" calcext:value-type="float">
            <text:p>1053962</text:p>
          </table:table-cell>
          <table:table-cell office:value-type="float" office:value="404205" calcext:value-type="float">
            <text:p>4042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4205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float" office:value="513000" calcext:value-type="float">
            <text:p>513000</text:p>
          </table:table-cell>
          <table:table-cell table:formula="of:=[.F3]/[.D3]" office:value-type="float" office:value="284.053156146179" calcext:value-type="float">
            <text:p>284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1" calcext:value-type="float">
            <text:p>4033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1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float" office:value="720000" calcext:value-type="float">
            <text:p>720000</text:p>
          </table:table-cell>
          <table:table-cell table:formula="of:=[.F4]/[.D4]" office:value-type="float" office:value="410.490307867731" calcext:value-type="float">
            <text:p>41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96" calcext:value-type="float">
            <text:p>4032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6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float" office:value="1283000" calcext:value-type="float">
            <text:p>1283000</text:p>
          </table:table-cell>
          <table:table-cell table:formula="of:=[.F5]/[.D5]" office:value-type="float" office:value="567.950420540062" calcext:value-type="float">
            <text:p>56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72" calcext:value-type="float">
            <text:p>4032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2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float" office:value="1305000" calcext:value-type="float">
            <text:p>1305000</text:p>
          </table:table-cell>
          <table:table-cell table:formula="of:=[.F6]/[.D6]" office:value-type="float" office:value="577.689243027888" calcext:value-type="float">
            <text:p>578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84" calcext:value-type="float">
            <text:p>4032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4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float" office:value="449000" calcext:value-type="float">
            <text:p>449000</text:p>
          </table:table-cell>
          <table:table-cell table:formula="of:=[.F7]/[.D7]" office:value-type="float" office:value="362.096774193548" calcext:value-type="float">
            <text:p>362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56" calcext:value-type="float">
            <text:p>4033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6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float" office:value="585000" calcext:value-type="float">
            <text:p>585000</text:p>
          </table:table-cell>
          <table:table-cell table:formula="of:=[.F8]/[.D8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95" calcext:value-type="float">
            <text:p>4036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5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float" office:value="711000" calcext:value-type="float">
            <text:p>711000</text:p>
          </table:table-cell>
          <table:table-cell table:formula="of:=[.F9]/[.D9]" office:value-type="float" office:value="405.359179019384" calcext:value-type="float">
            <text:p>405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93" calcext:value-type="float">
            <text:p>4036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3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float" office:value="518000" calcext:value-type="float">
            <text:p>518000</text:p>
          </table:table-cell>
          <table:table-cell table:formula="of:=[.F10]/[.D10]" office:value-type="float" office:value="246.784182944259" calcext:value-type="float">
            <text:p>24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3" calcext:value-type="float">
            <text:p>4032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3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float" office:value="486000" calcext:value-type="float">
            <text:p>486000</text:p>
          </table:table-cell>
          <table:table-cell table:formula="of:=[.F11]/[.D11]" office:value-type="float" office:value="344.436569808646" calcext:value-type="float">
            <text:p>344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6" calcext:value-type="float">
            <text:p>4033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6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float" office:value="581000" calcext:value-type="float">
            <text:p>581000</text:p>
          </table:table-cell>
          <table:table-cell table:formula="of:=[.F12]/[.D12]" office:value-type="float" office:value="451.086956521739" calcext:value-type="float">
            <text:p>45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62" calcext:value-type="float">
            <text:p>4033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2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float" office:value="459000" calcext:value-type="float">
            <text:p>459000</text:p>
          </table:table-cell>
          <table:table-cell table:formula="of:=[.F13]/[.D13]" office:value-type="float" office:value="380.912863070539" calcext:value-type="float">
            <text:p>381</text:p>
          </table:table-cell>
          <table:table-cell office:value-type="float" office:value="492816" calcext:value-type="float">
            <text:p>492816</text:p>
          </table:table-cell>
          <table:table-cell office:value-type="float" office:value="461513" calcext:value-type="float">
            <text:p>4615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3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float" office:value="666000" calcext:value-type="float">
            <text:p>666000</text:p>
          </table:table-cell>
          <table:table-cell table:formula="of:=[.F14]/[.D14]" office:value-type="float" office:value="379.703534777651" calcext:value-type="float">
            <text:p>38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30" calcext:value-type="float">
            <text:p>4037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30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float" office:value="708000" calcext:value-type="float">
            <text:p>708000</text:p>
          </table:table-cell>
          <table:table-cell table:formula="of:=[.F15]/[.D15]" office:value-type="float" office:value="466.403162055336" calcext:value-type="float">
            <text:p>466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4" calcext:value-type="float">
            <text:p>4033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4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float" office:value="625500" calcext:value-type="float">
            <text:p>625500</text:p>
          </table:table-cell>
          <table:table-cell table:formula="of:=[.F16]/[.D16]" office:value-type="float" office:value="356.613454960091" calcext:value-type="float">
            <text:p>35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5" calcext:value-type="float">
            <text:p>4032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5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float" office:value="450000" calcext:value-type="float">
            <text:p>450000</text:p>
          </table:table-cell>
          <table:table-cell table:formula="of:=[.F17]/[.D17]" office:value-type="float" office:value="362.903225806452" calcext:value-type="float">
            <text:p>36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82" calcext:value-type="float">
            <text:p>4033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2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float" office:value="369000" calcext:value-type="float">
            <text:p>369000</text:p>
          </table:table-cell>
          <table:table-cell table:formula="of:=[.F18]/[.D18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87" calcext:value-type="float">
            <text:p>4032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7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float" office:value="855000" calcext:value-type="float">
            <text:p>855000</text:p>
          </table:table-cell>
          <table:table-cell table:formula="of:=[.F19]/[.D19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5" calcext:value-type="float">
            <text:p>403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5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float" office:value="585000" calcext:value-type="float">
            <text:p>585000</text:p>
          </table:table-cell>
          <table:table-cell table:formula="of:=[.F20]/[.D20]" office:value-type="float" office:value="403.448275862069" calcext:value-type="float">
            <text:p>403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0" calcext:value-type="float">
            <text:p>4037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0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float" office:value="698000" calcext:value-type="float">
            <text:p>698000</text:p>
          </table:table-cell>
          <table:table-cell table:formula="of:=[.F21]/[.D21]" office:value-type="float" office:value="386.489479512735" calcext:value-type="float">
            <text:p>386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65" calcext:value-type="float">
            <text:p>4033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5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float" office:value="441000" calcext:value-type="float">
            <text:p>441000</text:p>
          </table:table-cell>
          <table:table-cell table:formula="of:=[.F22]/[.D22]" office:value-type="float" office:value="342.391304347826" calcext:value-type="float">
            <text:p>342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401" calcext:value-type="float">
            <text:p>4034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1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float" office:value="459000" calcext:value-type="float">
            <text:p>459000</text:p>
          </table:table-cell>
          <table:table-cell table:formula="of:=[.F23]/[.D23]" office:value-type="float" office:value="356.643356643357" calcext:value-type="float">
            <text:p>35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18" calcext:value-type="float">
            <text:p>4615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8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float" office:value="365000" calcext:value-type="float">
            <text:p>365000</text:p>
          </table:table-cell>
          <table:table-cell table:formula="of:=[.F24]/[.D24]" office:value-type="float" office:value="342.401500938086" calcext:value-type="float">
            <text:p>342</text:p>
          </table:table-cell>
          <table:table-cell office:value-type="float" office:value="376195" calcext:value-type="float">
            <text:p>376195</text:p>
          </table:table-cell>
          <table:table-cell office:value-type="float" office:value="403690" calcext:value-type="float">
            <text:p>4036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0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float" office:value="473000" calcext:value-type="float">
            <text:p>473000</text:p>
          </table:table-cell>
          <table:table-cell table:formula="of:=[.F25]/[.D25]" office:value-type="float" office:value="335.223245924876" calcext:value-type="float">
            <text:p>33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402" calcext:value-type="float">
            <text:p>4034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2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float" office:value="495000" calcext:value-type="float">
            <text:p>495000</text:p>
          </table:table-cell>
          <table:table-cell table:formula="of:=[.F26]/[.D26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55" calcext:value-type="float">
            <text:p>4615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5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float" office:value="720000" calcext:value-type="float">
            <text:p>720000</text:p>
          </table:table-cell>
          <table:table-cell table:formula="of:=[.F27]/[.D27]" office:value-type="float" office:value="398.671096345515" calcext:value-type="float">
            <text:p>399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404" calcext:value-type="float">
            <text:p>4034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4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float" office:value="567000" calcext:value-type="float">
            <text:p>567000</text:p>
          </table:table-cell>
          <table:table-cell table:formula="of:=[.F28]/[.D28]" office:value-type="float" office:value="471.321695760599" calcext:value-type="float">
            <text:p>4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8" calcext:value-type="float">
            <text:p>4796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8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829000" calcext:value-type="float">
            <text:p>829000</text:p>
          </table:table-cell>
          <table:table-cell table:formula="of:=[.F29]/[.D29]" office:value-type="float" office:value="394.949976179133" calcext:value-type="float">
            <text:p>39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5" calcext:value-type="float">
            <text:p>4036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5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572000" calcext:value-type="float">
            <text:p>572000</text:p>
          </table:table-cell>
          <table:table-cell table:formula="of:=[.F30]/[.D30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9" calcext:value-type="float">
            <text:p>4037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9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float" office:value="572000" calcext:value-type="float">
            <text:p>572000</text:p>
          </table:table-cell>
          <table:table-cell table:formula="of:=[.F31]/[.D31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4" calcext:value-type="float">
            <text:p>4032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4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float" office:value="369000" calcext:value-type="float">
            <text:p>369000</text:p>
          </table:table-cell>
          <table:table-cell table:formula="of:=[.F32]/[.D32]" office:value-type="float" office:value="346.153846153846" calcext:value-type="float">
            <text:p>346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29" calcext:value-type="float">
            <text:p>4037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9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float" office:value="520000" calcext:value-type="float">
            <text:p>520000</text:p>
          </table:table-cell>
          <table:table-cell table:formula="of:=[.F33]/[.D33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17" calcext:value-type="float">
            <text:p>4615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7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float" office:value="617000" calcext:value-type="float">
            <text:p>617000</text:p>
          </table:table-cell>
          <table:table-cell table:formula="of:=[.F34]/[.D34]" office:value-type="float" office:value="341.638981173865" calcext:value-type="float">
            <text:p>34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float" office:value="360000" calcext:value-type="float">
            <text:p>360000</text:p>
          </table:table-cell>
          <table:table-cell table:formula="of:=[.F35]/[.D35]" office:value-type="float" office:value="337.711069418387" calcext:value-type="float">
            <text:p>338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98" calcext:value-type="float">
            <text:p>4032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float" office:value="378000" calcext:value-type="float">
            <text:p>378000</text:p>
          </table:table-cell>
          <table:table-cell table:formula="of:=[.F36]/[.D36]" office:value-type="float" office:value="350.974930362117" calcext:value-type="float">
            <text:p>351</text:p>
          </table:table-cell>
          <table:table-cell office:value-type="float" office:value="371781" calcext:value-type="float">
            <text:p>371781</text:p>
          </table:table-cell>
          <table:table-cell office:value-type="float" office:value="403276" calcext:value-type="float">
            <text:p>4032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float" office:value="459000" calcext:value-type="float">
            <text:p>459000</text:p>
          </table:table-cell>
          <table:table-cell table:formula="of:=[.F37]/[.D37]" office:value-type="float" office:value="381.546134663342" calcext:value-type="float">
            <text:p>382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float" office:value="789000" calcext:value-type="float">
            <text:p>789000</text:p>
          </table:table-cell>
          <table:table-cell table:formula="of:=[.F38]/[.D38]" office:value-type="float" office:value="449.828962371722" calcext:value-type="float">
            <text:p>45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9" calcext:value-type="float">
            <text:p>4036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float" office:value="855000" calcext:value-type="float">
            <text:p>855000</text:p>
          </table:table-cell>
          <table:table-cell table:formula="of:=[.F39]/[.D39]" office:value-type="float" office:value="407.336827060505" calcext:value-type="float">
            <text:p>407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11" calcext:value-type="float">
            <text:p>4033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float" office:value="675000" calcext:value-type="float">
            <text:p>675000</text:p>
          </table:table-cell>
          <table:table-cell table:formula="of:=[.F40]/[.D40]" office:value-type="float" office:value="321.581705574083" calcext:value-type="float">
            <text:p>322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726" calcext:value-type="float">
            <text:p>4037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float" office:value="562000" calcext:value-type="float">
            <text:p>562000</text:p>
          </table:table-cell>
          <table:table-cell table:formula="of:=[.F41]/[.D41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36" calcext:value-type="float">
            <text:p>4615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506000" calcext:value-type="float">
            <text:p>506000</text:p>
          </table:table-cell>
          <table:table-cell table:formula="of:=[.F42]/[.D42]" office:value-type="float" office:value="299.054373522459" calcext:value-type="float">
            <text:p>299</text:p>
          </table:table-cell>
          <table:table-cell office:value-type="float" office:value="512818" calcext:value-type="float">
            <text:p>512818</text:p>
          </table:table-cell>
          <table:table-cell office:value-type="float" office:value="461530" calcext:value-type="float">
            <text:p>4615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float" office:value="572000" calcext:value-type="float">
            <text:p>572000</text:p>
          </table:table-cell>
          <table:table-cell table:formula="of:=[.F43]/[.D43]" office:value-type="float" office:value="394.48275862069" calcext:value-type="float">
            <text:p>394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3" calcext:value-type="float">
            <text:p>4032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float" office:value="581000" calcext:value-type="float">
            <text:p>581000</text:p>
          </table:table-cell>
          <table:table-cell table:formula="of:=[.F44]/[.D44]" office:value-type="float" office:value="400.689655172414" calcext:value-type="float">
            <text:p>401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7" calcext:value-type="float">
            <text:p>4037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float" office:value="657000" calcext:value-type="float">
            <text:p>657000</text:p>
          </table:table-cell>
          <table:table-cell table:formula="of:=[.F45]/[.D45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35" calcext:value-type="float">
            <text:p>4796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float" office:value="1080000" calcext:value-type="float">
            <text:p>1080000</text:p>
          </table:table-cell>
          <table:table-cell table:formula="of:=[.F46]/[.D46]" office:value-type="float" office:value="478.08764940239" calcext:value-type="float">
            <text:p>478</text:p>
          </table:table-cell>
          <table:table-cell office:value-type="float" office:value="780438" calcext:value-type="float">
            <text:p>780438</text:p>
          </table:table-cell>
          <table:table-cell office:value-type="float" office:value="403262" calcext:value-type="float">
            <text:p>4032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float" office:value="369000" calcext:value-type="float">
            <text:p>369000</text:p>
          </table:table-cell>
          <table:table-cell table:formula="of:=[.F47]/[.D47]" office:value-type="float" office:value="346.153846153846" calcext:value-type="float">
            <text:p>346</text:p>
          </table:table-cell>
          <table:table-cell office:value-type="float" office:value="359225" calcext:value-type="float">
            <text:p>359225</text:p>
          </table:table-cell>
          <table:table-cell office:value-type="float" office:value="403275" calcext:value-type="float">
            <text:p>4032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table:formula="of:=[.F48]/[.D48]" office:value-type="float" office:value="417.400135409614" calcext:value-type="float">
            <text:p>417</text:p>
          </table:table-cell>
          <table:table-cell office:value-type="float" office:value="895395" calcext:value-type="float">
            <text:p>895395</text:p>
          </table:table-cell>
          <table:table-cell office:value-type="float" office:value="403316" calcext:value-type="float">
            <text:p>4033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float" office:value="612000" calcext:value-type="float">
            <text:p>612000</text:p>
          </table:table-cell>
          <table:table-cell table:formula="of:=[.F49]/[.D49]" office:value-type="float" office:value="322.955145118734" calcext:value-type="float">
            <text:p>32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0" calcext:value-type="float">
            <text:p>4615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table:formula="of:=[.F50]/[.D50]" office:value-type="float" office:value="420.42042042042" calcext:value-type="float">
            <text:p>420</text:p>
          </table:table-cell>
          <table:table-cell office:value-type="float" office:value="920377" calcext:value-type="float">
            <text:p>920377</text:p>
          </table:table-cell>
          <table:table-cell office:value-type="float" office:value="403317" calcext:value-type="float">
            <text:p>4033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float" office:value="720000" calcext:value-type="float">
            <text:p>720000</text:p>
          </table:table-cell>
          <table:table-cell table:formula="of:=[.F51]/[.D51]" office:value-type="float" office:value="379.947229551451" calcext:value-type="float">
            <text:p>38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8" calcext:value-type="float">
            <text:p>4615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float" office:value="869000" calcext:value-type="float">
            <text:p>869000</text:p>
          </table:table-cell>
          <table:table-cell table:formula="of:=[.F52]/[.D52]" office:value-type="float" office:value="384.683488269146" calcext:value-type="float">
            <text:p>385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721" calcext:value-type="float">
            <text:p>4037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float" office:value="437000" calcext:value-type="float">
            <text:p>437000</text:p>
          </table:table-cell>
          <table:table-cell table:formula="of:=[.F53]/[.D53]" office:value-type="float" office:value="352.41935483871" calcext:value-type="float">
            <text:p>352</text:p>
          </table:table-cell>
          <table:table-cell office:value-type="float" office:value="424282" calcext:value-type="float">
            <text:p>424282</text:p>
          </table:table-cell>
          <table:table-cell office:value-type="float" office:value="403366" calcext:value-type="float">
            <text:p>4033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float" office:value="914000" calcext:value-type="float">
            <text:p>914000</text:p>
          </table:table-cell>
          <table:table-cell table:formula="of:=[.F54]/[.D54]" office:value-type="float" office:value="404.603806994245" calcext:value-type="float">
            <text:p>405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313" calcext:value-type="float">
            <text:p>4033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float" office:value="558000" calcext:value-type="float">
            <text:p>558000</text:p>
          </table:table-cell>
          <table:table-cell table:formula="of:=[.F55]/[.D55]" office:value-type="float" office:value="384.827586206897" calcext:value-type="float">
            <text:p>385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1" calcext:value-type="float">
            <text:p>4032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float" office:value="459000" calcext:value-type="float">
            <text:p>459000</text:p>
          </table:table-cell>
          <table:table-cell table:formula="of:=[.F56]/[.D56]" office:value-type="float" office:value="325.301204819277" calcext:value-type="float">
            <text:p>325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2" calcext:value-type="float">
            <text:p>4033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float" office:value="495000" calcext:value-type="float">
            <text:p>495000</text:p>
          </table:table-cell>
          <table:table-cell table:formula="of:=[.F57]/[.D57]" office:value-type="float" office:value="406.737880032868" calcext:value-type="float">
            <text:p>407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54" calcext:value-type="float">
            <text:p>4796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float" office:value="563000" calcext:value-type="float">
            <text:p>563000</text:p>
          </table:table-cell>
          <table:table-cell table:formula="of:=[.F58]/[.D58]" office:value-type="float" office:value="437.111801242236" calcext:value-type="float">
            <text:p>437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8" calcext:value-type="float">
            <text:p>4033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float" office:value="562500" calcext:value-type="float">
            <text:p>562500</text:p>
          </table:table-cell>
          <table:table-cell table:formula="of:=[.F59]/[.D59]" office:value-type="float" office:value="376.506024096386" calcext:value-type="float">
            <text:p>3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7" calcext:value-type="float">
            <text:p>4033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float" office:value="562500" calcext:value-type="float">
            <text:p>562500</text:p>
          </table:table-cell>
          <table:table-cell table:formula="of:=[.F60]/[.D60]" office:value-type="float" office:value="375" calcext:value-type="float">
            <text:p>375</text:p>
          </table:table-cell>
          <table:table-cell office:value-type="float" office:value="549498" calcext:value-type="float">
            <text:p>549498</text:p>
          </table:table-cell>
          <table:table-cell office:value-type="float" office:value="461519" calcext:value-type="float">
            <text:p>4615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float" office:value="562500" calcext:value-type="float">
            <text:p>562500</text:p>
          </table:table-cell>
          <table:table-cell table:formula="of:=[.F61]/[.D61]" office:value-type="float" office:value="320.695553021665" calcext:value-type="float">
            <text:p>321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0" calcext:value-type="float">
            <text:p>4036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float" office:value="562500" calcext:value-type="float">
            <text:p>562500</text:p>
          </table:table-cell>
          <table:table-cell table:formula="of:=[.F62]/[.D62]" office:value-type="float" office:value="370.553359683794" calcext:value-type="float">
            <text:p>37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5" calcext:value-type="float">
            <text:p>4033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float" office:value="536000" calcext:value-type="float">
            <text:p>536000</text:p>
          </table:table-cell>
          <table:table-cell table:formula="of:=[.F63]/[.D63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3" calcext:value-type="float">
            <text:p>4796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float" office:value="562500" calcext:value-type="float">
            <text:p>562500</text:p>
          </table:table-cell>
          <table:table-cell table:formula="of:=[.F64]/[.D64]" office:value-type="float" office:value="436.723602484472" calcext:value-type="float">
            <text:p>437</text:p>
          </table:table-cell>
          <table:table-cell office:value-type="float" office:value="561892" calcext:value-type="float">
            <text:p>561892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float" office:value="562000" calcext:value-type="float">
            <text:p>562000</text:p>
          </table:table-cell>
          <table:table-cell table:formula="of:=[.F65]/[.D65]" office:value-type="float" office:value="387.586206896552" calcext:value-type="float">
            <text:p>388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8" calcext:value-type="float">
            <text:p>4032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float" office:value="716000" calcext:value-type="float">
            <text:p>716000</text:p>
          </table:table-cell>
          <table:table-cell table:formula="of:=[.F66]/[.D66]" office:value-type="float" office:value="341.114816579324" calcext:value-type="float">
            <text:p>341</text:p>
          </table:table-cell>
          <table:table-cell office:value-type="float" office:value="731612" calcext:value-type="float">
            <text:p>731612</text:p>
          </table:table-cell>
          <table:table-cell office:value-type="float" office:value="403282" calcext:value-type="float">
            <text:p>4032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float" office:value="662000" calcext:value-type="float">
            <text:p>662000</text:p>
          </table:table-cell>
          <table:table-cell table:formula="of:=[.F67]/[.D67]" office:value-type="float" office:value="420.05076142132" calcext:value-type="float">
            <text:p>42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21-04-08" calcext:value-type="date">
            <text:p>04/08/21</text:p>
          </table:table-cell>
          <table:table-cell office:value-type="float" office:value="540000" calcext:value-type="float">
            <text:p>540000</text:p>
          </table:table-cell>
          <table:table-cell table:formula="of:=[.F68]/[.D68]" office:value-type="float" office:value="448.132780082988" calcext:value-type="float">
            <text:p>448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03" calcext:value-type="float">
            <text:p>4615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float" office:value="664000" calcext:value-type="float">
            <text:p>664000</text:p>
          </table:table-cell>
          <table:table-cell table:formula="of:=[.F69]/[.D69]" office:value-type="float" office:value="378.563283922463" calcext:value-type="float">
            <text:p>379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4" calcext:value-type="float">
            <text:p>4032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float" office:value="603000" calcext:value-type="float">
            <text:p>603000</text:p>
          </table:table-cell>
          <table:table-cell table:formula="of:=[.F70]/[.D70]" office:value-type="float" office:value="397.233201581028" calcext:value-type="float">
            <text:p>397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1" calcext:value-type="float">
            <text:p>4033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float" office:value="581000" calcext:value-type="float">
            <text:p>581000</text:p>
          </table:table-cell>
          <table:table-cell table:formula="of:=[.F71]/[.D71]" office:value-type="float" office:value="400.689655172414" calcext:value-type="float">
            <text:p>401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12" calcext:value-type="float">
            <text:p>4033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527000" calcext:value-type="float">
            <text:p>527000</text:p>
          </table:table-cell>
          <table:table-cell table:formula="of:=[.F72]/[.D72]" office:value-type="float" office:value="300.456100342075" calcext:value-type="float">
            <text:p>3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7" calcext:value-type="float">
            <text:p>4032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float" office:value="520000" calcext:value-type="float">
            <text:p>520000</text:p>
          </table:table-cell>
          <table:table-cell table:formula="of:=[.F73]/[.D73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37" calcext:value-type="float">
            <text:p>4615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float" office:value="572000" calcext:value-type="float">
            <text:p>572000</text:p>
          </table:table-cell>
          <table:table-cell table:formula="of:=[.F74]/[.D74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16" calcext:value-type="float">
            <text:p>4796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float" office:value="590000" calcext:value-type="float">
            <text:p>590000</text:p>
          </table:table-cell>
          <table:table-cell table:formula="of:=[.F75]/[.D75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55" calcext:value-type="float">
            <text:p>4796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float" office:value="536000" calcext:value-type="float">
            <text:p>536000</text:p>
          </table:table-cell>
          <table:table-cell table:formula="of:=[.F76]/[.D76]" office:value-type="float" office:value="416.4724164724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5" calcext:value-type="float">
            <text:p>4796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float" office:value="630000" calcext:value-type="float">
            <text:p>630000</text:p>
          </table:table-cell>
          <table:table-cell table:formula="of:=[.F77]/[.D77]" office:value-type="float" office:value="399.746192893401" calcext:value-type="float">
            <text:p>4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49" calcext:value-type="float">
            <text:p>4796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float" office:value="594000" calcext:value-type="float">
            <text:p>594000</text:p>
          </table:table-cell>
          <table:table-cell table:formula="of:=[.F78]/[.D78]" office:value-type="float" office:value="396" calcext:value-type="float">
            <text:p>396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44" calcext:value-type="float">
            <text:p>4796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float" office:value="639000" calcext:value-type="float">
            <text:p>639000</text:p>
          </table:table-cell>
          <table:table-cell table:formula="of:=[.F79]/[.D79]" office:value-type="float" office:value="405.456852791878" calcext:value-type="float">
            <text:p>405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52" calcext:value-type="float">
            <text:p>4796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float" office:value="689000" calcext:value-type="float">
            <text:p>689000</text:p>
          </table:table-cell>
          <table:table-cell table:formula="of:=[.F80]/[.D80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8" calcext:value-type="float">
            <text:p>4796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float" office:value="423000" calcext:value-type="float">
            <text:p>423000</text:p>
          </table:table-cell>
          <table:table-cell table:formula="of:=[.F81]/[.D81]" office:value-type="float" office:value="283.132530120482" calcext:value-type="float">
            <text:p>283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float" office:value="563000" calcext:value-type="float">
            <text:p>563000</text:p>
          </table:table-cell>
          <table:table-cell table:formula="of:=[.F82]/[.D82]" office:value-type="float" office:value="375.333333333333" calcext:value-type="float">
            <text:p>375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18" calcext:value-type="float">
            <text:p>4796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558000" calcext:value-type="float">
            <text:p>558000</text:p>
          </table:table-cell>
          <table:table-cell table:formula="of:=[.F83]/[.D83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2" calcext:value-type="float">
            <text:p>4796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689000" calcext:value-type="float">
            <text:p>689000</text:p>
          </table:table-cell>
          <table:table-cell table:formula="of:=[.F84]/[.D84]" office:value-type="float" office:value="363.588390501319" calcext:value-type="float">
            <text:p>36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53" calcext:value-type="float">
            <text:p>4796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504000" calcext:value-type="float">
            <text:p>504000</text:p>
          </table:table-cell>
          <table:table-cell table:formula="of:=[.F85]/[.D85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5" calcext:value-type="float">
            <text:p>4796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86]/[.D86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0" calcext:value-type="float">
            <text:p>4796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table:formula="of:=[.F87]/[.D87]" office:value-type="float" office:value="453.034081463009" calcext:value-type="float">
            <text:p>453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1" calcext:value-type="float">
            <text:p>4796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float" office:value="599000" calcext:value-type="float">
            <text:p>599000</text:p>
          </table:table-cell>
          <table:table-cell table:formula="of:=[.F88]/[.D88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6" calcext:value-type="float">
            <text:p>4796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450000" calcext:value-type="float">
            <text:p>450000</text:p>
          </table:table-cell>
          <table:table-cell table:formula="of:=[.F89]/[.D89]" office:value-type="float" office:value="362.31884057971" calcext:value-type="float">
            <text:p>36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47" calcext:value-type="float">
            <text:p>4796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707000" calcext:value-type="float">
            <text:p>707000</text:p>
          </table:table-cell>
          <table:table-cell table:formula="of:=[.F90]/[.D90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4" calcext:value-type="float">
            <text:p>4796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428000" calcext:value-type="float">
            <text:p>428000</text:p>
          </table:table-cell>
          <table:table-cell table:formula="of:=[.F91]/[.D91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41" calcext:value-type="float">
            <text:p>4796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590000" calcext:value-type="float">
            <text:p>590000</text:p>
          </table:table-cell>
          <table:table-cell table:formula="of:=[.F92]/[.D92]" office:value-type="float" office:value="348.699763593381" calcext:value-type="float">
            <text:p>34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6" calcext:value-type="float">
            <text:p>4796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657000" calcext:value-type="float">
            <text:p>657000</text:p>
          </table:table-cell>
          <table:table-cell table:formula="of:=[.F93]/[.D93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0" calcext:value-type="float">
            <text:p>4796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19000" calcext:value-type="float">
            <text:p>419000</text:p>
          </table:table-cell>
          <table:table-cell table:formula="of:=[.F94]/[.D94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34" calcext:value-type="float">
            <text:p>4796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77000" calcext:value-type="float">
            <text:p>477000</text:p>
          </table:table-cell>
          <table:table-cell table:formula="of:=[.F95]/[.D95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513000" calcext:value-type="float">
            <text:p>513000</text:p>
          </table:table-cell>
          <table:table-cell table:formula="of:=[.F96]/[.D96]" office:value-type="float" office:value="426.43391521197" calcext:value-type="float">
            <text:p>426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7" calcext:value-type="float">
            <text:p>4796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95000" calcext:value-type="float">
            <text:p>495000</text:p>
          </table:table-cell>
          <table:table-cell table:formula="of:=[.F97]/[.D97]" office:value-type="float" office:value="384.615384615385" calcext:value-type="float">
            <text:p>385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0" calcext:value-type="float">
            <text:p>4796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653000" calcext:value-type="float">
            <text:p>653000</text:p>
          </table:table-cell>
          <table:table-cell table:formula="of:=[.F98]/[.D98]" office:value-type="float" office:value="414.340101522843" calcext:value-type="float">
            <text:p>41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9" calcext:value-type="float">
            <text:p>4796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float" office:value="558000" calcext:value-type="float">
            <text:p>558000</text:p>
          </table:table-cell>
          <table:table-cell table:formula="of:=[.F99]/[.D99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float" office:value="554000" calcext:value-type="float">
            <text:p>554000</text:p>
          </table:table-cell>
          <table:table-cell table:formula="of:=[.F100]/[.D100]" office:value-type="float" office:value="369.333333333333" calcext:value-type="float">
            <text:p>369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31" calcext:value-type="float">
            <text:p>4796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float" office:value="527000" calcext:value-type="float">
            <text:p>527000</text:p>
          </table:table-cell>
          <table:table-cell table:formula="of:=[.F101]/[.D101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572000" calcext:value-type="float">
            <text:p>572000</text:p>
          </table:table-cell>
          <table:table-cell table:formula="of:=[.F102]/[.D102]" office:value-type="float" office:value="338.06146572104" calcext:value-type="float">
            <text:p>33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07" calcext:value-type="float">
            <text:p>4796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599000" calcext:value-type="float">
            <text:p>599000</text:p>
          </table:table-cell>
          <table:table-cell table:formula="of:=[.F103]/[.D103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6" calcext:value-type="float">
            <text:p>4796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657000" calcext:value-type="float">
            <text:p>657000</text:p>
          </table:table-cell>
          <table:table-cell table:formula="of:=[.F104]/[.D104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2" calcext:value-type="float">
            <text:p>4796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105]/[.D105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621000" calcext:value-type="float">
            <text:p>621000</text:p>
          </table:table-cell>
          <table:table-cell table:formula="of:=[.F106]/[.D106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3" calcext:value-type="float">
            <text:p>4796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428000" calcext:value-type="float">
            <text:p>428000</text:p>
          </table:table-cell>
          <table:table-cell table:formula="of:=[.F107]/[.D107]" office:value-type="float" office:value="351.684470008217" calcext:value-type="float">
            <text:p>35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28" calcext:value-type="float">
            <text:p>4796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table:formula="of:=[.F108]/[.D108]" office:value-type="float" office:value="329.787234042553" calcext:value-type="float">
            <text:p>33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9" calcext:value-type="float">
            <text:p>4796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477000" calcext:value-type="float">
            <text:p>477000</text:p>
          </table:table-cell>
          <table:table-cell table:formula="of:=[.F109]/[.D109]" office:value-type="float" office:value="370.629370629371" calcext:value-type="float">
            <text:p>37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7" calcext:value-type="float">
            <text:p>4796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04000" calcext:value-type="float">
            <text:p>504000</text:p>
          </table:table-cell>
          <table:table-cell table:formula="of:=[.F110]/[.D110]" office:value-type="float" office:value="391.608391608392" calcext:value-type="float">
            <text:p>39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9" calcext:value-type="float">
            <text:p>4796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18000" calcext:value-type="float">
            <text:p>518000</text:p>
          </table:table-cell>
          <table:table-cell table:formula="of:=[.F111]/[.D111]" office:value-type="float" office:value="402.486402486403" calcext:value-type="float">
            <text:p>402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5" calcext:value-type="float">
            <text:p>4796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99000" calcext:value-type="float">
            <text:p>599000</text:p>
          </table:table-cell>
          <table:table-cell table:formula="of:=[.F112]/[.D112]" office:value-type="float" office:value="380.07614213198" calcext:value-type="float">
            <text:p>38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3" calcext:value-type="float">
            <text:p>4796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float" office:value="680000" calcext:value-type="float">
            <text:p>680000</text:p>
          </table:table-cell>
          <table:table-cell table:formula="of:=[.F113]/[.D113]" office:value-type="float" office:value="358.839050131926" calcext:value-type="float">
            <text:p>35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599" calcext:value-type="float">
            <text:p>4795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59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441000" calcext:value-type="float">
            <text:p>441000</text:p>
          </table:table-cell>
          <table:table-cell table:formula="of:=[.F114]/[.D114]" office:value-type="float" office:value="362.366474938373" calcext:value-type="float">
            <text:p>36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15" calcext:value-type="float">
            <text:p>4796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707000" calcext:value-type="float">
            <text:p>707000</text:p>
          </table:table-cell>
          <table:table-cell table:formula="of:=[.F115]/[.D115]" office:value-type="float" office:value="373.087071240106" calcext:value-type="float">
            <text:p>37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14" calcext:value-type="float">
            <text:p>4796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12000" calcext:value-type="float">
            <text:p>612000</text:p>
          </table:table-cell>
          <table:table-cell table:formula="of:=[.F116]/[.D116]" office:value-type="float" office:value="388.324873096447" calcext:value-type="float">
            <text:p>38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3" calcext:value-type="float">
            <text:p>4796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57000" calcext:value-type="float">
            <text:p>657000</text:p>
          </table:table-cell>
          <table:table-cell table:formula="of:=[.F117]/[.D117]" office:value-type="float" office:value="346.701846965699" calcext:value-type="float">
            <text:p>34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7" calcext:value-type="float">
            <text:p>4796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21000" calcext:value-type="float">
            <text:p>621000</text:p>
          </table:table-cell>
          <table:table-cell table:formula="of:=[.F118]/[.D118]" office:value-type="float" office:value="394.035532994924" calcext:value-type="float">
            <text:p>39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0" calcext:value-type="float">
            <text:p>4796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419000" calcext:value-type="float">
            <text:p>419000</text:p>
          </table:table-cell>
          <table:table-cell table:formula="of:=[.F119]/[.D119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21" calcext:value-type="float">
            <text:p>4796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120]/[.D120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2" calcext:value-type="float">
            <text:p>4796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04000" calcext:value-type="float">
            <text:p>504000</text:p>
          </table:table-cell>
          <table:table-cell table:formula="of:=[.F121]/[.D121]" office:value-type="float" office:value="418.952618453865" calcext:value-type="float">
            <text:p>419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4" calcext:value-type="float">
            <text:p>4796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432000" calcext:value-type="float">
            <text:p>432000</text:p>
          </table:table-cell>
          <table:table-cell table:formula="of:=[.F122]/[.D122]" office:value-type="float" office:value="347.826086956522" calcext:value-type="float">
            <text:p>348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08" calcext:value-type="float">
            <text:p>4796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00000" calcext:value-type="float">
            <text:p>500000</text:p>
          </table:table-cell>
          <table:table-cell table:formula="of:=[.F123]/[.D123]" office:value-type="float" office:value="388.500388500389" calcext:value-type="float">
            <text:p>389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6" calcext:value-type="float">
            <text:p>4796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table:formula="of:=[.F124]/[.D124]" office:value-type="float" office:value="438.0714879468" calcext:value-type="float">
            <text:p>438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1" calcext:value-type="float">
            <text:p>4796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671000" calcext:value-type="float">
            <text:p>671000</text:p>
          </table:table-cell>
          <table:table-cell table:formula="of:=[.F125]/[.D125]" office:value-type="float" office:value="354.089709762533" calcext:value-type="float">
            <text:p>35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9" calcext:value-type="float">
            <text:p>4796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table:formula="of:=[.F126]/[.D126]" office:value-type="float" office:value="368.621477532369" calcext:value-type="float">
            <text:p>369</text:p>
          </table:table-cell>
          <table:table-cell office:value-type="float" office:value="833635" calcext:value-type="float">
            <text:p>833635</text:p>
          </table:table-cell>
          <table:table-cell office:value-type="float" office:value="409705" calcext:value-type="float">
            <text:p>409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float" office:value="617000" calcext:value-type="float">
            <text:p>617000</text:p>
          </table:table-cell>
          <table:table-cell table:formula="of:=[.F127]/[.D127]" office:value-type="float" office:value="351.767388825542" calcext:value-type="float">
            <text:p>352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9" calcext:value-type="float">
            <text:p>4033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float" office:value="518000" calcext:value-type="float">
            <text:p>518000</text:p>
          </table:table-cell>
          <table:table-cell table:formula="of:=[.F128]/[.D128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15" calcext:value-type="float">
            <text:p>4037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float" office:value="585000" calcext:value-type="float">
            <text:p>585000</text:p>
          </table:table-cell>
          <table:table-cell table:formula="of:=[.F129]/[.D129]" office:value-type="float" office:value="391.566265060241" calcext:value-type="float">
            <text:p>392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64" calcext:value-type="float">
            <text:p>4033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float" office:value="639000" calcext:value-type="float">
            <text:p>639000</text:p>
          </table:table-cell>
          <table:table-cell table:formula="of:=[.F130]/[.D130]" office:value-type="float" office:value="271.683673469388" calcext:value-type="float">
            <text:p>272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float" office:value="639000" calcext:value-type="float">
            <text:p>639000</text:p>
          </table:table-cell>
          <table:table-cell table:formula="of:=[.F131]/[.D131]" office:value-type="float" office:value="271.683673469388" calcext:value-type="float">
            <text:p>272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308" calcext:value-type="float">
            <text:p>4033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float" office:value="607500" calcext:value-type="float">
            <text:p>607500</text:p>
          </table:table-cell>
          <table:table-cell table:formula="of:=[.F132]/[.D132]" office:value-type="float" office:value="346.351197263398" calcext:value-type="float">
            <text:p>34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0" calcext:value-type="float">
            <text:p>4033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float" office:value="419000" calcext:value-type="float">
            <text:p>419000</text:p>
          </table:table-cell>
          <table:table-cell table:formula="of:=[.F133]/[.D133]" office:value-type="float" office:value="337.903225806452" calcext:value-type="float">
            <text:p>338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5" calcext:value-type="float">
            <text:p>4033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200000" calcext:value-type="float">
            <text:p>200000</text:p>
          </table:table-cell>
          <table:table-cell table:formula="of:=[.F134]/[.D134]" office:value-type="float" office:value="259.067357512953" calcext:value-type="float">
            <text:p>259</text:p>
          </table:table-cell>
          <table:table-cell office:value-type="float" office:value="335415" calcext:value-type="float">
            <text:p>335415</text:p>
          </table:table-cell>
          <table:table-cell office:value-type="float" office:value="403361" calcext:value-type="float">
            <text:p>4033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float" office:value="517000" calcext:value-type="float">
            <text:p>517000</text:p>
          </table:table-cell>
          <table:table-cell table:formula="of:=[.F135]/[.D135]" office:value-type="float" office:value="401.39751552795" calcext:value-type="float">
            <text:p>401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73" calcext:value-type="float">
            <text:p>4033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float" office:value="909000" calcext:value-type="float">
            <text:p>909000</text:p>
          </table:table-cell>
          <table:table-cell table:formula="of:=[.F136]/[.D136]" office:value-type="float" office:value="359.857482185273" calcext:value-type="float">
            <text:p>360</text:p>
          </table:table-cell>
          <table:table-cell office:value-type="float" office:value="1015880" calcext:value-type="float">
            <text:p>1015880</text:p>
          </table:table-cell>
          <table:table-cell office:value-type="float" office:value="403288" calcext:value-type="float">
            <text:p>4032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float" office:value="410000" calcext:value-type="float">
            <text:p>410000</text:p>
          </table:table-cell>
          <table:table-cell table:formula="of:=[.F137]/[.D137]" office:value-type="float" office:value="330.645161290323" calcext:value-type="float">
            <text:p>331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69" calcext:value-type="float">
            <text:p>4033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float" office:value="716000" calcext:value-type="float">
            <text:p>716000</text:p>
          </table:table-cell>
          <table:table-cell table:formula="of:=[.F138]/[.D138]" office:value-type="float" office:value="341.114816579324" calcext:value-type="float">
            <text:p>341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9" calcext:value-type="float">
            <text:p>4032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351000" calcext:value-type="float">
            <text:p>351000</text:p>
          </table:table-cell>
          <table:table-cell table:formula="of:=[.F139]/[.D139]" office:value-type="float" office:value="329.268292682927" calcext:value-type="float">
            <text:p>32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314" calcext:value-type="float">
            <text:p>4033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float" office:value="518000" calcext:value-type="float">
            <text:p>518000</text:p>
          </table:table-cell>
          <table:table-cell table:formula="of:=[.F140]/[.D140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4" calcext:value-type="float">
            <text:p>4037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float" office:value="536000" calcext:value-type="float">
            <text:p>536000</text:p>
          </table:table-cell>
          <table:table-cell table:formula="of:=[.F141]/[.D141]" office:value-type="float" office:value="333.748443337484" calcext:value-type="float">
            <text:p>334</text:p>
          </table:table-cell>
          <table:table-cell office:value-type="float" office:value="527143" calcext:value-type="float">
            <text:p>527143</text:p>
          </table:table-cell>
          <table:table-cell office:value-type="float" office:value="403400" calcext:value-type="float">
            <text:p>4034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float" office:value="432000" calcext:value-type="float">
            <text:p>432000</text:p>
          </table:table-cell>
          <table:table-cell table:formula="of:=[.F142]/[.D142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20" calcext:value-type="float">
            <text:p>4615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535500" calcext:value-type="float">
            <text:p>535500</text:p>
          </table:table-cell>
          <table:table-cell table:formula="of:=[.F143]/[.D143]" office:value-type="float" office:value="416.083916083916" calcext:value-type="float">
            <text:p>41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6" calcext:value-type="float">
            <text:p>4615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520000" calcext:value-type="float">
            <text:p>520000</text:p>
          </table:table-cell>
          <table:table-cell table:formula="of:=[.F144]/[.D144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4" calcext:value-type="float">
            <text:p>4615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float" office:value="464000" calcext:value-type="float">
            <text:p>464000</text:p>
          </table:table-cell>
          <table:table-cell table:formula="of:=[.F145]/[.D145]" office:value-type="float" office:value="360.528360528361" calcext:value-type="float">
            <text:p>361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6" calcext:value-type="float">
            <text:p>4615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float" office:value="877500" calcext:value-type="float">
            <text:p>877500</text:p>
          </table:table-cell>
          <table:table-cell table:formula="of:=[.F146]/[.D146]" office:value-type="float" office:value="388.446215139442" calcext:value-type="float">
            <text:p>388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684" calcext:value-type="float">
            <text:p>4036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float" office:value="554000" calcext:value-type="float">
            <text:p>554000</text:p>
          </table:table-cell>
          <table:table-cell table:formula="of:=[.F147]/[.D147]" office:value-type="float" office:value="460.515378221114" calcext:value-type="float">
            <text:p>46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25" calcext:value-type="float">
            <text:p>4615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float" office:value="533000" calcext:value-type="float">
            <text:p>533000</text:p>
          </table:table-cell>
          <table:table-cell table:formula="of:=[.F148]/[.D148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1" calcext:value-type="float">
            <text:p>4615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1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float" office:value="468000" calcext:value-type="float">
            <text:p>468000</text:p>
          </table:table-cell>
          <table:table-cell table:formula="of:=[.F149]/[.D149]" office:value-type="float" office:value="363.354037267081" calcext:value-type="float">
            <text:p>36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51" calcext:value-type="float">
            <text:p>4033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1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float" office:value="618000" calcext:value-type="float">
            <text:p>618000</text:p>
          </table:table-cell>
          <table:table-cell table:formula="of:=[.F150]/[.D150]" office:value-type="float" office:value="352.337514253136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8" calcext:value-type="float">
            <text:p>4036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8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float" office:value="526500" calcext:value-type="float">
            <text:p>526500</text:p>
          </table:table-cell>
          <table:table-cell table:formula="of:=[.F151]/[.D151]" office:value-type="float" office:value="408.773291925466" calcext:value-type="float">
            <text:p>409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5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float" office:value="477000" calcext:value-type="float">
            <text:p>477000</text:p>
          </table:table-cell>
          <table:table-cell table:formula="of:=[.F152]/[.D152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51" calcext:value-type="float">
            <text:p>4615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1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float" office:value="796000" calcext:value-type="float">
            <text:p>796000</text:p>
          </table:table-cell>
          <table:table-cell table:formula="of:=[.F153]/[.D153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718" calcext:value-type="float">
            <text:p>4037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8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float" office:value="432000" calcext:value-type="float">
            <text:p>432000</text:p>
          </table:table-cell>
          <table:table-cell table:formula="of:=[.F154]/[.D154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1" calcext:value-type="float">
            <text:p>4615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float" office:value="491000" calcext:value-type="float">
            <text:p>491000</text:p>
          </table:table-cell>
          <table:table-cell table:formula="of:=[.F155]/[.D155]" office:value-type="float" office:value="327.333333333333" calcext:value-type="float">
            <text:p>327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32" calcext:value-type="float">
            <text:p>4615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float" office:value="446000" calcext:value-type="float">
            <text:p>446000</text:p>
          </table:table-cell>
          <table:table-cell table:formula="of:=[.F156]/[.D156]" office:value-type="float" office:value="346.542346542347" calcext:value-type="float">
            <text:p>347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7" calcext:value-type="float">
            <text:p>4615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7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85000" calcext:value-type="float">
            <text:p>585000</text:p>
          </table:table-cell>
          <table:table-cell table:formula="of:=[.F157]/[.D157]" office:value-type="float" office:value="308.707124010554" calcext:value-type="float">
            <text:p>309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5" calcext:value-type="float">
            <text:p>4615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5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62000" calcext:value-type="float">
            <text:p>562000</text:p>
          </table:table-cell>
          <table:table-cell table:formula="of:=[.F158]/[.D158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1" calcext:value-type="float">
            <text:p>4615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1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76000" calcext:value-type="float">
            <text:p>576000</text:p>
          </table:table-cell>
          <table:table-cell table:formula="of:=[.F159]/[.D159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0" calcext:value-type="float">
            <text:p>4615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0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float" office:value="378000" calcext:value-type="float">
            <text:p>378000</text:p>
          </table:table-cell>
          <table:table-cell table:formula="of:=[.F160]/[.D160]" office:value-type="float" office:value="362.763915547025" calcext:value-type="float">
            <text:p>363</text:p>
          </table:table-cell>
          <table:table-cell office:value-type="float" office:value="387279" calcext:value-type="float">
            <text:p>387279</text:p>
          </table:table-cell>
          <table:table-cell office:value-type="float" office:value="403691" calcext:value-type="float">
            <text:p>4036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1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float" office:value="576000" calcext:value-type="float">
            <text:p>576000</text:p>
          </table:table-cell>
          <table:table-cell table:formula="of:=[.F161]/[.D161]" office:value-type="float" office:value="303.957783641161" calcext:value-type="float">
            <text:p>304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5" calcext:value-type="float">
            <text:p>4615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5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float" office:value="477000" calcext:value-type="float">
            <text:p>477000</text:p>
          </table:table-cell>
          <table:table-cell table:formula="of:=[.F162]/[.D162]" office:value-type="float" office:value="396.508728179551" calcext:value-type="float">
            <text:p>397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02" calcext:value-type="float">
            <text:p>4615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float" office:value="392000" calcext:value-type="float">
            <text:p>392000</text:p>
          </table:table-cell>
          <table:table-cell table:formula="of:=[.F163]/[.D163]" office:value-type="float" office:value="315.619967793881" calcext:value-type="float">
            <text:p>316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35" calcext:value-type="float">
            <text:p>4615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5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33000" calcext:value-type="float">
            <text:p>533000</text:p>
          </table:table-cell>
          <table:table-cell table:formula="of:=[.F164]/[.D164]" office:value-type="float" office:value="338.197969543147" calcext:value-type="float">
            <text:p>338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4" calcext:value-type="float">
            <text:p>4615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401000" calcext:value-type="float">
            <text:p>401000</text:p>
          </table:table-cell>
          <table:table-cell table:formula="of:=[.F165]/[.D165]" office:value-type="float" office:value="322.866344605475" calcext:value-type="float">
            <text:p>323</text:p>
          </table:table-cell>
          <table:table-cell office:value-type="float" office:value="439661" calcext:value-type="float">
            <text:p>439661</text:p>
          </table:table-cell>
          <table:table-cell office:value-type="float" office:value="461509" calcext:value-type="float">
            <text:p>4615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432000" calcext:value-type="float">
            <text:p>432000</text:p>
          </table:table-cell>
          <table:table-cell table:formula="of:=[.F166]/[.D166]" office:value-type="float" office:value="335.664335664336" calcext:value-type="float">
            <text:p>336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3" calcext:value-type="float">
            <text:p>4615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167]/[.D167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3" calcext:value-type="float">
            <text:p>4615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table:formula="of:=[.F168]/[.D168]" office:value-type="float" office:value="349.619289340102" calcext:value-type="float">
            <text:p>35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0" calcext:value-type="float">
            <text:p>4615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169]/[.D169]" office:value-type="float" office:value="370.739817123857" calcext:value-type="float">
            <text:p>371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38" calcext:value-type="float">
            <text:p>4615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538000" calcext:value-type="float">
            <text:p>538000</text:p>
          </table:table-cell>
          <table:table-cell table:formula="of:=[.F170]/[.D170]" office:value-type="float" office:value="317.966903073286" calcext:value-type="float">
            <text:p>318</text:p>
          </table:table-cell>
          <table:table-cell office:value-type="float" office:value="564935" calcext:value-type="float">
            <text:p>564935</text:p>
          </table:table-cell>
          <table:table-cell office:value-type="float" office:value="461556" calcext:value-type="float">
            <text:p>4615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table:formula="of:=[.F171]/[.D171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26" calcext:value-type="float">
            <text:p>4615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594000" calcext:value-type="float">
            <text:p>594000</text:p>
          </table:table-cell>
          <table:table-cell table:formula="of:=[.F172]/[.D172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54" calcext:value-type="float">
            <text:p>4615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405000" calcext:value-type="float">
            <text:p>405000</text:p>
          </table:table-cell>
          <table:table-cell table:formula="of:=[.F173]/[.D173]" office:value-type="float" office:value="332.78553820871" calcext:value-type="float">
            <text:p>333</text:p>
          </table:table-cell>
          <table:table-cell office:value-type="float" office:value="432484" calcext:value-type="float">
            <text:p>432484</text:p>
          </table:table-cell>
          <table:table-cell office:value-type="float" office:value="461516" calcext:value-type="float">
            <text:p>4615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446000" calcext:value-type="float">
            <text:p>446000</text:p>
          </table:table-cell>
          <table:table-cell table:formula="of:=[.F174]/[.D174]" office:value-type="float" office:value="370.124481327801" calcext:value-type="float">
            <text:p>37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506000" calcext:value-type="float">
            <text:p>506000</text:p>
          </table:table-cell>
          <table:table-cell table:formula="of:=[.F175]/[.D175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21" calcext:value-type="float">
            <text:p>4615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520000" calcext:value-type="float">
            <text:p>520000</text:p>
          </table:table-cell>
          <table:table-cell table:formula="of:=[.F176]/[.D176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7" calcext:value-type="float">
            <text:p>4615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522000" calcext:value-type="float">
            <text:p>522000</text:p>
          </table:table-cell>
          <table:table-cell table:formula="of:=[.F177]/[.D177]" office:value-type="float" office:value="348" calcext:value-type="float">
            <text:p>348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45" calcext:value-type="float">
            <text:p>4615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477000" calcext:value-type="float">
            <text:p>477000</text:p>
          </table:table-cell>
          <table:table-cell table:formula="of:=[.F178]/[.D178]" office:value-type="float" office:value="395.850622406639" calcext:value-type="float">
            <text:p>396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52" calcext:value-type="float">
            <text:p>4615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594000" calcext:value-type="float">
            <text:p>594000</text:p>
          </table:table-cell>
          <table:table-cell table:formula="of:=[.F179]/[.D179]" office:value-type="float" office:value="313.456464379947" calcext:value-type="float">
            <text:p>313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9" calcext:value-type="float">
            <text:p>4615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419000" calcext:value-type="float">
            <text:p>419000</text:p>
          </table:table-cell>
          <table:table-cell table:formula="of:=[.F180]/[.D180]" office:value-type="float" office:value="337.359098228663" calcext:value-type="float">
            <text:p>337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48" calcext:value-type="float">
            <text:p>4615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20000" calcext:value-type="float">
            <text:p>520000</text:p>
          </table:table-cell>
          <table:table-cell table:formula="of:=[.F181]/[.D181]" office:value-type="float" office:value="307.328605200946" calcext:value-type="float">
            <text:p>307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08" calcext:value-type="float">
            <text:p>4615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06000" calcext:value-type="float">
            <text:p>506000</text:p>
          </table:table-cell>
          <table:table-cell table:formula="of:=[.F182]/[.D182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3" calcext:value-type="float">
            <text:p>4615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38000" calcext:value-type="float">
            <text:p>538000</text:p>
          </table:table-cell>
          <table:table-cell table:formula="of:=[.F183]/[.D183]" office:value-type="float" office:value="317.966903073286" calcext:value-type="float">
            <text:p>318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7" calcext:value-type="float">
            <text:p>4615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387000" calcext:value-type="float">
            <text:p>387000</text:p>
          </table:table-cell>
          <table:table-cell table:formula="of:=[.F184]/[.D184]" office:value-type="float" office:value="311.594202898551" calcext:value-type="float">
            <text:p>312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22" calcext:value-type="float">
            <text:p>4615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185]/[.D185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1" calcext:value-type="float">
            <text:p>4615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06000" calcext:value-type="float">
            <text:p>506000</text:p>
          </table:table-cell>
          <table:table-cell table:formula="of:=[.F186]/[.D186]" office:value-type="float" office:value="299.054373522459" calcext:value-type="float">
            <text:p>299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34" calcext:value-type="float">
            <text:p>4615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473000" calcext:value-type="float">
            <text:p>473000</text:p>
          </table:table-cell>
          <table:table-cell table:formula="of:=[.F187]/[.D187]" office:value-type="float" office:value="367.521367521368" calcext:value-type="float">
            <text:p>368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4" calcext:value-type="float">
            <text:p>4615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387000" calcext:value-type="float">
            <text:p>387000</text:p>
          </table:table-cell>
          <table:table-cell table:formula="of:=[.F188]/[.D188]" office:value-type="float" office:value="317.995069843878" calcext:value-type="float">
            <text:p>318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29" calcext:value-type="float">
            <text:p>4615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62000" calcext:value-type="float">
            <text:p>562000</text:p>
          </table:table-cell>
          <table:table-cell table:formula="of:=[.F189]/[.D189]" office:value-type="float" office:value="296.569920844327" calcext:value-type="float">
            <text:p>297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3" calcext:value-type="float">
            <text:p>4615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table:formula="of:=[.F190]/[.D190]" office:value-type="float" office:value="343.908629441624" calcext:value-type="float">
            <text:p>344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4" calcext:value-type="float">
            <text:p>4615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20000" calcext:value-type="float">
            <text:p>520000</text:p>
          </table:table-cell>
          <table:table-cell table:formula="of:=[.F191]/[.D191]" office:value-type="float" office:value="329.94923857868" calcext:value-type="float">
            <text:p>33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40" calcext:value-type="float">
            <text:p>4615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392000" calcext:value-type="float">
            <text:p>392000</text:p>
          </table:table-cell>
          <table:table-cell table:formula="of:=[.F192]/[.D192]" office:value-type="float" office:value="322.103533278554" calcext:value-type="float">
            <text:p>322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42" calcext:value-type="float">
            <text:p>4615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float" office:value="671000" calcext:value-type="float">
            <text:p>671000</text:p>
          </table:table-cell>
          <table:table-cell table:formula="of:=[.F193]/[.D193]" office:value-type="float" office:value="285.289115646259" calcext:value-type="float">
            <text:p>285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701" calcext:value-type="float">
            <text:p>4037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float" office:value="716000" calcext:value-type="float">
            <text:p>716000</text:p>
          </table:table-cell>
          <table:table-cell table:formula="of:=[.F194]/[.D194]" office:value-type="float" office:value="374.476987447699" calcext:value-type="float">
            <text:p>374</text:p>
          </table:table-cell>
          <table:table-cell office:value-type="float" office:value="722471" calcext:value-type="float">
            <text:p>722471</text:p>
          </table:table-cell>
          <table:table-cell office:value-type="float" office:value="403264" calcext:value-type="float">
            <text:p>4032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float" office:value="796000" calcext:value-type="float">
            <text:p>796000</text:p>
          </table:table-cell>
          <table:table-cell table:formula="of:=[.F195]/[.D195]" office:value-type="float" office:value="352.36830455954" calcext:value-type="float">
            <text:p>352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5" calcext:value-type="float">
            <text:p>4032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float" office:value="536000" calcext:value-type="float">
            <text:p>536000</text:p>
          </table:table-cell>
          <table:table-cell table:formula="of:=[.F196]/[.D196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71" calcext:value-type="float">
            <text:p>4032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float" office:value="626000" calcext:value-type="float">
            <text:p>626000</text:p>
          </table:table-cell>
          <table:table-cell table:formula="of:=[.F197]/[.D197]" office:value-type="float" office:value="412.384716732543" calcext:value-type="float">
            <text:p>412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3" calcext:value-type="float">
            <text:p>4033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float" office:value="684000" calcext:value-type="float">
            <text:p>684000</text:p>
          </table:table-cell>
          <table:table-cell table:formula="of:=[.F198]/[.D198]" office:value-type="float" office:value="325.869461648404" calcext:value-type="float">
            <text:p>32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1" calcext:value-type="float">
            <text:p>4033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float" office:value="540000" calcext:value-type="float">
            <text:p>540000</text:p>
          </table:table-cell>
          <table:table-cell table:formula="of:=[.F199]/[.D199]" office:value-type="float" office:value="419.254658385093" calcext:value-type="float">
            <text:p>419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6" calcext:value-type="float">
            <text:p>4033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table:formula="of:=[.F200]/[.D200]" office:value-type="float" office:value="283.096366508689" calcext:value-type="float">
            <text:p>283</text:p>
          </table:table-cell>
          <table:table-cell office:value-type="float" office:value="965217" calcext:value-type="float">
            <text:p>965217</text:p>
          </table:table-cell>
          <table:table-cell office:value-type="float" office:value="403315" calcext:value-type="float">
            <text:p>4033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float" office:value="554000" calcext:value-type="float">
            <text:p>554000</text:p>
          </table:table-cell>
          <table:table-cell table:formula="of:=[.F201]/[.D201]" office:value-type="float" office:value="430.124223602484" calcext:value-type="float">
            <text:p>430</text:p>
          </table:table-cell>
          <table:table-cell office:value-type="float" office:value="568944" calcext:value-type="float">
            <text:p>568944</text:p>
          </table:table-cell>
          <table:table-cell office:value-type="float" office:value="403352" calcext:value-type="float">
            <text:p>4033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float" office:value="725000" calcext:value-type="float">
            <text:p>725000</text:p>
          </table:table-cell>
          <table:table-cell table:formula="of:=[.F202]/[.D202]" office:value-type="float" office:value="413.340935005701" calcext:value-type="float">
            <text:p>413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8" calcext:value-type="float">
            <text:p>4032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float" office:value="788000" calcext:value-type="float">
            <text:p>788000</text:p>
          </table:table-cell>
          <table:table-cell table:formula="of:=[.F203]/[.D203]" office:value-type="float" office:value="348.826914563966" calcext:value-type="float">
            <text:p>349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281" calcext:value-type="float">
            <text:p>4032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float" office:value="446000" calcext:value-type="float">
            <text:p>446000</text:p>
          </table:table-cell>
          <table:table-cell table:formula="of:=[.F204]/[.D204]" office:value-type="float" office:value="307.586206896552" calcext:value-type="float">
            <text:p>30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86" calcext:value-type="float">
            <text:p>4036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float" office:value="495000" calcext:value-type="float">
            <text:p>495000</text:p>
          </table:table-cell>
          <table:table-cell table:formula="of:=[.F205]/[.D205]" office:value-type="float" office:value="274.086378737542" calcext:value-type="float">
            <text:p>274</text:p>
          </table:table-cell>
          <table:table-cell office:value-type="float" office:value="582557" calcext:value-type="float">
            <text:p>582557</text:p>
          </table:table-cell>
          <table:table-cell office:value-type="float" office:value="403370" calcext:value-type="float">
            <text:p>4033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float" office:value="761000" calcext:value-type="float">
            <text:p>761000</text:p>
          </table:table-cell>
          <table:table-cell table:formula="of:=[.F206]/[.D206]" office:value-type="float" office:value="336.874723328907" calcext:value-type="float">
            <text:p>337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28" calcext:value-type="float">
            <text:p>4037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float" office:value="594000" calcext:value-type="float">
            <text:p>594000</text:p>
          </table:table-cell>
          <table:table-cell table:formula="of:=[.F207]/[.D207]" office:value-type="float" office:value="391.304347826087" calcext:value-type="float">
            <text:p>39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7" calcext:value-type="float">
            <text:p>4033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float" office:value="315500" calcext:value-type="float">
            <text:p>315500</text:p>
          </table:table-cell>
          <table:table-cell table:formula="of:=[.F208]/[.D208]" office:value-type="float" office:value="317.404426559356" calcext:value-type="float">
            <text:p>317</text:p>
          </table:table-cell>
          <table:table-cell office:value-type="float" office:value="348516" calcext:value-type="float">
            <text:p>348516</text:p>
          </table:table-cell>
          <table:table-cell office:value-type="float" office:value="403359" calcext:value-type="float">
            <text:p>40335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float" office:value="410000" calcext:value-type="float">
            <text:p>410000</text:p>
          </table:table-cell>
          <table:table-cell table:formula="of:=[.F209]/[.D209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1" calcext:value-type="float">
            <text:p>4033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531000" calcext:value-type="float">
            <text:p>531000</text:p>
          </table:table-cell>
          <table:table-cell table:formula="of:=[.F210]/[.D210]" office:value-type="float" office:value="366.206896551724" calcext:value-type="float">
            <text:p>366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98" calcext:value-type="float">
            <text:p>4036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float" office:value="536000" calcext:value-type="float">
            <text:p>536000</text:p>
          </table:table-cell>
          <table:table-cell table:formula="of:=[.F211]/[.D211]" office:value-type="float" office:value="369.655172413793" calcext:value-type="float">
            <text:p>3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77" calcext:value-type="float">
            <text:p>4036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float" office:value="329000" calcext:value-type="float">
            <text:p>329000</text:p>
          </table:table-cell>
          <table:table-cell table:formula="of:=[.F212]/[.D212]" office:value-type="float" office:value="308.630393996248" calcext:value-type="float">
            <text:p>309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02" calcext:value-type="float">
            <text:p>4037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float" office:value="697500" calcext:value-type="float">
            <text:p>697500</text:p>
          </table:table-cell>
          <table:table-cell table:formula="of:=[.F213]/[.D213]" office:value-type="float" office:value="332.301095759886" calcext:value-type="float">
            <text:p>33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9" calcext:value-type="float">
            <text:p>4037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83500" calcext:value-type="float">
            <text:p>583500</text:p>
          </table:table-cell>
          <table:table-cell table:formula="of:=[.F214]/[.D214]" office:value-type="float" office:value="332.66818700114" calcext:value-type="float">
            <text:p>333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4" calcext:value-type="float">
            <text:p>4037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22000" calcext:value-type="float">
            <text:p>522000</text:p>
          </table:table-cell>
          <table:table-cell table:formula="of:=[.F215]/[.D215]" office:value-type="float" office:value="360" calcext:value-type="float">
            <text:p>36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83" calcext:value-type="float">
            <text:p>4036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35000" calcext:value-type="float">
            <text:p>535000</text:p>
          </table:table-cell>
          <table:table-cell table:formula="of:=[.F216]/[.D216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6" calcext:value-type="float">
            <text:p>403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516000" calcext:value-type="float">
            <text:p>516000</text:p>
          </table:table-cell>
          <table:table-cell table:formula="of:=[.F217]/[.D217]" office:value-type="float" office:value="321.295143212951" calcext:value-type="float">
            <text:p>321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87" calcext:value-type="float">
            <text:p>4033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788000" calcext:value-type="float">
            <text:p>788000</text:p>
          </table:table-cell>
          <table:table-cell table:formula="of:=[.F218]/[.D218]" office:value-type="float" office:value="348.826914563966" calcext:value-type="float">
            <text:p>3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10" calcext:value-type="float">
            <text:p>4037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float" office:value="527000" calcext:value-type="float">
            <text:p>527000</text:p>
          </table:table-cell>
          <table:table-cell table:formula="of:=[.F219]/[.D219]" office:value-type="float" office:value="291.805094130676" calcext:value-type="float">
            <text:p>29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6" calcext:value-type="float">
            <text:p>4033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float" office:value="392000" calcext:value-type="float">
            <text:p>392000</text:p>
          </table:table-cell>
          <table:table-cell table:formula="of:=[.F220]/[.D220]" office:value-type="float" office:value="244.084682440847" calcext:value-type="float">
            <text:p>244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74" calcext:value-type="float">
            <text:p>4033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float" office:value="475000" calcext:value-type="float">
            <text:p>475000</text:p>
          </table:table-cell>
          <table:table-cell table:formula="of:=[.F221]/[.D221]" office:value-type="float" office:value="336.640680368533" calcext:value-type="float">
            <text:p>337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98" calcext:value-type="float">
            <text:p>4033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float" office:value="563000" calcext:value-type="float">
            <text:p>563000</text:p>
          </table:table-cell>
          <table:table-cell table:formula="of:=[.F222]/[.D222]" office:value-type="float" office:value="249.225320938468" calcext:value-type="float">
            <text:p>24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2" calcext:value-type="float">
            <text:p>4032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float" office:value="666000" calcext:value-type="float">
            <text:p>666000</text:p>
          </table:table-cell>
          <table:table-cell table:formula="of:=[.F223]/[.D223]" office:value-type="float" office:value="263.657957244656" calcext:value-type="float">
            <text:p>264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310" calcext:value-type="float">
            <text:p>4033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float" office:value="612000" calcext:value-type="float">
            <text:p>612000</text:p>
          </table:table-cell>
          <table:table-cell table:formula="of:=[.F224]/[.D224]" office:value-type="float" office:value="348.916761687571" calcext:value-type="float">
            <text:p>349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3" calcext:value-type="float">
            <text:p>4032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float" office:value="569000" calcext:value-type="float">
            <text:p>569000</text:p>
          </table:table-cell>
          <table:table-cell table:formula="of:=[.F225]/[.D225]" office:value-type="float" office:value="380.856760374833" calcext:value-type="float">
            <text:p>38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84" calcext:value-type="float">
            <text:p>4033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float" office:value="392000" calcext:value-type="float">
            <text:p>392000</text:p>
          </table:table-cell>
          <table:table-cell table:formula="of:=[.F226]/[.D226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2" calcext:value-type="float">
            <text:p>4033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float" office:value="698000" calcext:value-type="float">
            <text:p>698000</text:p>
          </table:table-cell>
          <table:table-cell table:formula="of:=[.F227]/[.D227]" office:value-type="float" office:value="308.986277113767" calcext:value-type="float">
            <text:p>30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87" calcext:value-type="float">
            <text:p>4036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float" office:value="594000" calcext:value-type="float">
            <text:p>594000</text:p>
          </table:table-cell>
          <table:table-cell table:formula="of:=[.F228]/[.D228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0" calcext:value-type="float">
            <text:p>4032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4-11-17" calcext:value-type="date">
            <text:p>11/17/14</text:p>
          </table:table-cell>
          <table:table-cell office:value-type="float" office:value="405000" calcext:value-type="float">
            <text:p>405000</text:p>
          </table:table-cell>
          <table:table-cell table:formula="of:=[.F229]/[.D229]" office:value-type="float" office:value="271.084337349398" calcext:value-type="float">
            <text:p>271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3" calcext:value-type="float">
            <text:p>4033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float" office:value="594000" calcext:value-type="float">
            <text:p>594000</text:p>
          </table:table-cell>
          <table:table-cell table:formula="of:=[.F230]/[.D230]" office:value-type="float" office:value="282.991900905193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8" calcext:value-type="float">
            <text:p>4037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float" office:value="558000" calcext:value-type="float">
            <text:p>558000</text:p>
          </table:table-cell>
          <table:table-cell table:formula="of:=[.F231]/[.D231]" office:value-type="float" office:value="265.840876607909" calcext:value-type="float">
            <text:p>266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6" calcext:value-type="float">
            <text:p>4037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float" office:value="536000" calcext:value-type="float">
            <text:p>536000</text:p>
          </table:table-cell>
          <table:table-cell table:formula="of:=[.F232]/[.D232]" office:value-type="float" office:value="255.359695092901" calcext:value-type="float">
            <text:p>255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0" calcext:value-type="float">
            <text:p>4032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float" office:value="617000" calcext:value-type="float">
            <text:p>617000</text:p>
          </table:table-cell>
          <table:table-cell table:formula="of:=[.F233]/[.D233]" office:value-type="float" office:value="351.767388825542" calcext:value-type="float">
            <text:p>352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2" calcext:value-type="float">
            <text:p>4037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float" office:value="765000" calcext:value-type="float">
            <text:p>765000</text:p>
          </table:table-cell>
          <table:table-cell table:formula="of:=[.F234]/[.D234]" office:value-type="float" office:value="338.645418326693" calcext:value-type="float">
            <text:p>339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99" calcext:value-type="float">
            <text:p>4036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float" office:value="653000" calcext:value-type="float">
            <text:p>653000</text:p>
          </table:table-cell>
          <table:table-cell table:formula="of:=[.F235]/[.D235]" office:value-type="float" office:value="341.52719665272" calcext:value-type="float">
            <text:p>342</text:p>
          </table:table-cell>
          <table:table-cell office:value-type="float" office:value="765469" calcext:value-type="float">
            <text:p>765469</text:p>
          </table:table-cell>
          <table:table-cell office:value-type="float" office:value="403679" calcext:value-type="float">
            <text:p>4036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float" office:value="468000" calcext:value-type="float">
            <text:p>468000</text:p>
          </table:table-cell>
          <table:table-cell table:formula="of:=[.F236]/[.D236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0" calcext:value-type="float">
            <text:p>4033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648000" calcext:value-type="float">
            <text:p>648000</text:p>
          </table:table-cell>
          <table:table-cell table:formula="of:=[.F237]/[.D237]" office:value-type="float" office:value="308.71843735112" calcext:value-type="float">
            <text:p>30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7" calcext:value-type="float">
            <text:p>4032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float" office:value="662000" calcext:value-type="float">
            <text:p>662000</text:p>
          </table:table-cell>
          <table:table-cell table:formula="of:=[.F238]/[.D238]" office:value-type="float" office:value="262.074425969913" calcext:value-type="float">
            <text:p>262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03" calcext:value-type="float">
            <text:p>4037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float" office:value="392000" calcext:value-type="float">
            <text:p>392000</text:p>
          </table:table-cell>
          <table:table-cell table:formula="of:=[.F239]/[.D239]" office:value-type="float" office:value="270.344827586207" calcext:value-type="float">
            <text:p>27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float" office:value="563000" calcext:value-type="float">
            <text:p>563000</text:p>
          </table:table-cell>
          <table:table-cell table:formula="of:=[.F240]/[.D240]" office:value-type="float" office:value="320.980615735462" calcext:value-type="float">
            <text:p>321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1" calcext:value-type="float">
            <text:p>4036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3-10-10" calcext:value-type="date">
            <text:p>10/10/13</text:p>
          </table:table-cell>
          <table:table-cell office:value-type="float" office:value="729000" calcext:value-type="float">
            <text:p>729000</text:p>
          </table:table-cell>
          <table:table-cell table:formula="of:=[.F241]/[.D241]" office:value-type="float" office:value="322.709163346614" calcext:value-type="float">
            <text:p>323</text:p>
          </table:table-cell>
          <table:table-cell office:value-type="float" office:value="834085" calcext:value-type="float">
            <text:p>834085</text:p>
          </table:table-cell>
          <table:table-cell office:value-type="float" office:value="403269" calcext:value-type="float">
            <text:p>4032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09-30" calcext:value-type="date">
            <text:p>09/30/13</text:p>
          </table:table-cell>
          <table:table-cell office:value-type="float" office:value="581000" calcext:value-type="float">
            <text:p>581000</text:p>
          </table:table-cell>
          <table:table-cell table:formula="of:=[.F242]/[.D242]" office:value-type="float" office:value="331.242873432155" calcext:value-type="float">
            <text:p>331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9" calcext:value-type="float">
            <text:p>4032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float" office:value="563000" calcext:value-type="float">
            <text:p>563000</text:p>
          </table:table-cell>
          <table:table-cell table:formula="of:=[.F243]/[.D243]" office:value-type="float" office:value="249.225320938468" calcext:value-type="float">
            <text:p>249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07" calcext:value-type="float">
            <text:p>4037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float" office:value="535000" calcext:value-type="float">
            <text:p>535000</text:p>
          </table:table-cell>
          <table:table-cell table:formula="of:=[.F244]/[.D244]" office:value-type="float" office:value="368.965517241379" calcext:value-type="float">
            <text:p>369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1" calcext:value-type="float">
            <text:p>4032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float" office:value="454500" calcext:value-type="float">
            <text:p>454500</text:p>
          </table:table-cell>
          <table:table-cell table:formula="of:=[.F245]/[.D245]" office:value-type="float" office:value="322.111977321049" calcext:value-type="float">
            <text:p>32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63" calcext:value-type="float">
            <text:p>4033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float" office:value="409000" calcext:value-type="float">
            <text:p>409000</text:p>
          </table:table-cell>
          <table:table-cell table:formula="of:=[.F246]/[.D246]" office:value-type="float" office:value="329.838709677419" calcext:value-type="float">
            <text:p>33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79" calcext:value-type="float">
            <text:p>4033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float" office:value="518000" calcext:value-type="float">
            <text:p>518000</text:p>
          </table:table-cell>
          <table:table-cell table:formula="of:=[.F247]/[.D247]" office:value-type="float" office:value="295.324971493729" calcext:value-type="float">
            <text:p>295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92" calcext:value-type="float">
            <text:p>4036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634500" calcext:value-type="float">
            <text:p>634500</text:p>
          </table:table-cell>
          <table:table-cell table:formula="of:=[.F248]/[.D248]" office:value-type="float" office:value="280.876494023904" calcext:value-type="float">
            <text:p>281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96" calcext:value-type="float">
            <text:p>4036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table:formula="of:=[.F249]/[.D249]" office:value-type="float" office:value="301.989855637924" calcext:value-type="float">
            <text:p>302</text:p>
          </table:table-cell>
          <table:table-cell office:value-type="float" office:value="838730" calcext:value-type="float">
            <text:p>838730</text:p>
          </table:table-cell>
          <table:table-cell office:value-type="float" office:value="409706" calcext:value-type="float">
            <text:p>409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float" office:value="509000" calcext:value-type="float">
            <text:p>509000</text:p>
          </table:table-cell>
          <table:table-cell table:formula="of:=[.F250]/[.D250]" office:value-type="float" office:value="281.838316722038" calcext:value-type="float">
            <text:p>28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57" calcext:value-type="float">
            <text:p>40335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float" office:value="617000" calcext:value-type="float">
            <text:p>617000</text:p>
          </table:table-cell>
          <table:table-cell table:formula="of:=[.F251]/[.D251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76" calcext:value-type="float">
            <text:p>4036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float" office:value="605000" calcext:value-type="float">
            <text:p>605000</text:p>
          </table:table-cell>
          <table:table-cell table:formula="of:=[.F252]/[.D252]" office:value-type="float" office:value="288.232491662697" calcext:value-type="float">
            <text:p>288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697" calcext:value-type="float">
            <text:p>4036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float" office:value="662000" calcext:value-type="float">
            <text:p>662000</text:p>
          </table:table-cell>
          <table:table-cell table:formula="of:=[.F253]/[.D253]" office:value-type="float" office:value="281.462585034014" calcext:value-type="float">
            <text:p>281</text:p>
          </table:table-cell>
          <table:table-cell office:value-type="float" office:value="954973" calcext:value-type="float">
            <text:p>954973</text:p>
          </table:table-cell>
          <table:table-cell office:value-type="float" office:value="403286" calcext:value-type="float">
            <text:p>4032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float" office:value="662000" calcext:value-type="float">
            <text:p>662000</text:p>
          </table:table-cell>
          <table:table-cell table:formula="of:=[.F254]/[.D254]" office:value-type="float" office:value="281.462585034014" calcext:value-type="float">
            <text:p>281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297" calcext:value-type="float">
            <text:p>4032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float" office:value="585000" calcext:value-type="float">
            <text:p>585000</text:p>
          </table:table-cell>
          <table:table-cell table:formula="of:=[.F255]/[.D255]" office:value-type="float" office:value="278.704144830872" calcext:value-type="float">
            <text:p>279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94" calcext:value-type="float">
            <text:p>4036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float" office:value="461500" calcext:value-type="float">
            <text:p>461500</text:p>
          </table:table-cell>
          <table:table-cell table:formula="of:=[.F256]/[.D256]" office:value-type="float" office:value="318.275862068966" calcext:value-type="float">
            <text:p>318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17" calcext:value-type="float">
            <text:p>4037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float" office:value="680000" calcext:value-type="float">
            <text:p>680000</text:p>
          </table:table-cell>
          <table:table-cell table:formula="of:=[.F257]/[.D257]" office:value-type="float" office:value="289.115646258503" calcext:value-type="float">
            <text:p>289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12" calcext:value-type="float">
            <text:p>4037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float" office:value="617000" calcext:value-type="float">
            <text:p>617000</text:p>
          </table:table-cell>
          <table:table-cell table:formula="of:=[.F258]/[.D258]" office:value-type="float" office:value="293.949499761791" calcext:value-type="float">
            <text:p>294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2" calcext:value-type="float">
            <text:p>4036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float" office:value="517500" calcext:value-type="float">
            <text:p>517500</text:p>
          </table:table-cell>
          <table:table-cell table:formula="of:=[.F259]/[.D259]" office:value-type="float" office:value="340.909090909091" calcext:value-type="float">
            <text:p>341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8" calcext:value-type="float">
            <text:p>4033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float" office:value="509000" calcext:value-type="float">
            <text:p>509000</text:p>
          </table:table-cell>
          <table:table-cell table:formula="of:=[.F260]/[.D260]" office:value-type="float" office:value="290.193842645382" calcext:value-type="float">
            <text:p>290</text:p>
          </table:table-cell>
          <table:table-cell office:value-type="float" office:value="663776" calcext:value-type="float">
            <text:p>663776</text:p>
          </table:table-cell>
          <table:table-cell office:value-type="float" office:value="403711" calcext:value-type="float">
            <text:p>4037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float" office:value="666000" calcext:value-type="float">
            <text:p>666000</text:p>
          </table:table-cell>
          <table:table-cell table:formula="of:=[.F261]/[.D261]" office:value-type="float" office:value="294.820717131474" calcext:value-type="float">
            <text:p>295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78" calcext:value-type="float">
            <text:p>4036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float" office:value="537500" calcext:value-type="float">
            <text:p>537500</text:p>
          </table:table-cell>
          <table:table-cell table:formula="of:=[.F262]/[.D262]" office:value-type="float" office:value="354.084321475626" calcext:value-type="float">
            <text:p>354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4" calcext:value-type="float">
            <text:p>4033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float" office:value="518000" calcext:value-type="float">
            <text:p>518000</text:p>
          </table:table-cell>
          <table:table-cell table:formula="of:=[.F263]/[.D263]" office:value-type="float" office:value="295.324971493729" calcext:value-type="float">
            <text:p>295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3" calcext:value-type="float">
            <text:p>4032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float" office:value="259000" calcext:value-type="float">
            <text:p>259000</text:p>
          </table:table-cell>
          <table:table-cell table:formula="of:=[.F264]/[.D264]" office:value-type="float" office:value="147.662485746864" calcext:value-type="float">
            <text:p>148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0" calcext:value-type="float">
            <text:p>4037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float" office:value="608000" calcext:value-type="float">
            <text:p>608000</text:p>
          </table:table-cell>
          <table:table-cell table:formula="of:=[.F265]/[.D265]" office:value-type="float" office:value="240.696753760887" calcext:value-type="float">
            <text:p>24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14" calcext:value-type="float">
            <text:p>4037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float" office:value="414000" calcext:value-type="float">
            <text:p>414000</text:p>
          </table:table-cell>
          <table:table-cell table:formula="of:=[.F266]/[.D266]" office:value-type="float" office:value="277.10843373494" calcext:value-type="float">
            <text:p>277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403" calcext:value-type="float">
            <text:p>4034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float" office:value="639000" calcext:value-type="float">
            <text:p>639000</text:p>
          </table:table-cell>
          <table:table-cell table:formula="of:=[.F267]/[.D267]" office:value-type="float" office:value="252.969121140143" calcext:value-type="float">
            <text:p>253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25" calcext:value-type="float">
            <text:p>4037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float" office:value="333000" calcext:value-type="float">
            <text:p>333000</text:p>
          </table:table-cell>
          <table:table-cell table:formula="of:=[.F268]/[.D268]" office:value-type="float" office:value="312.382739212008" calcext:value-type="float">
            <text:p>312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13" calcext:value-type="float">
            <text:p>4037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float" office:value="468000" calcext:value-type="float">
            <text:p>468000</text:p>
          </table:table-cell>
          <table:table-cell table:formula="of:=[.F269]/[.D269]" office:value-type="float" office:value="308.300395256917" calcext:value-type="float">
            <text:p>308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406" calcext:value-type="float">
            <text:p>4034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float" office:value="459000" calcext:value-type="float">
            <text:p>459000</text:p>
          </table:table-cell>
          <table:table-cell table:formula="of:=[.F270]/[.D270]" office:value-type="float" office:value="302.371541501976" calcext:value-type="float">
            <text:p>302</text:p>
          </table:table-cell>
          <table:table-cell office:value-type="float" office:value="610170" calcext:value-type="float">
            <text:p>610170</text:p>
          </table:table-cell>
          <table:table-cell office:value-type="float" office:value="403349" calcext:value-type="float">
            <text:p>4033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float" office:value="595000" calcext:value-type="float">
            <text:p>595000</text:p>
          </table:table-cell>
          <table:table-cell table:formula="of:=[.F271]/[.D271]" office:value-type="float" office:value="283.468318246784" calcext:value-type="float">
            <text:p>283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0" calcext:value-type="float">
            <text:p>4032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float" office:value="405000" calcext:value-type="float">
            <text:p>405000</text:p>
          </table:table-cell>
          <table:table-cell table:formula="of:=[.F272]/[.D272]" office:value-type="float" office:value="271.084337349398" calcext:value-type="float">
            <text:p>271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58" calcext:value-type="float">
            <text:p>40335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float" office:value="455000" calcext:value-type="float">
            <text:p>455000</text:p>
          </table:table-cell>
          <table:table-cell table:formula="of:=[.F273]/[.D273]" office:value-type="float" office:value="353.260869565217" calcext:value-type="float">
            <text:p>353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99" calcext:value-type="float">
            <text:p>4033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float" office:value="310500" calcext:value-type="float">
            <text:p>310500</text:p>
          </table:table-cell>
          <table:table-cell table:formula="of:=[.F274]/[.D274]" office:value-type="float" office:value="250.403225806452" calcext:value-type="float">
            <text:p>25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2" calcext:value-type="float">
            <text:p>4033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float" office:value="549000" calcext:value-type="float">
            <text:p>549000</text:p>
          </table:table-cell>
          <table:table-cell table:formula="of:=[.F275]/[.D275]" office:value-type="float" office:value="261.553120533587" calcext:value-type="float">
            <text:p>262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4" calcext:value-type="float">
            <text:p>4033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float" office:value="410000" calcext:value-type="float">
            <text:p>410000</text:p>
          </table:table-cell>
          <table:table-cell table:formula="of:=[.F276]/[.D276]" office:value-type="float" office:value="274.431057563588" calcext:value-type="float">
            <text:p>274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7" calcext:value-type="float">
            <text:p>4033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float" office:value="338000" calcext:value-type="float">
            <text:p>338000</text:p>
          </table:table-cell>
          <table:table-cell table:formula="of:=[.F277]/[.D277]" office:value-type="float" office:value="239.54642097803" calcext:value-type="float">
            <text:p>24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9" calcext:value-type="float">
            <text:p>4033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float" office:value="356000" calcext:value-type="float">
            <text:p>356000</text:p>
          </table:table-cell>
          <table:table-cell table:formula="of:=[.F278]/[.D278]" office:value-type="float" office:value="252.303330970943" calcext:value-type="float">
            <text:p>252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5" calcext:value-type="float">
            <text:p>4033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float" office:value="491000" calcext:value-type="float">
            <text:p>491000</text:p>
          </table:table-cell>
          <table:table-cell table:formula="of:=[.F279]/[.D279]" office:value-type="float" office:value="271.8715393134" calcext:value-type="float">
            <text:p>272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float" office:value="351000" calcext:value-type="float">
            <text:p>351000</text:p>
          </table:table-cell>
          <table:table-cell table:formula="of:=[.F280]/[.D280]" office:value-type="float" office:value="283.064516129032" calcext:value-type="float">
            <text:p>283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405" calcext:value-type="float">
            <text:p>4034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float" office:value="410000" calcext:value-type="float">
            <text:p>410000</text:p>
          </table:table-cell>
          <table:table-cell table:formula="of:=[.F281]/[.D281]" office:value-type="float" office:value="274.431057563588" calcext:value-type="float">
            <text:p>274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0" calcext:value-type="float">
            <text:p>4033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float" office:value="684000" calcext:value-type="float">
            <text:p>684000</text:p>
          </table:table-cell>
          <table:table-cell table:formula="of:=[.F282]/[.D282]" office:value-type="float" office:value="270.783847980998" calcext:value-type="float">
            <text:p>271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299" calcext:value-type="float">
            <text:p>4032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float" office:value="563000" calcext:value-type="float">
            <text:p>563000</text:p>
          </table:table-cell>
          <table:table-cell table:formula="of:=[.F283]/[.D283]" office:value-type="float" office:value="388.275862068966" calcext:value-type="float">
            <text:p>388</text:p>
          </table:table-cell>
          <table:table-cell office:value-type="float" office:value="627606" calcext:value-type="float">
            <text:p>627606</text:p>
          </table:table-cell>
          <table:table-cell office:value-type="float" office:value="403303" calcext:value-type="float">
            <text:p>4033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float" office:value="520000" calcext:value-type="float">
            <text:p>520000</text:p>
          </table:table-cell>
          <table:table-cell table:formula="of:=[.F284]/[.D284]" office:value-type="float" office:value="296.465222348917" calcext:value-type="float">
            <text:p>296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5" calcext:value-type="float">
            <text:p>4032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float" office:value="657000" calcext:value-type="float">
            <text:p>657000</text:p>
          </table:table-cell>
          <table:table-cell table:formula="of:=[.F285]/[.D285]" office:value-type="float" office:value="290.836653386454" calcext:value-type="float">
            <text:p>291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306" calcext:value-type="float">
            <text:p>4033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float" office:value="486000" calcext:value-type="float">
            <text:p>486000</text:p>
          </table:table-cell>
          <table:table-cell table:formula="of:=[.F286]/[.D286]" office:value-type="float" office:value="277.080957810718" calcext:value-type="float">
            <text:p>277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7" calcext:value-type="float">
            <text:p>4033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float" office:value="464000" calcext:value-type="float">
            <text:p>464000</text:p>
          </table:table-cell>
          <table:table-cell table:formula="of:=[.F287]/[.D287]" office:value-type="float" office:value="320" calcext:value-type="float">
            <text:p>32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5" calcext:value-type="float">
            <text:p>4033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float" office:value="531000" calcext:value-type="float">
            <text:p>531000</text:p>
          </table:table-cell>
          <table:table-cell table:formula="of:=[.F288]/[.D288]" office:value-type="float" office:value="302.736602052452" calcext:value-type="float">
            <text:p>303</text:p>
          </table:table-cell>
          <table:table-cell office:value-type="float" office:value="671074" calcext:value-type="float">
            <text:p>671074</text:p>
          </table:table-cell>
          <table:table-cell office:value-type="float" office:value="403266" calcext:value-type="float">
            <text:p>4032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89]/[.D2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0]/[.D2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1]/[.D2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2]/[.D2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3]/[.D2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4]/[.D2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5]/[.D2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6]/[.D2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7]/[.D2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8]/[.D2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299]/[.D2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0]/[.D3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1]/[.D3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2]/[.D3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office:value-type="float" office:value="0" calcext:value-type="float">
            <text:p>0</text:p>
          </table:table-cell>
          <table:table-cell table:formula="of:=[.F303]/[.D3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float" office:value="0" calcext:value-type="float">
            <text:p>0</text:p>
          </table:table-cell>
          <table:table-cell table:formula="of:=[.F304]/[.D304]" office:value-type="float" office:value="0" calcext:value-type="float">
            <text:p>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1" calcext:value-type="float">
            <text:p>4796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1</text:p>
          </table:table-cell>
        </table:table-row>
      </table:table>
      <table:named-expressions/>
      <table:database-ranges>
        <table:database-range table:name="__Anonymous_Sheet_DB__0" table:target-range-address="cypress.B1:cypress.K337" table:display-filter-buttons="tru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cottages.A1:cottages.K34" table:display-filter-buttons="true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condos.A1:condos.K304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1" number:min-decimal-places="11" number:min-integer-digits="1"/>
    </number:number-style>
    <number:number-style style:name="N153">
      <number:number number:decimal-places="12" number:min-decimal-places="12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0:46:18.802650581</dc:date>
    <dc:creator>Mike Gering</dc:creator>
    <meta:editing-duration>PT2H55M57S</meta:editing-duration>
    <meta:editing-cycles>8</meta:editing-cycles>
    <meta:generator>LibreOffice/7.5.2.2$Linux_X86_64 LibreOffice_project/50$Build-2</meta:generator>
    <meta:document-statistic meta:table-count="3" meta:cell-count="7341" meta:object-count="0"/>
  </office:meta>
</office:document-meta>
</file>